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32c" officeooo:paragraph-rsid="0013432c"/>
    </style:style>
    <style:style style:name="P2" style:family="paragraph" style:parent-style-name="Standard">
      <style:text-properties fo:font-weight="bold" officeooo:rsid="0013432c" officeooo:paragraph-rsid="0013432c" style:font-weight-asian="bold" style:font-weight-complex="bold"/>
    </style:style>
    <style:style style:name="P3" style:family="paragraph" style:parent-style-name="Standard">
      <style:text-properties fo:font-style="italic" officeooo:rsid="0013432c" officeooo:paragraph-rsid="0013432c" style:font-style-asian="italic" style:font-style-complex="italic"/>
    </style:style>
    <style:style style:name="P4" style:family="paragraph" style:parent-style-name="Standard">
      <style:text-properties style:text-line-through-style="solid" style:text-line-through-type="single" officeooo:rsid="0013432c" officeooo:paragraph-rsid="0013432c"/>
    </style:style>
    <style:style style:name="P5" style:family="paragraph" style:parent-style-name="Standard">
      <style:text-properties fo:color="#6600ff" officeooo:rsid="0013432c" officeooo:paragraph-rsid="0013432c"/>
    </style:style>
    <style:style style:name="P6" style:family="paragraph" style:parent-style-name="Standard">
      <style:text-properties style:text-underline-style="solid" style:text-underline-width="auto" style:text-underline-color="font-color" officeooo:rsid="0013432c" officeooo:paragraph-rsid="0013432c"/>
    </style:style>
    <style:style style:name="P7" style:family="paragraph" style:parent-style-name="Standard">
      <style:text-properties officeooo:rsid="0065d87d" officeooo:paragraph-rsid="0065d87d"/>
    </style:style>
    <style:style style:name="P8" style:family="paragraph" style:parent-style-name="Standard">
      <style:text-properties officeooo:rsid="0065d87d" officeooo:paragraph-rsid="0065d87d" fo:background-color="#ffff00"/>
    </style:style>
    <style:style style:name="P9" style:family="paragraph" style:parent-style-name="Standard">
      <style:text-properties fo:font-weight="bold" officeooo:rsid="0065d87d" officeooo:paragraph-rsid="0065d87d" style:font-weight-asian="bold" style:font-weight-complex="bold"/>
    </style:style>
    <style:style style:name="P10" style:family="paragraph" style:parent-style-name="Standard">
      <style:text-properties fo:color="#ff3333" officeooo:rsid="0065d87d" officeooo:paragraph-rsid="0065d87d"/>
    </style:style>
    <style:style style:name="P11" style:family="paragraph" style:parent-style-name="Standard">
      <style:text-properties style:text-underline-style="solid" style:text-underline-width="auto" style:text-underline-color="font-color" officeooo:rsid="0065d87d" officeooo:paragraph-rsid="0065d8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cc9900"/>
    </style:style>
    <style:style style:name="T7" style:family="text">
      <style:text-properties fo:color="#ff33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.01(0210501000000)(10)(15)(6)(1.9)(MWh)(2.9)(MWh)(5.9)(Mvarh)(6.9)(Mvarh)(7.9)(Mvarh)(8.9)(Mvarh)</text:p>
      <text:p text:style-name="P7">(000.000)(000.968)(000.000)(000.000)(000.000)(000.000)</text:p>
      <text:p text:style-name="P7">P.01(0210501001500)(00)(15)(6)(1.9)(MWh)(2.9)(MWh)(5.9)(Mvarh)(6.9)(Mvarh)(7.9)(Mvarh)(8.9)(Mvarh)</text:p>
      <text:p text:style-name="P8">(000.000)(000.926)(000.000)(000.001)(000.000)(000.000)</text:p>
      <text:p text:style-name="P8">(000.000)(000.927)(000.000)(000.000)(000.000)(000.000)</text:p>
      <text:p text:style-name="P8">(000.000)(000.881)(000.000)(000.000)(000.000)(000.000)</text:p>
      <text:p text:style-name="P8">(000.000)(000.838)(000.000)(000.000)(000.000)(000.000)</text:p>
      <text:p text:style-name="P9">(000.000)(000.829)(000.000)(000.000)(000.000)(000.000)</text:p>
      <text:p text:style-name="P9">(000.000)(000.829)(000.000)(000.000)(000.000)(000.000)</text:p>
      <text:p text:style-name="P9">(000.000)(000.828)(000.000)(000.000)(000.000)(000.000)</text:p>
      <text:p text:style-name="P9">(000.000)(000.829)(000.000)(000.000)(000.000)(000.000)</text:p>
      <text:p text:style-name="P10">(000.000)(000.829)(000.000)(000.000)(000.000)(000.000)</text:p>
      <text:p text:style-name="P10">(000.000)(000.829)(000.000)(000.000)(000.000)(000.000)</text:p>
      <text:p text:style-name="P10">(000.000)(000.829)(000.000)(000.000)(000.000)(000.000)</text:p>
      <text:p text:style-name="P10">(000.000)(000.830)(000.000)(000.001)(000.000)(000.000)</text:p>
      <text:p text:style-name="P9">(000.000)(000.829)(000.000)(000.000)(000.000)(000.000)</text:p>
      <text:p text:style-name="P9">(000.000)(000.829)(000.000)(000.000)(000.000)(000.000)</text:p>
      <text:p text:style-name="P9">(000.000)(000.829)(000.000)(000.003)(000.000)(000.000)</text:p>
      <text:p text:style-name="P9">(000.000)(000.829)(000.000)(000.001)(000.000)(000.000)</text:p>
      <text:p text:style-name="P10">(000.000)(000.773)(000.000)(000.000)(000.000)(000.000)</text:p>
      <text:p text:style-name="P10">(000.000)(000.748)(000.000)(000.002)(000.000)(000.000)</text:p>
      <text:p text:style-name="P10">(000.000)(000.749)(000.000)(000.007)(000.000)(000.000)</text:p>
      <text:p text:style-name="P10">(000.000)(000.748)(000.000)(000.004)(000.000)(000.000)</text:p>
      <text:p text:style-name="P9">(000.000)(000.749)(000.000)(000.003)(000.000)(000.000)</text:p>
      <text:p text:style-name="P9">(000.000)(000.750)(000.000)(000.001)(000.000)(000.000)</text:p>
      <text:p text:style-name="P9">(000.000)(000.749)(000.000)(000.001)(000.000)(000.000)</text:p>
      <text:p text:style-name="P9">(000.000)(000.749)(000.000)(000.002)(000.000)(000.000)</text:p>
      <text:p text:style-name="P11">(000.000)(000.820)(000.000)(000.001)(000.000)(000.000)</text:p>
      <text:p text:style-name="P11">(000.000)(000.842)(000.000)(000.000)(000.000)(000.000)</text:p>
      <text:p text:style-name="P11">(000.000)(000.598)(000.000)(000.000)(000.000)(000.000)</text:p>
      <text:p text:style-name="P11">(000.001)(000.322)(000.000)(000.006)(000.000)(000.001)</text:p>
      <text:p text:style-name="P7">(000.000)(000.990)(000.000)(000.009)(000.000)(000.000)</text:p>
      <text:p text:style-name="P7">(000.000)(000.893)(000.000)(000.013)(000.000)(000.000)</text:p>
      <text:p text:style-name="P7">(000.000)(000.830)(000.000)(000.014)(000.000)(000.000)</text:p>
      <text:p text:style-name="P7">(000.000)(000.830)(000.000)(000.014)(000.000)(000.000)</text:p>
      <text:p text:style-name="P9">(000.000)(000.829)(000.000)(000.011)(000.000)(000.000)</text:p>
      <text:p text:style-name="P9">(000.000)(000.807)(000.000)(000.012)(000.000)(000.000)</text:p>
      <text:p text:style-name="P9">(000.000)(000.747)(000.000)(000.010)(000.000)(000.000)</text:p>
      <text:p text:style-name="P9">(000.000)(000.748)(000.000)(000.011)(000.000)(000.000)</text:p>
      <text:p text:style-name="P10">(000.000)(000.727)(000.000)(000.006)(000.000)(000.000)</text:p>
      <text:p text:style-name="P10">(000.000)(000.727)(000.000)(000.005)(000.000)(000.000)</text:p>
      <text:p text:style-name="P10">(000.000)(000.726)(000.000)(000.006)(000.000)(000.000)</text:p>
      <text:p text:style-name="P10">(000.000)(000.715)(000.000)(000.003)(000.000)(000.000)</text:p>
      <text:p text:style-name="P9">(000.000)(000.659)(000.000)(000.000)(000.000)(000.000)</text:p>
      <text:p text:style-name="P9">(000.000)(000.677)(000.000)(000.000)(000.000)(000.000)</text:p>
      <text:p text:style-name="P9">(000.000)(000.678)(000.000)(000.000)(000.000)(000.000)</text:p>
      <text:p text:style-name="P9">(000.000)(000.678)(000.000)(000.000)(000.000)(000.000)</text:p>
      <text:p text:style-name="P10">(000.000)(000.687)(000.000)(000.000)(000.000)(000.000)</text:p>
      <text:p text:style-name="P10">(000.000)(000.682)(000.000)(000.000)(000.000)(000.000)</text:p>
      <text:p text:style-name="P10">(000.000)(000.681)(000.000)(000.000)(000.000)(000.000)</text:p>
      <text:p text:style-name="P10"><text:soft-page-break/>(000.000)(000.718)(000.000)(000.000)(000.000)(000.000)</text:p>
      <text:p text:style-name="P9">(000.000)(000.755)(000.000)(000.000)(000.000)(000.000)</text:p>
      <text:p text:style-name="P9">(000.000)(000.754)(000.000)(000.000)(000.000)(000.000)</text:p>
      <text:p text:style-name="P9">(000.000)(000.774)(000.000)(000.000)(000.000)(000.000)</text:p>
      <text:p text:style-name="P9">(000.000)(000.775)(000.000)(000.000)(000.000)(000.000)</text:p>
      <text:p text:style-name="P10">(000.000)(000.754)(000.000)(000.000)(000.000)(000.000)</text:p>
      <text:p text:style-name="P10">(000.000)(000.754)(000.000)(000.000)(000.000)(000.000)</text:p>
      <text:p text:style-name="P10">(000.000)(000.758)(000.000)(000.000)(000.000)(000.000)</text:p>
      <text:p text:style-name="P10">(000.000)(000.801)(000.000)(000.006)(000.000)(000.000)</text:p>
      <text:p text:style-name="P9">(000.000)(000.863)(000.000)(000.009)(000.000)(000.000)</text:p>
      <text:p text:style-name="P9">(000.000)(000.901)(000.000)(000.006)(000.000)(000.000)</text:p>
      <text:p text:style-name="P9">(000.000)(000.900)(000.000)(000.004)(000.000)(000.000)</text:p>
      <text:p text:style-name="P9">(000.000)(000.886)(000.000)(000.005)(000.000)(000.000)</text:p>
      <text:p text:style-name="P10">(000.000)(000.879)(000.000)(000.009)(000.000)(000.000)</text:p>
      <text:p text:style-name="P10">(000.000)(000.878)(000.000)(000.010)(000.000)(000.000)</text:p>
      <text:p text:style-name="P10">(000.000)(000.879)(000.000)(000.008)(000.000)(000.000)</text:p>
      <text:p text:style-name="P10">(000.000)(000.914)(000.000)(000.008)(000.000)(000.000)</text:p>
      <text:p text:style-name="P9">(000.000)(001.009)(000.000)(000.010)(000.000)(000.000)</text:p>
      <text:p text:style-name="P9">(000.000)(001.009)(000.000)(000.011)(000.000)(000.000)</text:p>
      <text:p text:style-name="P9">(000.000)(001.008)(000.000)(000.012)(000.000)(000.000)</text:p>
      <text:p text:style-name="P9">(000.000)(000.976)(000.000)(000.005)(000.000)(000.000)</text:p>
      <text:p text:style-name="P10">(000.000)(000.893)(000.000)(000.003)(000.000)(000.000)</text:p>
      <text:p text:style-name="P10">(000.000)(000.903)(000.000)(000.003)(000.000)(000.000)</text:p>
      <text:p text:style-name="P10">(000.000)(000.897)(000.000)(000.002)(000.000)(000.000)</text:p>
      <text:p text:style-name="P10">(000.000)(000.891)(000.000)(000.006)(000.000)(000.000)</text:p>
      <text:p text:style-name="P9">(000.000)(000.949)(000.000)(000.001)(000.000)(000.000)</text:p>
      <text:p text:style-name="P9">(000.000)(000.956)(000.000)(000.003)(000.000)(000.000)</text:p>
      <text:p text:style-name="P9">(000.000)(000.955)(000.000)(000.000)(000.000)(000.000)</text:p>
      <text:p text:style-name="P9">(000.000)(000.951)(000.000)(000.000)(000.000)(000.000)</text:p>
      <text:p text:style-name="P10">(000.000)(000.942)(000.000)(000.000)(000.000)(000.000)</text:p>
      <text:p text:style-name="P10">(000.000)(000.931)(000.000)(000.001)(000.000)(000.000)</text:p>
      <text:p text:style-name="P10">(000.000)(000.915)(000.000)(000.001)(000.000)(000.000)</text:p>
      <text:p text:style-name="P10">(000.000)(000.909)(000.000)(000.000)(000.000)(000.000)</text:p>
      <text:p text:style-name="P9">(000.000)(000.928)(000.000)(000.001)(000.000)(000.000)</text:p>
      <text:p text:style-name="P9">(000.000)(000.927)(000.000)(000.002)(000.000)(000.000)</text:p>
      <text:p text:style-name="P9">(000.000)(000.926)(000.000)(000.001)(000.000)(000.000)</text:p>
      <text:p text:style-name="P9">(000.000)(000.911)(000.000)(000.000)(000.000)(000.000)</text:p>
      <text:p text:style-name="P10">(000.000)(000.878)(000.000)(000.002)(000.000)(000.000)</text:p>
      <text:p text:style-name="P10">(000.000)(000.876)(000.000)(000.001)(000.000)(000.000)</text:p>
      <text:p text:style-name="P10">(000.000)(000.877)(000.000)(000.001)(000.000)(000.000)</text:p>
      <text:p text:style-name="P10">(000.000)(000.856)(000.000)(000.002)(000.000)(000.000)</text:p>
      <text:p text:style-name="P9">(000.000)(000.754)(000.000)(000.000)(000.000)(000.000)</text:p>
      <text:p text:style-name="P9">(000.000)(000.754)(000.000)(000.000)(000.000)(000.000)</text:p>
      <text:p text:style-name="P9">(000.000)(000.757)(000.000)(000.000)(000.000)(000.000)</text:p>
      <text:p text:style-name="P9">(000.000)(000.776)(000.000)(000.000)(000.000)(000.000)</text:p>
      <text:p text:style-name="P10">(000.000)(000.777)(000.000)(000.000)(000.000)(000.000)</text:p>
      <text:p text:style-name="P10">(000.000)(000.776)(000.000)(000.000)(000.000)(000.000)</text:p>
      <text:p text:style-name="P10">(000.000)(000.776)(000.000)(000.000)(000.000)(000.000)</text:p>
      <text:p text:style-name="P10">(000.000)(000.776)(000.000)(000.000)(000.000)(000.000)</text:p>
      <text:p text:style-name="P10"/>
      <text:p text:style-name="P7">P.01(0210502001500)(00)(15)(6)(1.9)(MWh)(2.9)(MWh)(5.9)(Mvarh)(6.9)(Mvarh)(7.9)(Mvarh)(8.9)(Mvarh)</text:p>
      <text:p text:style-name="P7"><text:soft-page-break/>(000.000)(000.755)(000.000)(000.000)(000.000)(000.000)</text:p>
      <text:p text:style-name="P7">(000.000)(000.754)(000.000)(000.000)(000.000)(000.000)</text:p>
      <text:p text:style-name="P7">(000.000)(000.754)(000.000)(000.000)(000.000)(000.000)</text:p>
      <text:p text:style-name="P7">(000.000)(000.755)(000.000)(000.000)(000.000)(000.000)</text:p>
      <text:p text:style-name="P7">(000.000)(000.754)(000.000)(000.000)(000.000)(000.000)</text:p>
      <text:p text:style-name="P7">(000.000)(000.753)(000.000)(000.000)(000.000)(000.000)</text:p>
      <text:p text:style-name="P7">(000.000)(000.738)(000.000)(000.000)(000.000)(000.000)</text:p>
      <text:p text:style-name="P7">(000.000)(000.725)(000.000)(000.000)(000.000)(000.000)</text:p>
      <text:p text:style-name="P7">(000.000)(000.740)(000.000)(000.000)(000.000)(000.000)</text:p>
      <text:p text:style-name="P7">(000.000)(000.726)(000.000)(000.000)(000.000)(000.000)</text:p>
      <text:p text:style-name="P7">(000.000)(000.726)(000.000)(000.000)(000.000)(000.000)</text:p>
      <text:p text:style-name="P7">(000.000)(000.725)(000.000)(000.000)(000.000)(000.000)</text:p>
      <text:p text:style-name="P7">(000.000)(000.726)(000.000)(000.000)(000.000)(000.000)</text:p>
      <text:p text:style-name="P7">(000.000)(000.726)(000.000)(000.000)(000.000)(000.000)</text:p>
      <text:p text:style-name="P7">(000.000)(000.726)(000.000)(000.000)(000.000)(000.000)</text:p>
      <text:p text:style-name="P7">(000.000)(000.720)(000.000)(000.000)(000.000)(000.000)</text:p>
      <text:p text:style-name="P7">(000.000)(000.700)(000.000)(000.000)(000.000)(000.000)</text:p>
      <text:p text:style-name="P7">(000.000)(000.700)(000.000)(000.000)(000.000)(000.000)</text:p>
      <text:p text:style-name="P7">(000.000)(000.700)(000.000)(000.001)(000.000)(000.000)</text:p>
      <text:p text:style-name="P7">(000.000)(000.699)(000.000)(000.004)(000.000)(000.000)</text:p>
      <text:p text:style-name="P7">(000.000)(000.660)(000.000)(000.000)(000.000)(000.000)</text:p>
      <text:p text:style-name="P7">(000.000)(000.649)(000.000)(000.000)(000.000)(000.000)</text:p>
      <text:p text:style-name="P7">(000.000)(000.649)(000.000)(000.000)(000.000)(000.000)</text:p>
      <text:p text:style-name="P7">(000.000)(000.649)(000.000)(000.002)(000.000)(000.000)</text:p>
      <text:p text:style-name="P7">(000.000)(000.649)(000.000)(000.003)(000.000)(000.000)</text:p>
      <text:p text:style-name="P7">(000.000)(000.649)(000.000)(000.001)(000.000)(000.000)</text:p>
      <text:p text:style-name="P7">(000.000)(000.649)(000.000)(000.000)(000.000)(000.000)</text:p>
      <text:p text:style-name="P7">(000.000)(000.650)(000.000)(000.001)(000.000)(000.000)</text:p>
      <text:p text:style-name="P7">(000.000)(000.678)(000.000)(000.000)(000.000)(000.000)</text:p>
      <text:p text:style-name="P7">(000.000)(000.679)(000.000)(000.000)(000.000)(000.000)</text:p>
      <text:p text:style-name="P7">(000.000)(000.678)(000.000)(000.000)(000.000)(000.000)</text:p>
      <text:p text:style-name="P7">(000.000)(000.677)(000.000)(000.001)(000.000)(000.000)</text:p>
      <text:p text:style-name="P7">(000.000)(000.655)(000.000)(000.000)(000.000)(000.000)</text:p>
      <text:p text:style-name="P7">(000.000)(000.650)(000.000)(000.000)(000.000)(000.000)</text:p>
      <text:p text:style-name="P7">(000.000)(000.643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624)(000.000)(000.000)(000.000)(000.000)</text:p>
      <text:p text:style-name="P7">(000.000)(000.597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6)(000.000)(000.000)(000.000)(000.000)</text:p>
      <text:p text:style-name="P7">(000.000)(000.576)(000.000)(000.000)(000.000)(000.000)</text:p>
      <text:p text:style-name="P7">(000.000)(000.576)(000.000)(000.001)(000.000)(000.000)</text:p>
      <text:p text:style-name="P7">(000.000)(000.613)(000.000)(000.000)(000.000)(000.000)</text:p>
      <text:p text:style-name="P7">(000.000)(000.610)(000.000)(000.000)(000.000)(000.000)</text:p>
      <text:p text:style-name="P7">(000.000)(000.578)(000.000)(000.000)(000.000)(000.000)</text:p>
      <text:p text:style-name="P7">(000.000)(000.577)(000.000)(000.000)(000.000)(000.000)</text:p>
      <text:p text:style-name="P7"><text:soft-page-break/>(000.000)(000.626)(000.000)(000.000)(000.000)(000.000)</text:p>
      <text:p text:style-name="P7">(000.000)(000.643)(000.000)(000.000)(000.000)(000.000)</text:p>
      <text:p text:style-name="P7">(000.000)(000.687)(000.000)(000.000)(000.000)(000.000)</text:p>
      <text:p text:style-name="P7">(000.000)(000.702)(000.000)(000.000)(000.000)(000.000)</text:p>
      <text:p text:style-name="P7">(000.000)(000.702)(000.000)(000.000)(000.000)(000.000)</text:p>
      <text:p text:style-name="P7">(000.000)(000.732)(000.000)(000.000)(000.000)(000.000)</text:p>
      <text:p text:style-name="P7">(000.000)(000.753)(000.000)(000.000)(000.000)(000.000)</text:p>
      <text:p text:style-name="P7">(000.000)(000.752)(000.000)(000.000)(000.000)(000.000)</text:p>
      <text:p text:style-name="P7">(000.000)(000.757)(000.000)(000.000)(000.000)(000.000)</text:p>
      <text:p text:style-name="P7">(000.000)(000.777)(000.000)(000.000)(000.000)(000.000)</text:p>
      <text:p text:style-name="P7">(000.000)(000.777)(000.000)(000.000)(000.000)(000.000)</text:p>
      <text:p text:style-name="P7">(000.000)(000.777)(000.000)(000.001)(000.000)(000.000)</text:p>
      <text:p text:style-name="P7">(000.000)(000.776)(000.000)(000.000)(000.000)(000.000)</text:p>
      <text:p text:style-name="P7">(000.000)(000.777)(000.000)(000.000)(000.000)(000.000)</text:p>
      <text:p text:style-name="P7">(000.000)(000.777)(000.000)(000.000)(000.000)(000.000)</text:p>
      <text:p text:style-name="P7">(000.000)(000.777)(000.000)(000.000)(000.000)(000.000)</text:p>
      <text:p text:style-name="P7">(000.000)(000.865)(000.000)(000.010)(000.000)(000.000)</text:p>
      <text:p text:style-name="P7">(000.000)(000.856)(000.000)(000.009)(000.000)(000.000)</text:p>
      <text:p text:style-name="P7">(000.000)(000.855)(000.000)(000.008)(000.000)(000.000)</text:p>
      <text:p text:style-name="P7">(000.000)(000.829)(000.000)(000.002)(000.000)(000.000)</text:p>
      <text:p text:style-name="P7">(000.000)(000.829)(000.000)(000.002)(000.000)(000.000)</text:p>
      <text:p text:style-name="P7">(000.000)(000.805)(000.000)(000.000)(000.000)(000.000)</text:p>
      <text:p text:style-name="P7">(000.000)(000.804)(000.000)(000.000)(000.000)(000.000)</text:p>
      <text:p text:style-name="P7">(000.000)(000.809)(000.000)(000.000)(000.000)(000.000)</text:p>
      <text:p text:style-name="P7">(000.000)(000.856)(000.000)(000.000)(000.000)(000.000)</text:p>
      <text:p text:style-name="P7">(000.000)(000.856)(000.000)(000.005)(000.000)(000.000)</text:p>
      <text:p text:style-name="P7">(000.000)(000.856)(000.000)(000.005)(000.000)(000.000)</text:p>
      <text:p text:style-name="P7">(000.000)(000.856)(000.000)(000.005)(000.000)(000.000)</text:p>
      <text:p text:style-name="P7">(000.000)(000.853)(000.000)(000.003)(000.000)(000.000)</text:p>
      <text:p text:style-name="P7">(000.000)(000.853)(000.000)(000.000)(000.000)(000.000)</text:p>
      <text:p text:style-name="P7">(000.000)(000.832)(000.000)(000.000)(000.000)(000.000)</text:p>
      <text:p text:style-name="P7">(000.000)(000.785)(000.000)(000.000)(000.000)(000.000)</text:p>
      <text:p text:style-name="P7">(000.000)(000.724)(000.000)(000.000)(000.000)(000.000)</text:p>
      <text:p text:style-name="P7">(000.000)(000.724)(000.000)(000.000)(000.000)(000.000)</text:p>
      <text:p text:style-name="P7">(000.000)(000.724)(000.000)(000.000)(000.000)(000.000)</text:p>
      <text:p text:style-name="P7">(000.000)(000.720)(000.000)(000.000)(000.000)(000.000)</text:p>
      <text:p text:style-name="P7">(000.000)(000.690)(000.000)(000.000)(000.000)(000.000)</text:p>
      <text:p text:style-name="P7">(000.000)(000.688)(000.000)(000.000)(000.000)(000.000)</text:p>
      <text:p text:style-name="P7">(000.000)(000.701)(000.000)(000.000)(000.000)(000.000)</text:p>
      <text:p text:style-name="P7">(000.000)(000.694)(000.000)(000.000)(000.000)(000.000)</text:p>
      <text:p text:style-name="P7">(000.000)(000.677)(000.000)(000.000)(000.000)(000.000)</text:p>
      <text:p text:style-name="P7">(000.000)(000.676)(000.000)(000.000)(000.000)(000.000)</text:p>
      <text:p text:style-name="P7">(000.000)(000.676)(000.000)(000.000)(000.000)(000.000)</text:p>
      <text:p text:style-name="P7">(000.000)(000.677)(000.000)(000.000)(000.000)(000.000)</text:p>
      <text:p text:style-name="P7"/>
      <text:p text:style-name="P7">P.01(0210503001500)(00)(15)(6)(1.9)(MWh)(2.9)(MWh)(5.9)(Mvarh)(6.9)(Mvarh)(7.9)(Mvarh)(8.9)(Mvarh)</text:p>
      <text:p text:style-name="P7">(000.000)(000.677)(000.000)(000.000)(000.000)(000.000)</text:p>
      <text:p text:style-name="P7">(000.000)(000.676)(000.000)(000.000)(000.000)(000.000)</text:p>
      <text:p text:style-name="P7">(000.000)(000.677)(000.000)(000.000)(000.000)(000.000)</text:p>
      <text:p text:style-name="P7">(000.000)(000.665)(000.000)(000.000)(000.000)(000.000)</text:p>
      <text:p text:style-name="P7">(000.000)(000.627)(000.000)(000.000)(000.000)(000.000)</text:p>
      <text:p text:style-name="P7"><text:soft-page-break/>(000.000)(000.627)(000.000)(000.000)(000.000)(000.000)</text:p>
      <text:p text:style-name="P7">(000.000)(000.626)(000.000)(000.000)(000.000)(000.000)</text:p>
      <text:p text:style-name="P7">(000.000)(000.627)(000.000)(000.000)(000.000)(000.000)</text:p>
      <text:p text:style-name="P7">(000.000)(000.627)(000.000)(000.000)(000.000)(000.000)</text:p>
      <text:p text:style-name="P7">(000.000)(000.627)(000.000)(000.000)(000.000)(000.000)</text:p>
      <text:p text:style-name="P7">(000.000)(000.627)(000.000)(000.000)(000.000)(000.000)</text:p>
      <text:p text:style-name="P7">(000.000)(000.618)(000.000)(000.000)(000.000)(000.000)</text:p>
      <text:p text:style-name="P7">(000.000)(000.576)(000.000)(000.000)(000.000)(000.000)</text:p>
      <text:p text:style-name="P7">(000.000)(000.577)(000.000)(000.000)(000.000)(000.000)</text:p>
      <text:p text:style-name="P7">(000.000)(000.557)(000.000)(000.000)(000.000)(000.000)</text:p>
      <text:p text:style-name="P7">(000.000)(000.529)(000.000)(000.001)(000.000)(000.000)</text:p>
      <text:p text:style-name="P7">(000.000)(000.528)(000.000)(000.000)(000.000)(000.000)</text:p>
      <text:p text:style-name="P7">(000.000)(000.529)(000.000)(000.000)(000.000)(000.000)</text:p>
      <text:p text:style-name="P7">(000.000)(000.528)(000.000)(000.000)(000.000)(000.000)</text:p>
      <text:p text:style-name="P7">(000.000)(000.533)(000.000)(000.004)(000.000)(000.000)</text:p>
      <text:p text:style-name="P7">(000.000)(000.567)(000.000)(000.002)(000.000)(000.000)</text:p>
      <text:p text:style-name="P7">(000.000)(000.589)(000.000)(000.000)(000.000)(000.000)</text:p>
      <text:p text:style-name="P7">(000.000)(000.591)(000.000)(000.000)(000.000)(000.000)</text:p>
      <text:p text:style-name="P7">(000.000)(000.591)(000.000)(000.000)(000.000)(000.000)</text:p>
      <text:p text:style-name="P7">(000.000)(000.591)(000.000)(000.000)(000.000)(000.000)</text:p>
      <text:p text:style-name="P7">(000.000)(000.590)(000.000)(000.000)(000.000)(000.000)</text:p>
      <text:p text:style-name="P7">(000.000)(000.589)(000.000)(000.000)(000.000)(000.000)</text:p>
      <text:p text:style-name="P7">(000.000)(000.589)(000.000)(000.000)(000.000)(000.000)</text:p>
      <text:p text:style-name="P7">(000.000)(000.580)(000.000)(000.000)(000.000)(000.000)</text:p>
      <text:p text:style-name="P7">(000.000)(000.570)(000.000)(000.002)(000.000)(000.000)</text:p>
      <text:p text:style-name="P7">(000.000)(000.563)(000.000)(000.001)(000.000)(000.000)</text:p>
      <text:p text:style-name="P7">(000.000)(000.576)(000.000)(000.000)(000.000)(000.000)</text:p>
      <text:p text:style-name="P7">(000.000)(000.576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6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6)(000.000)(000.000)(000.000)(000.000)</text:p>
      <text:p text:style-name="P7">(000.000)(000.575)(000.000)(000.000)(000.000)(000.000)</text:p>
      <text:p text:style-name="P7">(000.000)(000.575)(000.000)(000.000)(000.000)(000.000)</text:p>
      <text:p text:style-name="P7">(000.000)(000.574)(000.000)(000.000)(000.000)(000.000)</text:p>
      <text:p text:style-name="P7">(000.000)(000.574)(000.000)(000.000)(000.000)(000.000)</text:p>
      <text:p text:style-name="P7">(000.000)(000.575)(000.000)(000.000)(000.000)(000.000)</text:p>
      <text:p text:style-name="P7">(000.000)(000.574)(000.000)(000.000)(000.000)(000.000)</text:p>
      <text:p text:style-name="P7">(000.000)(000.584)(000.000)(000.000)(000.000)(000.000)</text:p>
      <text:p text:style-name="P7">(000.000)(000.602)(000.000)(000.000)(000.000)(000.000)</text:p>
      <text:p text:style-name="P7">(000.000)(000.626)(000.000)(000.000)(000.000)(000.000)</text:p>
      <text:p text:style-name="P7">(000.000)(000.633)(000.000)(000.000)(000.000)(000.000)</text:p>
      <text:p text:style-name="P7">(000.000)(000.642)(000.000)(000.000)(000.000)(000.000)</text:p>
      <text:p text:style-name="P7">(000.000)(000.642)(000.000)(000.000)(000.000)(000.000)</text:p>
      <text:p text:style-name="P7">(000.000)(000.641)(000.000)(000.000)(000.000)(000.000)</text:p>
      <text:p text:style-name="P7">(000.000)(000.666)(000.000)(000.000)(000.000)(000.000)</text:p>
      <text:p text:style-name="P7"><text:soft-page-break/>(000.000)(000.715)(000.000)(000.000)(000.000)(000.000)</text:p>
      <text:p text:style-name="P7">(000.000)(000.717)(000.000)(000.000)(000.000)(000.000)</text:p>
      <text:p text:style-name="P7">(000.000)(000.725)(000.000)(000.000)(000.000)(000.000)</text:p>
      <text:p text:style-name="P7">(000.000)(000.726)(000.000)(000.000)(000.000)(000.000)</text:p>
      <text:p text:style-name="P7">(000.000)(000.725)(000.000)(000.000)(000.000)(000.000)</text:p>
      <text:p text:style-name="P7">(000.000)(000.725)(000.000)(000.000)(000.000)(000.000)</text:p>
      <text:p text:style-name="P7">(000.000)(000.726)(000.000)(000.000)(000.000)(000.000)</text:p>
      <text:p text:style-name="P7">(000.000)(000.726)(000.000)(000.000)(000.000)(000.000)</text:p>
      <text:p text:style-name="P7">(000.000)(000.805)(000.000)(000.002)(000.000)(000.000)</text:p>
      <text:p text:style-name="P7">(000.000)(000.855)(000.000)(000.011)(000.000)(000.000)</text:p>
      <text:p text:style-name="P7">(000.000)(000.847)(000.000)(000.008)(000.000)(000.000)</text:p>
      <text:p text:style-name="P7">(000.000)(000.803)(000.000)(000.000)(000.000)(000.000)</text:p>
      <text:p text:style-name="P7">(000.000)(000.803)(000.000)(000.000)(000.000)(000.000)</text:p>
      <text:p text:style-name="P7">(000.000)(000.803)(000.000)(000.002)(000.000)(000.000)</text:p>
      <text:p text:style-name="P7">(000.000)(000.803)(000.000)(000.002)(000.000)(000.000)</text:p>
      <text:p text:style-name="P7">(000.000)(000.802)(000.000)(000.004)(000.000)(000.000)</text:p>
      <text:p text:style-name="P7">(000.000)(000.803)(000.000)(000.000)(000.000)(000.000)</text:p>
      <text:p text:style-name="P7">(000.000)(000.803)(000.000)(000.001)(000.000)(000.000)</text:p>
      <text:p text:style-name="P7">(000.000)(000.789)(000.000)(000.000)(000.000)(000.000)</text:p>
      <text:p text:style-name="P7">(000.000)(000.752)(000.000)(000.000)(000.000)(000.000)</text:p>
      <text:p text:style-name="P7">(000.000)(000.753)(000.000)(000.000)(000.000)(000.000)</text:p>
      <text:p text:style-name="P7">(000.000)(000.752)(000.000)(000.000)(000.000)(000.000)</text:p>
      <text:p text:style-name="P7">(000.000)(000.753)(000.000)(000.001)(000.000)(000.000)</text:p>
      <text:p text:style-name="P7">(000.000)(000.752)(000.000)(000.000)(000.000)(000.000)</text:p>
      <text:p text:style-name="P7">(000.000)(000.753)(000.000)(000.000)(000.000)(000.000)</text:p>
      <text:p text:style-name="P7">(000.000)(000.753)(000.000)(000.000)(000.000)(000.000)</text:p>
      <text:p text:style-name="P7">(000.000)(000.736)(000.000)(000.000)(000.000)(000.000)</text:p>
      <text:p text:style-name="P7">(000.000)(000.705)(000.000)(000.000)(000.000)(000.000)</text:p>
      <text:p text:style-name="P7">(000.000)(000.704)(000.000)(000.000)(000.000)(000.000)</text:p>
      <text:p text:style-name="P7">(000.000)(000.705)(000.000)(000.000)(000.000)(000.000)</text:p>
      <text:p text:style-name="P7">(000.000)(000.703)(000.000)(000.000)(000.000)(000.000)</text:p>
      <text:p text:style-name="P7">(000.000)(000.692)(000.000)(000.000)(000.000)(000.000)</text:p>
      <text:p text:style-name="P7">(000.000)(000.653)(000.000)(000.000)(000.000)(000.000)</text:p>
      <text:p text:style-name="P7">(000.000)(000.655)(000.000)(000.000)(000.000)(000.000)</text:p>
      <text:p text:style-name="P7">(000.000)(000.654)(000.000)(000.000)(000.000)(000.000)</text:p>
      <text:p text:style-name="P7">(000.000)(000.654)(000.000)(000.000)(000.000)(000.000)</text:p>
      <text:p text:style-name="P7">(000.000)(000.654)(000.000)(000.000)(000.000)(000.000)</text:p>
      <text:p text:style-name="P7">(000.000)(000.652)(000.000)(000.000)(000.000)(000.000)</text:p>
      <text:p text:style-name="P7">(000.000)(000.643)(000.000)(000.000)(000.000)(000.000)</text:p>
      <text:p text:style-name="P7"/>
      <text:p text:style-name="P7">P.01(0210504001500)(00)(15)(6)(1.9)(MWh)(2.9)(MWh)(5.9)(Mvarh)(6.9)(Mvarh)(7.9)(Mvarh)(8.9)(Mvarh)</text:p>
      <text:p text:style-name="P7">(000.000)(000.626)(000.000)(000.000)(000.000)(000.000)</text:p>
      <text:p text:style-name="P7">(000.000)(000.626)(000.000)(000.000)(000.000)(000.000)</text:p>
      <text:p text:style-name="P7">(000.000)(000.627)(000.000)(000.000)(000.000)(000.000)</text:p>
      <text:p text:style-name="P7">(000.000)(000.627)(000.000)(000.000)(000.000)(000.000)</text:p>
      <text:p text:style-name="P7">(000.000)(000.627)(000.000)(000.000)(000.000)(000.000)</text:p>
      <text:p text:style-name="P7">(000.000)(000.626)(000.000)(000.000)(000.000)(000.000)</text:p>
      <text:p text:style-name="P7">(000.000)(000.627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7)(000.000)(000.000)(000.000)(000.000)</text:p>
      <text:p text:style-name="P7"><text:soft-page-break/>(000.000)(000.626)(000.000)(000.000)(000.000)(000.000)</text:p>
      <text:p text:style-name="P7">(000.000)(000.627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7)(000.000)(000.000)(000.000)(000.000)</text:p>
      <text:p text:style-name="P7">(000.000)(000.625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5)(000.000)(000.000)(000.000)(000.000)</text:p>
      <text:p text:style-name="P7">(000.000)(000.626)(000.000)(000.000)(000.000)(000.000)</text:p>
      <text:p text:style-name="P7">(000.000)(000.626)(000.000)(000.000)(000.000)(000.000)</text:p>
      <text:p text:style-name="P7">(000.000)(000.625)(000.000)(000.000)(000.000)(000.000)</text:p>
      <text:p text:style-name="P7">(000.000)(000.609)(000.000)(000.000)(000.000)(000.000)</text:p>
      <text:p text:style-name="P7">(000.000)(000.576)(000.000)(000.000)(000.000)(000.000)</text:p>
      <text:p text:style-name="P7">(000.000)(000.577)(000.000)(000.000)(000.000)(000.000)</text:p>
      <text:p text:style-name="P7">(000.000)(000.577)(000.000)(000.000)(000.000)(000.000)</text:p>
      <text:p text:style-name="P7">(000.000)(000.576)(000.000)(000.000)(000.000)(000.000)</text:p>
      <text:p text:style-name="P7">(000.000)(000.577)(000.000)(000.000)(000.000)(000.000)</text:p>
      <text:p text:style-name="P7">(000.000)(000.577)(000.000)(000.000)(000.000)(000.000)</text:p>
      <text:p text:style-name="P7">(000.000)(000.577)(000.000)(000.000)(000.000)(000.000)</text:p>
      <text:p text:style-name="P7">(000.000)(000.577)(000.000)(000.000)(000.000)(000.000)</text:p>
      <text:p text:style-name="P7">(000.000)(000.562)(000.000)(000.000)(000.000)(000.000)</text:p>
      <text:p text:style-name="P7">(000.000)(000.502)(000.000)(000.000)(000.000)(000.000)</text:p>
      <text:p text:style-name="P7">(000.000)(000.502)(000.000)(000.000)(000.000)(000.000)</text:p>
      <text:p text:style-name="P7">(000.000)(000.502)(000.000)(000.000)(000.000)(000.000)</text:p>
      <text:p text:style-name="P7">(000.000)(000.502)(000.000)(000.000)(000.000)(000.000)</text:p>
      <text:p text:style-name="P7">(000.000)(000.505)(000.000)(000.000)(000.000)(000.000)</text:p>
      <text:p text:style-name="P7">(000.000)(000.512)(000.000)(000.000)(000.000)(000.000)</text:p>
      <text:p text:style-name="P7">(000.000)(000.575)(000.000)(000.000)(000.000)(000.000)</text:p>
      <text:p text:style-name="P7">(000.000)(000.576)(000.000)(000.000)(000.000)(000.000)</text:p>
      <text:p text:style-name="P7">(000.000)(000.576)(000.000)(000.000)(000.000)(000.000)</text:p>
      <text:p text:style-name="P7">(000.000)(000.601)(000.000)(000.000)(000.000)(000.000)</text:p>
      <text:p text:style-name="P7">(000.000)(000.638)(000.000)(000.000)(000.000)(000.000)</text:p>
      <text:p text:style-name="P7">(000.000)(000.705)(000.000)(000.000)(000.000)(000.000)</text:p>
      <text:p text:style-name="P7">(000.000)(000.675)(000.000)(000.000)(000.000)(000.000)</text:p>
      <text:p text:style-name="P7">(000.000)(000.667)(000.000)(000.000)(000.000)(000.000)</text:p>
      <text:p text:style-name="P7">(000.000)(000.656)(000.000)(000.000)(000.000)(000.000)</text:p>
      <text:p text:style-name="P7">(000.000)(000.699)(000.000)(000.000)(000.000)(000.000)</text:p>
      <text:p text:style-name="P7">(000.000)(000.698)(000.000)(000.000)(000.000)(000.000)</text:p>
      <text:p text:style-name="P7">(000.000)(000.699)(000.000)(000.000)(000.000)(000.000)</text:p>
      <text:p text:style-name="P7">(000.000)(000.699)(000.000)(000.000)(000.000)(000.000)</text:p>
      <text:p text:style-name="P7">(000.000)(000.657)(000.000)(000.000)(000.000)(000.000)</text:p>
      <text:p text:style-name="P7">(000.000)(000.640)(000.000)(000.000)(000.000)(000.000)</text:p>
      <text:p text:style-name="P7">(000.000)(000.677)(000.000)(000.000)(000.000)(000.000)</text:p>
      <text:p text:style-name="P7">(000.000)(000.728)(000.000)(000.000)(000.000)(000.000)</text:p>
      <text:p text:style-name="P7">(000.000)(000.728)(000.000)(000.000)(000.000)(000.000)</text:p>
      <text:p text:style-name="P7">(000.000)(000.728)(000.000)(000.000)(000.000)(000.000)</text:p>
      <text:p text:style-name="P7"><text:soft-page-break/>(000.000)(000.728)(000.000)(000.000)(000.000)(000.000)</text:p>
      <text:p text:style-name="P7">(000.000)(000.727)(000.000)(000.000)(000.000)(000.000)</text:p>
      <text:p text:style-name="P7">(000.000)(000.728)(000.000)(000.000)(000.000)(000.000)</text:p>
      <text:p text:style-name="P7">(000.000)(000.703)(000.000)(000.000)(000.000)(000.000)</text:p>
      <text:p text:style-name="P7">(000.000)(000.700)(000.000)(000.000)(000.000)(000.000)</text:p>
      <text:p text:style-name="P7">(000.000)(000.701)(000.000)(000.000)(000.000)(000.000)</text:p>
      <text:p text:style-name="P7">(000.000)(000.700)(000.000)(000.000)(000.000)(000.000)</text:p>
      <text:p text:style-name="P7">(000.000)(000.711)(000.000)(000.000)(000.000)(000.000)</text:p>
      <text:p text:style-name="P7">(000.000)(000.722)(000.000)(000.000)(000.000)(000.000)</text:p>
      <text:p text:style-name="P7">(000.000)(000.724)(000.000)(000.000)(000.000)(000.000)</text:p>
      <text:p text:style-name="P7">(000.000)(000.761)(000.000)(000.000)(000.000)(000.000)</text:p>
      <text:p text:style-name="P7">(000.000)(000.778)(000.000)(000.000)(000.000)(000.000)</text:p>
      <text:p text:style-name="P7">(000.000)(000.778)(000.000)(000.000)(000.000)(000.000)</text:p>
      <text:p text:style-name="P7">(000.000)(000.777)(000.000)(000.001)(000.000)(000.000)</text:p>
      <text:p text:style-name="P7">(000.000)(000.791)(000.000)(000.001)(000.000)(000.000)</text:p>
      <text:p text:style-name="P7">(000.000)(000.856)(000.000)(000.010)(000.000)(000.000)</text:p>
      <text:p text:style-name="P7">(000.000)(000.872)(000.000)(000.013)(000.000)(000.000)</text:p>
      <text:p text:style-name="P7">(000.000)(000.979)(000.000)(000.010)(000.000)(000.000)</text:p>
      <text:p text:style-name="P7">(000.000)(000.986)(000.000)(000.010)(000.000)(000.000)</text:p>
      <text:p text:style-name="P7">(000.000)(000.947)(000.000)(000.012)(000.000)(000.000)</text:p>
      <text:p text:style-name="P7">(000.000)(000.949)(000.000)(000.005)(000.000)(000.000)</text:p>
      <text:p text:style-name="P7">(000.000)(000.958)(000.000)(000.010)(000.000)(000.000)</text:p>
      <text:p text:style-name="P7">(000.000)(000.983)(000.000)(000.014)(000.000)(000.000)</text:p>
      <text:p text:style-name="P7">(000.000)(001.000)(000.000)(000.015)(000.000)(000.000)</text:p>
      <text:p text:style-name="P7">(000.000)(001.000)(000.000)(000.013)(000.000)(000.000)</text:p>
      <text:p text:style-name="P7">(000.000)(001.001)(000.000)(000.014)(000.000)(000.000)</text:p>
      <text:p text:style-name="P7">(000.000)(001.052)(000.000)(000.014)(000.000)(000.000)</text:p>
      <text:p text:style-name="P7">(000.000)(001.077)(000.000)(000.014)(000.000)(000.000)</text:p>
      <text:p text:style-name="P7">(000.000)(001.078)(000.000)(000.015)(000.000)(000.000)</text:p>
      <text:p text:style-name="P7">(000.000)(001.034)(000.000)(000.014)(000.000)(000.000)</text:p>
      <text:p text:style-name="P7">(000.000)(001.002)(000.000)(000.015)(000.000)(000.000)</text:p>
      <text:p text:style-name="P7">(000.000)(001.003)(000.000)(000.014)(000.000)(000.000)</text:p>
      <text:p text:style-name="P7">(000.000)(001.004)(000.000)(000.014)(000.000)(000.000)</text:p>
      <text:p text:style-name="P7">(000.000)(001.003)(000.000)(000.013)(000.000)(000.000)</text:p>
      <text:p text:style-name="P7"/>
      <text:p text:style-name="P7">P.01(0210505001500)(00)(15)(6)(1.9)(MWh)(2.9)(MWh)(5.9)(Mvarh)(6.9)(Mvarh)(7.9)(Mvarh)(8.9)(Mvarh)</text:p>
      <text:p text:style-name="P7">(000.000)(001.002)(000.000)(000.012)(000.000)(000.000)</text:p>
      <text:p text:style-name="P7">(000.000)(001.003)(000.000)(000.016)(000.000)(000.000)</text:p>
      <text:p text:style-name="P7">(000.000)(001.002)(000.000)(000.014)(000.000)(000.000)</text:p>
      <text:p text:style-name="P7">(000.000)(000.967)(000.000)(000.014)(000.000)(000.000)</text:p>
      <text:p text:style-name="P7">(000.000)(000.878)(000.000)(000.013)(000.000)(000.000)</text:p>
      <text:p text:style-name="P7">(000.000)(000.877)(000.000)(000.014)(000.000)(000.000)</text:p>
      <text:p text:style-name="P7">(000.000)(000.878)(000.000)(000.013)(000.000)(000.000)</text:p>
      <text:p text:style-name="P7">(000.000)(000.878)(000.000)(000.011)(000.000)(000.000)</text:p>
      <text:p text:style-name="P7">(000.000)(000.878)(000.000)(000.009)(000.000)(000.000)</text:p>
      <text:p text:style-name="P7">(000.000)(000.877)(000.000)(000.013)(000.000)(000.000)</text:p>
      <text:p text:style-name="P7">(000.000)(000.777)(000.000)(000.000)(000.000)(000.000)</text:p>
      <text:p text:style-name="P7">(000.000)(000.777)(000.000)(000.002)(000.000)(000.000)</text:p>
      <text:p text:style-name="P7">(000.000)(000.776)(000.000)(000.000)(000.000)(000.000)</text:p>
      <text:p text:style-name="P7">(000.000)(000.777)(000.000)(000.000)(000.000)(000.000)</text:p>
      <text:p text:style-name="P7">(000.000)(000.778)(000.000)(000.000)(000.000)(000.000)</text:p>
      <text:p text:style-name="P7"><text:soft-page-break/>(000.000)(000.777)(000.000)(000.003)(000.000)(000.000)</text:p>
      <text:p text:style-name="P7">(000.000)(000.778)(000.000)(000.000)(000.000)(000.000)</text:p>
      <text:p text:style-name="P7">(000.000)(000.778)(000.000)(000.001)(000.000)(000.000)</text:p>
      <text:p text:style-name="P7">(000.000)(000.778)(000.000)(000.003)(000.000)(000.000)</text:p>
      <text:p text:style-name="P7">(000.000)(000.778)(000.000)(000.006)(000.000)(000.000)</text:p>
      <text:p text:style-name="P7">(000.000)(000.778)(000.000)(000.004)(000.000)(000.000)</text:p>
      <text:p text:style-name="P7">(000.000)(000.778)(000.000)(000.008)(000.000)(000.000)</text:p>
      <text:p text:style-name="P7">(000.000)(000.778)(000.000)(000.008)(000.000)(000.000)</text:p>
      <text:p text:style-name="P7">(000.000)(000.778)(000.000)(000.004)(000.000)(000.000)</text:p>
      <text:p text:style-name="P7">(000.000)(000.778)(000.000)(000.003)(000.000)(000.000)</text:p>
      <text:p text:style-name="P7">(000.000)(000.777)(000.000)(000.005)(000.000)(000.000)</text:p>
      <text:p text:style-name="P7">(000.000)(000.778)(000.000)(000.012)(000.000)(000.000)</text:p>
      <text:p text:style-name="P7">(000.000)(000.767)(000.000)(000.003)(000.000)(000.000)</text:p>
      <text:p text:style-name="P7">(000.000)(000.751)(000.000)(000.004)(000.000)(000.000)</text:p>
      <text:p text:style-name="P7">(000.000)(000.752)(000.000)(000.001)(000.000)(000.000)</text:p>
      <text:p text:style-name="P7">(000.000)(000.750)(000.000)(000.003)(000.000)(000.000)</text:p>
      <text:p text:style-name="P7">(000.000)(000.740)(000.000)(000.003)(000.000)(000.000)</text:p>
      <text:p text:style-name="P7">(000.000)(000.654)(000.000)(000.000)(000.000)(000.000)</text:p>
      <text:p text:style-name="P7">(000.000)(000.649)(000.000)(000.000)(000.000)(000.000)</text:p>
      <text:p text:style-name="P7">(000.000)(000.646)(000.000)(000.000)(000.000)(000.000)</text:p>
      <text:p text:style-name="P7">(000.000)(000.636)(000.000)(000.000)(000.000)(000.000)</text:p>
      <text:p text:style-name="P7">(000.000)(000.637)(000.000)(000.000)(000.000)(000.000)</text:p>
      <text:p text:style-name="P7">(000.000)(000.664)(000.000)(000.000)(000.000)(000.000)</text:p>
      <text:p text:style-name="P7">(000.000)(000.663)(000.000)(000.000)(000.000)(000.000)</text:p>
      <text:p text:style-name="P7">(000.000)(000.645)(000.000)(000.000)(000.000)(000.000)</text:p>
      <text:p text:style-name="P7">(000.000)(000.677)(000.000)(000.000)(000.000)(000.000)</text:p>
      <text:p text:style-name="P7">(000.000)(000.676)(000.000)(000.000)(000.000)(000.000)</text:p>
      <text:p text:style-name="P7">(000.000)(000.677)(000.000)(000.000)(000.000)(000.000)</text:p>
      <text:p text:style-name="P7">(000.000)(000.684)(000.000)(000.000)(000.000)(000.000)</text:p>
      <text:p text:style-name="P7">(000.000)(000.705)(000.000)(000.000)(000.000)(000.000)</text:p>
      <text:p text:style-name="P7">(000.000)(000.704)(000.000)(000.000)(000.000)(000.000)</text:p>
      <text:p text:style-name="P7">(000.000)(000.703)(000.000)(000.000)(000.000)(000.000)</text:p>
      <text:p text:style-name="P7">(000.000)(000.704)(000.000)(000.000)(000.000)(000.000)</text:p>
      <text:p text:style-name="P7">(000.000)(000.703)(000.000)(000.000)(000.000)(000.000)</text:p>
      <text:p text:style-name="P7">(000.000)(000.703)(000.000)(000.000)(000.000)(000.000)</text:p>
      <text:p text:style-name="P7">(000.000)(000.700)(000.000)(000.000)(000.000)(000.000)</text:p>
      <text:p text:style-name="P7">(000.000)(000.674)(000.000)(000.000)(000.000)(000.000)</text:p>
      <text:p text:style-name="P7">(000.000)(000.654)(000.000)(000.000)(000.000)(000.000)</text:p>
      <text:p text:style-name="P7">(000.000)(000.653)(000.000)(000.000)(000.000)(000.000)</text:p>
      <text:p text:style-name="P7">(000.000)(000.622)(000.000)(000.000)(000.000)(000.000)</text:p>
      <text:p text:style-name="P7">(000.000)(000.611)(000.000)(000.000)(000.000)(000.000)</text:p>
      <text:p text:style-name="P7">(000.000)(000.611)(000.000)(000.000)(000.000)(000.000)</text:p>
      <text:p text:style-name="P7">(000.000)(000.611)(000.000)(000.000)(000.000)(000.000)</text:p>
      <text:p text:style-name="P7">(000.000)(000.611)(000.000)(000.000)(000.000)(000.000)</text:p>
      <text:p text:style-name="P7">(000.000)(000.586)(000.000)(000.000)(000.000)(000.000)</text:p>
      <text:p text:style-name="P7">(000.000)(000.502)(000.000)(000.000)(000.000)(000.000)</text:p>
      <text:p text:style-name="P7">(000.000)(000.502)(000.000)(000.000)(000.000)(000.000)</text:p>
      <text:p text:style-name="P7">(000.000)(000.503)(000.000)(000.000)(000.000)(000.000)</text:p>
      <text:p text:style-name="P7">(000.000)(000.503)(000.000)(000.000)(000.001)(000.000)</text:p>
      <text:p text:style-name="P7">(000.000)(000.504)(000.000)(000.000)(000.000)(000.000)</text:p>
      <text:p text:style-name="P7">(000.000)(000.503)(000.000)(000.000)(000.000)(000.000)</text:p>
      <text:p text:style-name="P7">(000.000)(000.504)(000.000)(000.000)(000.000)(000.000)</text:p>
      <text:p text:style-name="P7"><text:soft-page-break/>(000.000)(000.547)(000.000)(000.000)(000.000)(000.000)</text:p>
      <text:p text:style-name="P7">(000.000)(000.593)(000.000)(000.000)(000.000)(000.000)</text:p>
      <text:p text:style-name="P7">(000.000)(000.599)(000.000)(000.000)(000.000)(000.000)</text:p>
      <text:p text:style-name="P7">(000.000)(000.578)(000.000)(000.000)(000.000)(000.000)</text:p>
      <text:p text:style-name="P7">(000.000)(000.573)(000.000)(000.000)(000.000)(000.000)</text:p>
      <text:p text:style-name="P7">(000.000)(000.580)(000.000)(000.000)(000.000)(000.000)</text:p>
      <text:p text:style-name="P7">(000.000)(000.580)(000.000)(000.000)(000.000)(000.000)</text:p>
      <text:p text:style-name="P7">(000.000)(000.580)(000.000)(000.000)(000.000)(000.000)</text:p>
      <text:p text:style-name="P7">(000.000)(000.585)(000.000)(000.000)(000.000)(000.000)</text:p>
      <text:p text:style-name="P7">(000.000)(000.605)(000.000)(000.000)(000.000)(000.000)</text:p>
      <text:p text:style-name="P7">(000.000)(000.605)(000.000)(000.000)(000.000)(000.000)</text:p>
      <text:p text:style-name="P7">(000.000)(000.605)(000.000)(000.000)(000.000)(000.000)</text:p>
      <text:p text:style-name="P7">(000.000)(000.604)(000.000)(000.000)(000.000)(000.000)</text:p>
      <text:p text:style-name="P7">(000.000)(000.605)(000.000)(000.000)(000.000)(000.000)</text:p>
      <text:p text:style-name="P7">(000.000)(000.604)(000.000)(000.000)(000.000)(000.000)</text:p>
      <text:p text:style-name="P7">(000.000)(000.605)(000.000)(000.000)(000.000)(000.000)</text:p>
      <text:p text:style-name="P7">(000.000)(000.591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1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1)(000.000)(000.000)(000.000)(000.000)</text:p>
      <text:p text:style-name="P7">(000.000)(000.553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19)(000.000)(000.000)(000.000)(000.000)</text:p>
      <text:p text:style-name="P7"/>
      <text:p text:style-name="P7">P.01(0210506001500)(00)(15)(6)(1.9)(MWh)(2.9)(MWh)(5.9)(Mvarh)(6.9)(Mvarh)(7.9)(Mvarh)(8.9)(Mvarh)</text:p>
      <text:p text:style-name="P7">(000.000)(000.501)(000.000)(000.000)(000.000)(000.000)</text:p>
      <text:p text:style-name="P7">(000.000)(000.500)(000.000)(000.000)(000.001)(000.000)</text:p>
      <text:p text:style-name="P7">(000.000)(000.501)(000.000)(000.001)(000.000)(000.000)</text:p>
      <text:p text:style-name="P7">(000.000)(000.500)(000.000)(000.001)(000.000)(000.000)</text:p>
      <text:p text:style-name="P7">(000.000)(000.501)(000.000)(000.000)(000.000)(000.000)</text:p>
      <text:p text:style-name="P7">(000.000)(000.501)(000.000)(000.000)(000.000)(000.000)</text:p>
      <text:p text:style-name="P7">(000.000)(000.500)(000.000)(000.001)(000.001)(000.000)</text:p>
      <text:p text:style-name="P7">(000.000)(000.501)(000.000)(000.001)(000.000)(000.000)</text:p>
      <text:p text:style-name="P7">(000.000)(000.501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499)(000.000)(000.000)(000.000)(000.000)</text:p>
      <text:p text:style-name="P7">(000.000)(000.499)(000.000)(000.000)(000.000)(000.000)</text:p>
      <text:p text:style-name="P7">(000.000)(000.499)(000.000)(000.000)(000.000)(000.000)</text:p>
      <text:p text:style-name="P7">(000.000)(000.499)(000.000)(000.000)(000.000)(000.000)</text:p>
      <text:p text:style-name="P7">(000.000)(000.498)(000.000)(000.000)(000.000)(000.000)</text:p>
      <text:p text:style-name="P7">(000.000)(000.499)(000.000)(000.002)(000.000)(000.000)</text:p>
      <text:p text:style-name="P7">(000.000)(000.499)(000.000)(000.000)(000.000)(000.000)</text:p>
      <text:p text:style-name="P7">(000.000)(000.499)(000.000)(000.000)(000.000)(000.000)</text:p>
      <text:p text:style-name="P7"><text:soft-page-break/>(000.000)(000.498)(000.000)(000.000)(000.000)(000.000)</text:p>
      <text:p text:style-name="P7">(000.000)(000.498)(000.000)(000.001)(000.000)(000.000)</text:p>
      <text:p text:style-name="P7">(000.000)(000.498)(000.000)(000.000)(000.000)(000.000)</text:p>
      <text:p text:style-name="P7">(000.000)(000.497)(000.000)(000.003)(000.000)(000.000)</text:p>
      <text:p text:style-name="P7">(000.000)(000.498)(000.000)(000.002)(000.000)(000.000)</text:p>
      <text:p text:style-name="P7">(000.000)(000.497)(000.000)(000.001)(000.000)(000.000)</text:p>
      <text:p text:style-name="P7">(000.000)(000.499)(000.000)(000.001)(000.001)(000.000)</text:p>
      <text:p text:style-name="P7">(000.000)(000.502)(000.000)(000.002)(000.000)(000.000)</text:p>
      <text:p text:style-name="P7">(000.000)(000.501)(000.000)(000.000)(000.000)(000.000)</text:p>
      <text:p text:style-name="P7">(000.000)(000.501)(000.000)(000.000)(000.000)(000.000)</text:p>
      <text:p text:style-name="P7">(000.000)(000.500)(000.000)(000.001)(000.000)(000.000)</text:p>
      <text:p text:style-name="P7">(000.000)(000.501)(000.000)(000.000)(000.000)(000.000)</text:p>
      <text:p text:style-name="P7">(000.000)(000.501)(000.000)(000.000)(000.000)(000.000)</text:p>
      <text:p text:style-name="P7">(000.000)(000.500)(000.000)(000.000)(000.000)(000.000)</text:p>
      <text:p text:style-name="P7">(000.000)(000.501)(000.000)(000.000)(000.000)(000.000)</text:p>
      <text:p text:style-name="P7">(000.000)(000.502)(000.000)(000.001)(000.000)(000.000)</text:p>
      <text:p text:style-name="P7">(000.000)(000.513)(000.000)(000.000)(000.000)(000.000)</text:p>
      <text:p text:style-name="P7">(000.000)(000.504)(000.000)(000.000)(000.000)(000.000)</text:p>
      <text:p text:style-name="P7">(000.000)(000.502)(000.000)(000.000)(000.000)(000.000)</text:p>
      <text:p text:style-name="P7">(000.000)(000.466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8)(000.000)(000.000)(000.000)(000.000)</text:p>
      <text:p text:style-name="P7">(000.000)(000.396)(000.000)(000.000)(000.000)(000.000)</text:p>
      <text:p text:style-name="P7">(000.000)(000.449)(000.000)(000.000)(000.000)(000.000)</text:p>
      <text:p text:style-name="P7">(000.000)(000.448)(000.000)(000.000)(000.000)(000.000)</text:p>
      <text:p text:style-name="P7">(000.000)(000.450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2)(000.000)(000.000)(000.000)(000.000)</text:p>
      <text:p text:style-name="P7">(000.000)(000.465)(000.000)(000.000)(000.000)(000.000)</text:p>
      <text:p text:style-name="P7">(000.000)(000.476)(000.000)(000.000)(000.000)(000.000)</text:p>
      <text:p text:style-name="P7">(000.000)(000.511)(000.000)(000.000)(000.000)(000.000)</text:p>
      <text:p text:style-name="P7">(000.000)(000.548)(000.000)(000.000)(000.000)(000.000)</text:p>
      <text:p text:style-name="P7">(000.000)(000.550)(000.000)(000.000)(000.000)(000.000)</text:p>
      <text:p text:style-name="P7">(000.000)(000.555)(000.000)(000.000)(000.000)(000.000)</text:p>
      <text:p text:style-name="P7">(000.000)(000.555)(000.000)(000.000)(000.000)(000.000)</text:p>
      <text:p text:style-name="P7">(000.000)(000.553)(000.000)(000.000)(000.000)(000.000)</text:p>
      <text:p text:style-name="P7">(000.000)(000.551)(000.000)(000.000)(000.000)(000.000)</text:p>
      <text:p text:style-name="P7">(000.000)(000.552)(000.000)(000.000)(000.000)(000.000)</text:p>
      <text:p text:style-name="P7">(000.000)(000.551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1)(000.000)(000.000)(000.000)(000.000)</text:p>
      <text:p text:style-name="P7">(000.000)(000.552)(000.000)(000.000)(000.000)(000.000)</text:p>
      <text:p text:style-name="P7"><text:soft-page-break/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52)(000.000)(000.000)(000.000)(000.000)</text:p>
      <text:p text:style-name="P7">(000.000)(000.544)(000.000)(000.000)(000.000)(000.000)</text:p>
      <text:p text:style-name="P7">(000.001)(000.295)(000.000)(000.000)(000.001)(000.000)</text:p>
      <text:p text:style-name="P7">(000.000)(000.560)(000.000)(000.000)(000.000)(000.000)</text:p>
      <text:p text:style-name="P7">(000.000)(000.598)(000.000)(000.000)(000.000)(000.000)</text:p>
      <text:p text:style-name="P7">(000.000)(000.599)(000.000)(000.000)(000.000)(000.000)</text:p>
      <text:p text:style-name="P7">(000.000)(000.588)(000.000)(000.000)(000.000)(000.000)</text:p>
      <text:p text:style-name="P7">(000.000)(000.507)(000.000)(000.000)(000.000)(000.000)</text:p>
      <text:p text:style-name="P7">(000.000)(000.506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8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7)(000.000)(000.000)(000.000)(000.000)</text:p>
      <text:p text:style-name="P7">(000.000)(000.507)(000.000)(000.000)(000.000)(000.000)</text:p>
      <text:p text:style-name="P7"/>
      <text:p text:style-name="P7">P.01(0210507001500)(00)(15)(6)(1.9)(MWh)(2.9)(MWh)(5.9)(Mvarh)(6.9)(Mvarh)(7.9)(Mvarh)(8.9)(Mvarh)</text:p>
      <text:p text:style-name="P7">(000.000)(000.454)(000.000)(000.000)(000.000)(000.000)</text:p>
      <text:p text:style-name="P7">(000.000)(000.456)(000.000)(000.000)(000.000)(000.000)</text:p>
      <text:p text:style-name="P7">(000.000)(000.456)(000.000)(000.000)(000.000)(000.000)</text:p>
      <text:p text:style-name="P7">(000.000)(000.456)(000.000)(000.000)(000.000)(000.000)</text:p>
      <text:p text:style-name="P7">(000.000)(000.456)(000.000)(000.000)(000.000)(000.000)</text:p>
      <text:p text:style-name="P7">(000.000)(000.456)(000.000)(000.000)(000.000)(000.000)</text:p>
      <text:p text:style-name="P7">(000.000)(000.455)(000.000)(000.000)(000.000)(000.000)</text:p>
      <text:p text:style-name="P7">(000.000)(000.456)(000.000)(000.000)(000.000)(000.000)</text:p>
      <text:p text:style-name="P7">(000.000)(000.455)(000.000)(000.000)(000.000)(000.000)</text:p>
      <text:p text:style-name="P7">(000.000)(000.456)(000.000)(000.000)(000.000)(000.000)</text:p>
      <text:p text:style-name="P7">(000.000)(000.455)(000.000)(000.000)(000.000)(000.000)</text:p>
      <text:p text:style-name="P7">(000.000)(000.459)(000.000)(000.000)(000.000)(000.000)</text:p>
      <text:p text:style-name="P7">(000.000)(000.458)(000.000)(000.000)(000.000)(000.000)</text:p>
      <text:p text:style-name="P7">(000.000)(000.459)(000.000)(000.000)(000.000)(000.000)</text:p>
      <text:p text:style-name="P7">(000.000)(000.458)(000.000)(000.000)(000.000)(000.000)</text:p>
      <text:p text:style-name="P7">(000.000)(000.459)(000.000)(000.000)(000.000)(000.000)</text:p>
      <text:p text:style-name="P7">(000.000)(000.458)(000.000)(000.001)(000.000)(000.000)</text:p>
      <text:p text:style-name="P7">(000.000)(000.458)(000.000)(000.000)(000.000)(000.000)</text:p>
      <text:p text:style-name="P7">(000.000)(000.458)(000.000)(000.000)(000.000)(000.000)</text:p>
      <text:p text:style-name="P7">(000.000)(000.459)(000.000)(000.000)(000.000)(000.000)</text:p>
      <text:p text:style-name="P7">(000.000)(000.437)(000.000)(000.000)(000.000)(000.000)</text:p>
      <text:p text:style-name="P7">(000.000)(000.433)(000.000)(000.000)(000.000)(000.000)</text:p>
      <text:p text:style-name="P7">(000.000)(000.433)(000.000)(000.000)(000.000)(000.000)</text:p>
      <text:p text:style-name="P7">(000.000)(000.433)(000.000)(000.000)(000.000)(000.000)</text:p>
      <text:p text:style-name="P7">(000.000)(000.433)(000.000)(000.000)(000.000)(000.000)</text:p>
      <text:p text:style-name="P7"><text:soft-page-break/>(000.000)(000.432)(000.000)(000.000)(000.000)(000.000)</text:p>
      <text:p text:style-name="P7">(000.000)(000.433)(000.000)(000.000)(000.000)(000.000)</text:p>
      <text:p text:style-name="P7">(000.000)(000.433)(000.000)(000.000)(000.000)(000.000)</text:p>
      <text:p text:style-name="P7">(000.000)(000.432)(000.000)(000.000)(000.000)(000.000)</text:p>
      <text:p text:style-name="P7">(000.000)(000.433)(000.000)(000.001)(000.000)(000.000)</text:p>
      <text:p text:style-name="P7">(000.000)(000.432)(000.000)(000.000)(000.000)(000.000)</text:p>
      <text:p text:style-name="P7">(000.000)(000.433)(000.000)(000.000)(000.000)(000.000)</text:p>
      <text:p text:style-name="P7">(000.000)(000.432)(000.000)(000.000)(000.000)(000.000)</text:p>
      <text:p text:style-name="P7">(000.000)(000.433)(000.000)(000.000)(000.000)(000.000)</text:p>
      <text:p text:style-name="P7">(000.000)(000.408)(000.000)(000.000)(000.000)(000.000)</text:p>
      <text:p text:style-name="P7">(000.000)(000.429)(000.000)(000.000)(000.000)(000.000)</text:p>
      <text:p text:style-name="P7">(000.000)(000.437)(000.000)(000.000)(000.000)(000.000)</text:p>
      <text:p text:style-name="P7">(000.000)(000.437)(000.000)(000.000)(000.000)(000.000)</text:p>
      <text:p text:style-name="P7">(000.000)(000.437)(000.000)(000.000)(000.000)(000.000)</text:p>
      <text:p text:style-name="P7">(000.000)(000.429)(000.000)(000.000)(000.000)(000.000)</text:p>
      <text:p text:style-name="P7">(000.000)(000.400)(000.000)(000.000)(000.000)(000.000)</text:p>
      <text:p text:style-name="P7">(000.000)(000.403)(000.000)(000.000)(000.001)(000.000)</text:p>
      <text:p text:style-name="P7">(000.000)(000.402)(000.000)(000.000)(000.000)(000.000)</text:p>
      <text:p text:style-name="P7">(000.000)(000.402)(000.000)(000.000)(000.000)(000.000)</text:p>
      <text:p text:style-name="P7">(000.000)(000.403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3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3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3)(000.000)(000.000)(000.000)(000.000)</text:p>
      <text:p text:style-name="P7">(000.000)(000.404)(000.000)(000.000)(000.000)(000.000)</text:p>
      <text:p text:style-name="P7">(000.000)(000.446)(000.000)(000.000)(000.000)(000.000)</text:p>
      <text:p text:style-name="P7">(000.000)(000.453)(000.000)(000.000)(000.000)(000.000)</text:p>
      <text:p text:style-name="P7">(000.000)(000.453)(000.000)(000.000)(000.000)(000.000)</text:p>
      <text:p text:style-name="P7">(000.000)(000.430)(000.000)(000.000)(000.000)(000.000)</text:p>
      <text:p text:style-name="P7">(000.000)(000.403)(000.000)(000.000)(000.000)(000.000)</text:p>
      <text:p text:style-name="P7">(000.000)(000.402)(000.000)(000.000)(000.000)(000.000)</text:p>
      <text:p text:style-name="P7">(000.000)(000.403)(000.000)(000.000)(000.000)(000.000)</text:p>
      <text:p text:style-name="P7">(000.000)(000.403)(000.000)(000.000)(000.000)(000.000)</text:p>
      <text:p text:style-name="P7">(000.000)(000.403)(000.000)(000.000)(000.000)(000.000)</text:p>
      <text:p text:style-name="P7">(000.000)(000.404)(000.000)(000.000)(000.000)(000.000)</text:p>
      <text:p text:style-name="P7">(000.000)(000.403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<text:soft-page-break/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3)(000.000)(000.000)(000.000)(000.000)</text:p>
      <text:p text:style-name="P7">(000.000)(000.403)(000.000)(000.000)(000.000)(000.000)</text:p>
      <text:p text:style-name="P7">(000.000)(000.403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402)(000.000)(000.000)(000.000)(000.000)</text:p>
      <text:p text:style-name="P7">(000.000)(000.397)(000.000)(000.000)(000.000)(000.000)</text:p>
      <text:p text:style-name="P7"/>
      <text:p text:style-name="P7">P.01(0210508001500)(00)(15)(6)(1.9)(MWh)(2.9)(MWh)(5.9)(Mvarh)(6.9)(Mvarh)(7.9)(Mvarh)(8.9)(Mvarh)</text:p>
      <text:p text:style-name="P7">(000.000)(000.353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46)(000.000)(000.000)(000.002)(000.000)</text:p>
      <text:p text:style-name="P7">(000.000)(000.328)(000.000)(000.000)(000.000)(000.000)</text:p>
      <text:p text:style-name="P7">(000.000)(000.327)(000.000)(000.000)(000.000)(000.000)</text:p>
      <text:p text:style-name="P7">(000.000)(000.328)(000.000)(000.000)(000.000)(000.000)</text:p>
      <text:p text:style-name="P7">(000.000)(000.328)(000.000)(000.000)(000.000)(000.000)</text:p>
      <text:p text:style-name="P7">(000.000)(000.328)(000.000)(000.000)(000.000)(000.000)</text:p>
      <text:p text:style-name="P7">(000.000)(000.297)(000.000)(000.000)(000.001)(000.000)</text:p>
      <text:p text:style-name="P7">(000.000)(000.278)(000.000)(000.000)(000.000)(000.000)</text:p>
      <text:p text:style-name="P7">(000.000)(000.288)(000.000)(000.000)(000.000)(000.000)</text:p>
      <text:p text:style-name="P7">(000.000)(000.328)(000.000)(000.000)(000.000)(000.000)</text:p>
      <text:p text:style-name="P7">(000.000)(000.327)(000.000)(000.000)(000.000)(000.000)</text:p>
      <text:p text:style-name="P7">(000.000)(000.349)(000.000)(000.000)(000.000)(000.000)</text:p>
      <text:p text:style-name="P7">(000.000)(000.353)(000.000)(000.000)(000.000)(000.000)</text:p>
      <text:p text:style-name="P7">(000.000)(000.352)(000.000)(000.001)(000.000)(000.000)</text:p>
      <text:p text:style-name="P7">(000.000)(000.352)(000.000)(000.000)(000.000)(000.000)</text:p>
      <text:p text:style-name="P7">(000.000)(000.352)(000.000)(000.000)(000.000)(000.000)</text:p>
      <text:p text:style-name="P7">(000.000)(000.352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<text:soft-page-break/>(000.000)(000.353)(000.000)(000.000)(000.000)(000.000)</text:p>
      <text:p text:style-name="P7">(000.000)(000.352)(000.000)(000.000)(000.001)(000.000)</text:p>
      <text:p text:style-name="P7">(000.000)(000.352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2)(000.000)(000.000)(000.000)(000.000)</text:p>
      <text:p text:style-name="P7">(000.000)(000.354)(000.000)(000.000)(000.001)(000.000)</text:p>
      <text:p text:style-name="P7">(000.000)(000.353)(000.000)(000.000)(000.000)(000.000)</text:p>
      <text:p text:style-name="P7">(000.000)(000.351)(000.000)(000.000)(000.000)(000.000)</text:p>
      <text:p text:style-name="P7">(000.000)(000.361)(000.000)(000.000)(000.000)(000.000)</text:p>
      <text:p text:style-name="P7">(000.000)(000.381)(000.000)(000.000)(000.001)(000.000)</text:p>
      <text:p text:style-name="P7">(000.000)(000.395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413)(000.000)(000.000)(000.001)(000.000)</text:p>
      <text:p text:style-name="P7">(000.000)(000.419)(000.000)(000.000)(000.000)(000.000)</text:p>
      <text:p text:style-name="P7">(000.000)(000.423)(000.000)(000.000)(000.000)(000.000)</text:p>
      <text:p text:style-name="P7">(000.000)(000.425)(000.000)(000.000)(000.000)(000.000)</text:p>
      <text:p text:style-name="P7">(000.000)(000.424)(000.000)(000.000)(000.000)(000.000)</text:p>
      <text:p text:style-name="P7">(000.000)(000.426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50)(000.000)(000.000)(000.000)(000.000)</text:p>
      <text:p text:style-name="P7">(000.000)(000.451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51)(000.000)(000.000)(000.000)(000.000)</text:p>
      <text:p text:style-name="P7">(000.000)(000.450)(000.000)(000.000)(000.000)(000.000)</text:p>
      <text:p text:style-name="P7">(000.000)(000.444)(000.000)(000.000)(000.000)(000.000)</text:p>
      <text:p text:style-name="P7">(000.000)(000.427)(000.000)(000.000)(000.000)(000.000)</text:p>
      <text:p text:style-name="P7"><text:soft-page-break/>(000.000)(000.426)(000.000)(000.000)(000.000)(000.000)</text:p>
      <text:p text:style-name="P7">(000.000)(000.427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27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09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396)(000.000)(000.000)(000.000)(000.000)</text:p>
      <text:p text:style-name="P7"/>
      <text:p text:style-name="P7">P.01(0210509001500)(00)(15)(6)(1.9)(MWh)(2.9)(MWh)(5.9)(Mvarh)(6.9)(Mvarh)(7.9)(Mvarh)(8.9)(Mvarh)</text:p>
      <text:p text:style-name="P7">(000.000)(000.375)(000.000)(000.000)(000.001)(000.000)</text:p>
      <text:p text:style-name="P7">(000.000)(000.374)(000.000)(000.000)(000.000)(000.000)</text:p>
      <text:p text:style-name="P7">(000.000)(000.367)(000.000)(000.000)(000.000)(000.000)</text:p>
      <text:p text:style-name="P7">(000.000)(000.351)(000.000)(000.000)(000.000)(000.000)</text:p>
      <text:p text:style-name="P7">(000.000)(000.353)(000.000)(000.000)(000.000)(000.000)</text:p>
      <text:p text:style-name="P7">(000.000)(000.356)(000.000)(000.000)(000.000)(000.000)</text:p>
      <text:p text:style-name="P7">(000.000)(000.355)(000.000)(000.000)(000.000)(000.000)</text:p>
      <text:p text:style-name="P7">(000.000)(000.356)(000.000)(000.000)(000.000)(000.000)</text:p>
      <text:p text:style-name="P7">(000.000)(000.362)(000.000)(000.000)(000.000)(000.000)</text:p>
      <text:p text:style-name="P7">(000.000)(000.363)(000.000)(000.000)(000.000)(000.000)</text:p>
      <text:p text:style-name="P7">(000.000)(000.365)(000.000)(000.000)(000.000)(000.000)</text:p>
      <text:p text:style-name="P7">(000.000)(000.364)(000.000)(000.000)(000.000)(000.000)</text:p>
      <text:p text:style-name="P7">(000.000)(000.364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6)(000.000)(000.000)(000.000)(000.000)</text:p>
      <text:p text:style-name="P7">(000.000)(000.365)(000.000)(000.000)(000.000)(000.000)</text:p>
      <text:p text:style-name="P7">(000.000)(000.366)(000.000)(000.000)(000.000)(000.000)</text:p>
      <text:p text:style-name="P7">(000.000)(000.365)(000.000)(000.000)(000.000)(000.000)</text:p>
      <text:p text:style-name="P7">(000.000)(000.366)(000.000)(000.000)(000.001)(000.000)</text:p>
      <text:p text:style-name="P7">(000.000)(000.366)(000.000)(000.000)(000.000)(000.000)</text:p>
      <text:p text:style-name="P7">(000.000)(000.365)(000.000)(000.000)(000.000)(000.000)</text:p>
      <text:p text:style-name="P7">(000.000)(000.364)(000.000)(000.000)(000.000)(000.000)</text:p>
      <text:p text:style-name="P7">(000.000)(000.364)(000.000)(000.000)(000.000)(000.000)</text:p>
      <text:p text:style-name="P7">(000.000)(000.364)(000.000)(000.000)(000.000)(000.000)</text:p>
      <text:p text:style-name="P7">(000.000)(000.364)(000.000)(000.000)(000.000)(000.000)</text:p>
      <text:p text:style-name="P7">(000.000)(000.364)(000.000)(000.000)(000.001)(000.000)</text:p>
      <text:p text:style-name="P7">(000.000)(000.363)(000.000)(000.000)(000.000)(000.000)</text:p>
      <text:p text:style-name="P7">(000.000)(000.365)(000.000)(000.000)(000.000)(000.000)</text:p>
      <text:p text:style-name="P7">(000.000)(000.364)(000.000)(000.000)(000.000)(000.000)</text:p>
      <text:p text:style-name="P7"><text:soft-page-break/>(000.000)(000.364)(000.000)(000.000)(000.000)(000.000)</text:p>
      <text:p text:style-name="P7">(000.000)(000.364)(000.000)(000.000)(000.000)(000.000)</text:p>
      <text:p text:style-name="P7">(000.000)(000.364)(000.000)(000.000)(000.000)(000.000)</text:p>
      <text:p text:style-name="P7">(000.000)(000.358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2)(000.000)(000.000)(000.000)(000.000)</text:p>
      <text:p text:style-name="P7">(000.000)(000.352)(000.000)(000.000)(000.000)(000.000)</text:p>
      <text:p text:style-name="P7">(000.000)(000.359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451)(000.000)(000.000)(000.000)(000.000)</text:p>
      <text:p text:style-name="P7">(000.000)(000.568)(000.000)(000.000)(000.000)(000.000)</text:p>
      <text:p text:style-name="P7">(000.000)(000.577)(000.000)(000.000)(000.000)(000.000)</text:p>
      <text:p text:style-name="P7">(000.000)(000.576)(000.000)(000.000)(000.000)(000.000)</text:p>
      <text:p text:style-name="P7">(000.000)(000.576)(000.000)(000.000)(000.000)(000.000)</text:p>
      <text:p text:style-name="P7">(000.000)(000.576)(000.000)(000.000)(000.000)(000.000)</text:p>
      <text:p text:style-name="P7">(000.000)(000.546)(000.000)(000.000)(000.000)(000.000)</text:p>
      <text:p text:style-name="P7">(000.000)(000.500)(000.000)(000.000)(000.000)(000.000)</text:p>
      <text:p text:style-name="P7">(000.000)(000.500)(000.000)(000.000)(000.000)(000.000)</text:p>
      <text:p text:style-name="P7">(000.000)(000.500)(000.000)(000.000)(000.001)(000.000)</text:p>
      <text:p text:style-name="P7">(000.000)(000.500)(000.000)(000.000)(000.000)(000.000)</text:p>
      <text:p text:style-name="P7">(000.000)(000.500)(000.000)(000.000)(000.000)(000.000)</text:p>
      <text:p text:style-name="P7">(000.000)(000.499)(000.000)(000.000)(000.000)(000.000)</text:p>
      <text:p text:style-name="P7">(000.000)(000.497)(000.000)(000.000)(000.000)(000.000)</text:p>
      <text:p text:style-name="P7">(000.000)(000.498)(000.000)(000.000)(000.000)(000.000)</text:p>
      <text:p text:style-name="P7">(000.000)(000.498)(000.000)(000.000)(000.000)(000.000)</text:p>
      <text:p text:style-name="P7">(000.000)(000.498)(000.000)(000.000)(000.000)(000.000)</text:p>
      <text:p text:style-name="P7">(000.000)(000.499)(000.000)(000.000)(000.000)(000.000)</text:p>
      <text:p text:style-name="P7">(000.000)(000.514)(000.000)(000.000)(000.000)(000.000)</text:p>
      <text:p text:style-name="P7">(000.000)(000.686)(000.000)(000.000)(000.000)(000.000)</text:p>
      <text:p text:style-name="P7">(000.000)(000.677)(000.000)(000.000)(000.000)(000.000)</text:p>
      <text:p text:style-name="P7">(000.000)(000.673)(000.000)(000.000)(000.000)(000.000)</text:p>
      <text:p text:style-name="P7">(000.000)(000.660)(000.000)(000.000)(000.000)(000.000)</text:p>
      <text:p text:style-name="P7">(000.000)(000.660)(000.000)(000.000)(000.000)(000.000)</text:p>
      <text:p text:style-name="P7">(000.000)(000.660)(000.000)(000.000)(000.000)(000.000)</text:p>
      <text:p text:style-name="P7">(000.000)(000.660)(000.000)(000.000)(000.000)(000.000)</text:p>
      <text:p text:style-name="P7">(000.000)(000.660)(000.000)(000.000)(000.000)(000.000)</text:p>
      <text:p text:style-name="P7">(000.000)(000.663)(000.000)(000.000)(000.000)(000.000)</text:p>
      <text:p text:style-name="P7">(000.000)(000.680)(000.000)(000.000)(000.000)(000.000)</text:p>
      <text:p text:style-name="P7">(000.000)(000.679)(000.000)(000.000)(000.000)(000.000)</text:p>
      <text:p text:style-name="P7">(000.000)(000.679)(000.000)(000.000)(000.000)(000.000)</text:p>
      <text:p text:style-name="P7">(000.000)(000.671)(000.000)(000.000)(000.000)(000.000)</text:p>
      <text:p text:style-name="P7">(000.000)(000.650)(000.000)(000.000)(000.000)(000.000)</text:p>
      <text:p text:style-name="P7">(000.000)(000.651)(000.000)(000.000)(000.000)(000.000)</text:p>
      <text:p text:style-name="P7">(000.000)(000.650)(000.000)(000.000)(000.000)(000.000)</text:p>
      <text:p text:style-name="P7"><text:soft-page-break/>(000.000)(000.620)(000.000)(000.000)(000.000)(000.000)</text:p>
      <text:p text:style-name="P7">(000.000)(000.579)(000.000)(000.000)(000.000)(000.000)</text:p>
      <text:p text:style-name="P7">(000.000)(000.562)(000.000)(000.000)(000.000)(000.000)</text:p>
      <text:p text:style-name="P7">(000.000)(000.551)(000.000)(000.000)(000.000)(000.000)</text:p>
      <text:p text:style-name="P7">(000.000)(000.547)(000.000)(000.000)(000.000)(000.000)</text:p>
      <text:p text:style-name="P7">(000.000)(000.524)(000.000)(000.000)(000.000)(000.000)</text:p>
      <text:p text:style-name="P7">(000.000)(000.510)(000.000)(000.000)(000.000)(000.000)</text:p>
      <text:p text:style-name="P7">(000.000)(000.499)(000.000)(000.000)(000.000)(000.000)</text:p>
      <text:p text:style-name="P7">(000.000)(000.480)(000.000)(000.000)(000.000)(000.000)</text:p>
      <text:p text:style-name="P7"/>
      <text:p text:style-name="P7">P.01(0210510001500)(00)(15)(6)(1.9)(MWh)(2.9)(MWh)(5.9)(Mvarh)(6.9)(Mvarh)(7.9)(Mvarh)(8.9)(Mvarh)</text:p>
      <text:p text:style-name="P9">(000.000)(000.449)(000.000)(000.000)(000.000)(000.000)</text:p>
      <text:p text:style-name="P9">(000.000)(000.449)(000.000)(000.000)(000.000)(000.000)</text:p>
      <text:p text:style-name="P9">(000.000)(000.450)(000.000)(000.000)(000.000)(000.000)</text:p>
      <text:p text:style-name="P9">(000.000)(000.449)(000.000)(000.000)(000.000)(000.000)</text:p>
      <text:p text:style-name="P10">(000.000)(000.435)(000.000)(000.000)(000.000)(000.000)</text:p>
      <text:p text:style-name="P10">(000.000)(000.350)(000.000)(000.000)(000.000)(000.000)</text:p>
      <text:p text:style-name="P10">(000.000)(000.351)(000.000)(000.000)(000.000)(000.000)</text:p>
      <text:p text:style-name="P10">(000.000)(000.350)(000.000)(000.000)(000.000)(000.000)</text:p>
      <text:p text:style-name="P9">(000.000)(000.351)(000.000)(000.000)(000.000)(000.000)</text:p>
      <text:p text:style-name="P9">(000.000)(000.351)(000.000)(000.000)(000.000)(000.000)</text:p>
      <text:p text:style-name="P9">(000.000)(000.429)(000.000)(000.000)(000.000)(000.000)</text:p>
      <text:p text:style-name="P9">(000.000)(000.432)(000.000)(000.000)(000.000)(000.000)</text:p>
      <text:p text:style-name="P10">(000.000)(000.431)(000.000)(000.000)(000.000)(000.000)</text:p>
      <text:p text:style-name="P10">(000.000)(000.432)(000.000)(000.000)(000.000)(000.000)</text:p>
      <text:p text:style-name="P10">(000.000)(000.446)(000.000)(000.001)(000.000)(000.000)</text:p>
      <text:p text:style-name="P10">(000.000)(000.476)(000.000)(000.000)(000.000)(000.000)</text:p>
      <text:p text:style-name="P9">(000.000)(000.477)(000.000)(000.001)(000.000)(000.000)</text:p>
      <text:p text:style-name="P9">(000.000)(000.477)(000.000)(000.000)(000.000)(000.000)</text:p>
      <text:p text:style-name="P9">(000.000)(000.476)(000.000)(000.001)(000.000)(000.000)</text:p>
      <text:p text:style-name="P9">(000.000)(000.476)(000.000)(000.001)(000.000)(000.000)</text:p>
      <text:p text:style-name="P10">(000.000)(000.476)(000.000)(000.000)(000.000)(000.000)</text:p>
      <text:p text:style-name="P10">(000.000)(000.476)(000.000)(000.001)(000.000)(000.000)</text:p>
      <text:p text:style-name="P10">(000.000)(000.475)(000.000)(000.000)(000.000)(000.000)</text:p>
      <text:p text:style-name="P10">(000.000)(000.475)(000.000)(000.000)(000.000)(000.000)</text:p>
      <text:p text:style-name="P9">(000.000)(000.475)(000.000)(000.002)(000.000)(000.000)</text:p>
      <text:p text:style-name="P9">(000.000)(000.475)(000.000)(000.000)(000.000)(000.000)</text:p>
      <text:p text:style-name="P9">(000.000)(000.476)(000.000)(000.000)(000.000)(000.000)</text:p>
      <text:p text:style-name="P9">(000.000)(000.476)(000.000)(000.000)(000.000)(000.000)</text:p>
      <text:p text:style-name="P10">(000.000)(000.474)(000.000)(000.000)(000.000)(000.000)</text:p>
      <text:p text:style-name="P10">(000.000)(000.450)(000.000)(000.000)(000.000)(000.000)</text:p>
      <text:p text:style-name="P10">(000.000)(000.425)(000.000)(000.000)(000.000)(000.000)</text:p>
      <text:p text:style-name="P10">(000.000)(000.385)(000.000)(000.000)(000.000)(000.000)</text:p>
      <text:p text:style-name="P9">(000.000)(000.376)(000.000)(000.001)(000.000)(000.000)</text:p>
      <text:p text:style-name="P9">(000.000)(000.375)(000.000)(000.000)(000.000)(000.000)</text:p>
      <text:p text:style-name="P9">(000.000)(000.372)(000.000)(000.000)(000.000)(000.000)</text:p>
      <text:p text:style-name="P9">(000.000)(000.372)(000.000)(000.000)(000.000)(000.000)</text:p>
      <text:p text:style-name="P10">(000.000)(000.367)(000.000)(000.000)(000.000)(000.000)</text:p>
      <text:p text:style-name="P10">(000.000)(000.348)(000.000)(000.000)(000.000)(000.000)</text:p>
      <text:p text:style-name="P10">(000.000)(000.347)(000.000)(000.000)(000.000)(000.000)</text:p>
      <text:p text:style-name="P10">(000.000)(000.354)(000.000)(000.000)(000.000)(000.000)</text:p>
      <text:p text:style-name="P7"><text:soft-page-break/>(000.000)(000.373)(000.000)(000.000)(000.000)(000.000)</text:p>
      <text:p text:style-name="P7">(000.000)(000.374)(000.000)(000.000)(000.000)(000.000)</text:p>
      <text:p text:style-name="P7">(000.000)(000.373)(000.000)(000.000)(000.001)(000.000)</text:p>
      <text:p text:style-name="P7">(000.000)(000.343)(000.000)(000.000)(000.001)(000.000)</text:p>
      <text:p text:style-name="P7">(000.000)(000.251)(000.000)(000.000)(000.001)(000.000)</text:p>
      <text:p text:style-name="P7">(000.000)(000.251)(000.000)(000.000)(000.001)(000.000)</text:p>
      <text:p text:style-name="P7">(000.000)(000.251)(000.000)(000.000)(000.001)(000.000)</text:p>
      <text:p text:style-name="P7">(000.000)(000.288)(000.000)(000.000)(000.001)(000.000)</text:p>
      <text:p text:style-name="P7">(000.000)(000.375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7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7)(000.000)(000.000)(000.000)(000.000)</text:p>
      <text:p text:style-name="P7">(000.000)(000.376)(000.000)(000.000)(000.000)(000.000)</text:p>
      <text:p text:style-name="P7">(000.000)(000.377)(000.000)(000.000)(000.000)(000.000)</text:p>
      <text:p text:style-name="P7">(000.000)(000.377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(000.000)(000.374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8)(000.000)(000.000)(000.000)(000.000)</text:p>
      <text:p text:style-name="P7">(000.000)(000.500)(000.000)(000.000)(000.000)(000.000)</text:p>
      <text:p text:style-name="P7">(000.000)(000.498)(000.000)(000.000)(000.000)(000.000)</text:p>
      <text:p text:style-name="P7">(000.000)(000.498)(000.000)(000.000)(000.000)(000.000)</text:p>
      <text:p text:style-name="P7">(000.000)(000.467)(000.000)(000.000)(000.000)(000.000)</text:p>
      <text:p text:style-name="P7">(000.000)(000.374)(000.000)(000.000)(000.000)(000.000)</text:p>
      <text:p text:style-name="P7">(000.000)(000.375)(000.000)(000.000)(000.000)(000.000)</text:p>
      <text:p text:style-name="P7">(000.000)(000.373)(000.000)(000.000)(000.000)(000.000)</text:p>
      <text:p text:style-name="P7">(000.000)(000.374)(000.000)(000.000)(000.000)(000.000)</text:p>
      <text:p text:style-name="P7">(000.000)(000.374)(000.000)(000.000)(000.000)(000.000)</text:p>
      <text:p text:style-name="P7">(000.000)(000.372)(000.000)(000.000)(000.000)(000.000)</text:p>
      <text:p text:style-name="P7">(000.000)(000.373)(000.000)(000.000)(000.000)(000.000)</text:p>
      <text:p text:style-name="P7">(000.000)(000.375)(000.000)(000.000)(000.000)(000.000)</text:p>
      <text:p text:style-name="P7">(000.000)(000.374)(000.000)(000.000)(000.000)(000.000)</text:p>
      <text:p text:style-name="P7">(000.000)(000.374)(000.000)(000.000)(000.000)(000.000)</text:p>
      <text:p text:style-name="P7">(000.000)(000.373)(000.000)(000.000)(000.000)(000.000)</text:p>
      <text:p text:style-name="P7">(000.000)(000.375)(000.000)(000.000)(000.000)(000.000)</text:p>
      <text:p text:style-name="P7">(000.000)(000.354)(000.000)(000.000)(000.000)(000.000)</text:p>
      <text:p text:style-name="P7">(000.000)(000.348)(000.000)(000.000)(000.000)(000.000)</text:p>
      <text:p text:style-name="P7">(000.000)(000.349)(000.000)(000.000)(000.000)(000.000)</text:p>
      <text:p text:style-name="P7">(000.000)(000.348)(000.000)(000.000)(000.000)(000.000)</text:p>
      <text:p text:style-name="P7">(000.000)(000.316)(000.000)(000.000)(000.000)(000.000)</text:p>
      <text:p text:style-name="P7">(000.000)(000.304)(000.000)(000.000)(000.000)(000.000)</text:p>
      <text:p text:style-name="P7">(000.000)(000.324)(000.000)(000.000)(000.000)(000.000)</text:p>
      <text:p text:style-name="P7">(000.000)(000.359)(000.000)(000.000)(000.000)(000.000)</text:p>
      <text:p text:style-name="P7"><text:soft-page-break/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55)(000.000)(000.000)(000.001)(000.000)</text:p>
      <text:p text:style-name="P7"/>
      <text:p text:style-name="P7">P.01(0210511001500)(00)(15)(6)(1.9)(MWh)(2.9)(MWh)(5.9)(Mvarh)(6.9)(Mvarh)(7.9)(Mvarh)(8.9)(Mvarh)</text:p>
      <text:p text:style-name="P7">(000.000)(000.287)(000.000)(000.000)(000.000)(000.000)</text:p>
      <text:p text:style-name="P7">(000.000)(000.250)(000.000)(000.000)(000.001)(000.000)</text:p>
      <text:p text:style-name="P7">(000.000)(000.251)(000.000)(000.000)(000.000)(000.000)</text:p>
      <text:p text:style-name="P7">(000.000)(000.250)(000.000)(000.000)(000.000)(000.000)</text:p>
      <text:p text:style-name="P7">(000.000)(000.251)(000.000)(000.000)(000.001)(000.000)</text:p>
      <text:p text:style-name="P7">(000.000)(000.250)(000.000)(000.000)(000.003)(000.000)</text:p>
      <text:p text:style-name="P7">(000.000)(000.250)(000.000)(000.000)(000.005)(000.000)</text:p>
      <text:p text:style-name="P7">(000.000)(000.292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0)(000.001)(000.000)</text:p>
      <text:p text:style-name="P7">(000.000)(000.300)(000.000)(000.000)(000.000)(000.000)</text:p>
      <text:p text:style-name="P7">(000.000)(000.300)(000.000)(000.000)(000.000)(000.000)</text:p>
      <text:p text:style-name="P7">(000.000)(000.299)(000.000)(000.000)(000.000)(000.000)</text:p>
      <text:p text:style-name="P7">(000.000)(000.300)(000.000)(000.001)(000.000)(000.000)</text:p>
      <text:p text:style-name="P7">(000.000)(000.300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292)(000.000)(000.000)(000.001)(000.000)</text:p>
      <text:p text:style-name="P7">(000.000)(000.256)(000.000)(000.000)(000.002)(000.000)</text:p>
      <text:p text:style-name="P7">(000.000)(000.255)(000.000)(000.000)(000.000)(000.000)</text:p>
      <text:p text:style-name="P7">(000.000)(000.255)(000.000)(000.000)(000.001)(000.000)</text:p>
      <text:p text:style-name="P7">(000.000)(000.254)(000.000)(000.000)(000.001)(000.000)</text:p>
      <text:p text:style-name="P7">(000.000)(000.254)(000.000)(000.000)(000.001)(000.000)</text:p>
      <text:p text:style-name="P7">(000.000)(000.253)(000.000)(000.000)(000.001)(000.000)</text:p>
      <text:p text:style-name="P7">(000.000)(000.254)(000.000)(000.000)(000.001)(000.000)</text:p>
      <text:p text:style-name="P7">(000.000)(000.254)(000.000)(000.000)(000.001)(000.000)</text:p>
      <text:p text:style-name="P7">(000.000)(000.253)(000.000)(000.000)(000.001)(000.000)</text:p>
      <text:p text:style-name="P7"><text:soft-page-break/>(000.000)(000.253)(000.000)(000.000)(000.000)(000.000)</text:p>
      <text:p text:style-name="P7">(000.000)(000.254)(000.000)(000.000)(000.001)(000.000)</text:p>
      <text:p text:style-name="P7">(000.000)(000.254)(000.000)(000.000)(000.001)(000.000)</text:p>
      <text:p text:style-name="P7">(000.000)(000.254)(000.000)(000.000)(000.002)(000.000)</text:p>
      <text:p text:style-name="P7">(000.000)(000.286)(000.000)(000.000)(000.002)(000.000)</text:p>
      <text:p text:style-name="P7">(000.000)(000.303)(000.000)(000.000)(000.001)(000.000)</text:p>
      <text:p text:style-name="P7">(000.000)(000.267)(000.000)(000.000)(000.004)(000.000)</text:p>
      <text:p text:style-name="P7">(000.000)(000.302)(000.000)(000.000)(000.000)(000.000)</text:p>
      <text:p text:style-name="P7">(000.000)(000.316)(000.000)(000.000)(000.000)(000.000)</text:p>
      <text:p text:style-name="P7">(000.000)(000.410)(000.000)(000.000)(000.000)(000.000)</text:p>
      <text:p text:style-name="P7">(000.000)(000.436)(000.000)(000.000)(000.000)(000.000)</text:p>
      <text:p text:style-name="P7">(000.000)(000.452)(000.000)(000.000)(000.000)(000.000)</text:p>
      <text:p text:style-name="P7">(000.000)(000.488)(000.000)(000.000)(000.000)(000.000)</text:p>
      <text:p text:style-name="P7">(000.000)(000.522)(000.000)(000.000)(000.000)(000.000)</text:p>
      <text:p text:style-name="P7">(000.000)(000.550)(000.000)(000.000)(000.000)(000.000)</text:p>
      <text:p text:style-name="P7">(000.000)(000.550)(000.000)(000.000)(000.000)(000.000)</text:p>
      <text:p text:style-name="P7">(000.000)(000.588)(000.000)(000.000)(000.000)(000.000)</text:p>
      <text:p text:style-name="P7">(000.000)(000.606)(000.000)(000.000)(000.000)(000.000)</text:p>
      <text:p text:style-name="P7">(000.000)(000.626)(000.000)(000.000)(000.000)(000.000)</text:p>
      <text:p text:style-name="P7">(000.000)(000.647)(000.000)(000.000)(000.000)(000.000)</text:p>
      <text:p text:style-name="P7">(000.000)(000.665)(000.000)(000.000)(000.000)(000.000)</text:p>
      <text:p text:style-name="P7">(000.000)(000.678)(000.000)(000.000)(000.000)(000.000)</text:p>
      <text:p text:style-name="P7">(000.000)(000.677)(000.000)(000.000)(000.000)(000.000)</text:p>
      <text:p text:style-name="P7">(000.000)(000.678)(000.000)(000.000)(000.000)(000.000)</text:p>
      <text:p text:style-name="P7">(000.000)(000.692)(000.000)(000.000)(000.000)(000.000)</text:p>
      <text:p text:style-name="P7">(000.000)(000.703)(000.000)(000.000)(000.000)(000.000)</text:p>
      <text:p text:style-name="P7">(000.000)(000.678)(000.000)(000.000)(000.000)(000.000)</text:p>
      <text:p text:style-name="P7">(000.000)(000.691)(000.000)(000.001)(000.000)(000.000)</text:p>
      <text:p text:style-name="P7">(000.000)(000.691)(000.000)(000.000)(000.000)(000.000)</text:p>
      <text:p text:style-name="P7">(000.000)(000.691)(000.000)(000.000)(000.000)(000.000)</text:p>
      <text:p text:style-name="P7">(000.000)(000.677)(000.000)(000.000)(000.000)(000.000)</text:p>
      <text:p text:style-name="P7">(000.000)(000.678)(000.000)(000.002)(000.000)(000.000)</text:p>
      <text:p text:style-name="P7">(000.000)(000.677)(000.000)(000.000)(000.000)(000.000)</text:p>
      <text:p text:style-name="P7">(000.000)(000.677)(000.000)(000.000)(000.000)(000.000)</text:p>
      <text:p text:style-name="P7">(000.000)(000.677)(000.000)(000.000)(000.000)(000.000)</text:p>
      <text:p text:style-name="P7">(000.000)(000.677)(000.000)(000.000)(000.000)(000.000)</text:p>
      <text:p text:style-name="P7">(000.000)(000.677)(000.000)(000.000)(000.000)(000.000)</text:p>
      <text:p text:style-name="P7">(000.000)(000.676)(000.000)(000.000)(000.000)(000.000)</text:p>
      <text:p text:style-name="P7">(000.000)(000.651)(000.000)(000.000)(000.000)(000.000)</text:p>
      <text:p text:style-name="P7">(000.000)(000.604)(000.000)(000.000)(000.000)(000.000)</text:p>
      <text:p text:style-name="P7">(000.000)(000.603)(000.000)(000.000)(000.000)(000.000)</text:p>
      <text:p text:style-name="P7">(000.000)(000.601)(000.000)(000.000)(000.000)(000.000)</text:p>
      <text:p text:style-name="P7">(000.000)(000.583)(000.000)(000.000)(000.000)(000.000)</text:p>
      <text:p text:style-name="P7">(000.000)(000.529)(000.000)(000.000)(000.000)(000.000)</text:p>
      <text:p text:style-name="P7">(000.000)(000.528)(000.000)(000.000)(000.000)(000.000)</text:p>
      <text:p text:style-name="P7">(000.000)(000.529)(000.000)(000.000)(000.000)(000.000)</text:p>
      <text:p text:style-name="P7">(000.000)(000.526)(000.000)(000.000)(000.000)(000.000)</text:p>
      <text:p text:style-name="P7">(000.000)(000.503)(000.000)(000.000)(000.000)(000.000)</text:p>
      <text:p text:style-name="P7">(000.000)(000.504)(000.000)(000.000)(000.000)(000.000)</text:p>
      <text:p text:style-name="P7">(000.000)(000.504)(000.000)(000.000)(000.000)(000.000)</text:p>
      <text:p text:style-name="P7">(000.000)(000.505)(000.000)(000.000)(000.000)(000.000)</text:p>
      <text:p text:style-name="P7"/>
      <text:p text:style-name="P7"><text:soft-page-break/>P.01(0210512001500)(00)(15)(6)(1.9)(MWh)(2.9)(MWh)(5.9)(Mvarh)(6.9)(Mvarh)(7.9)(Mvarh)(8.9)(Mvarh)</text:p>
      <text:p text:style-name="P7">(000.000)(000.504)(000.000)(000.000)(000.000)(000.000)</text:p>
      <text:p text:style-name="P7">(000.000)(000.504)(000.000)(000.000)(000.000)(000.000)</text:p>
      <text:p text:style-name="P7">(000.000)(000.505)(000.000)(000.000)(000.000)(000.000)</text:p>
      <text:p text:style-name="P7">(000.000)(000.496)(000.000)(000.000)(000.000)(000.000)</text:p>
      <text:p text:style-name="P7">(000.000)(000.430)(000.000)(000.000)(000.000)(000.000)</text:p>
      <text:p text:style-name="P7">(000.000)(000.430)(000.000)(000.000)(000.000)(000.000)</text:p>
      <text:p text:style-name="P7">(000.000)(000.430)(000.000)(000.000)(000.000)(000.000)</text:p>
      <text:p text:style-name="P7">(000.000)(000.430)(000.000)(000.001)(000.000)(000.000)</text:p>
      <text:p text:style-name="P7">(000.000)(000.400)(000.000)(000.000)(000.000)(000.000)</text:p>
      <text:p text:style-name="P7">(000.000)(000.401)(000.000)(000.000)(000.000)(000.000)</text:p>
      <text:p text:style-name="P7">(000.000)(000.399)(000.000)(000.000)(000.000)(000.000)</text:p>
      <text:p text:style-name="P7">(000.000)(000.398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388)(000.000)(000.000)(000.000)(000.000)</text:p>
      <text:p text:style-name="P7">(000.000)(000.381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8)(000.000)(000.001)(000.000)(000.000)</text:p>
      <text:p text:style-name="P7">(000.000)(000.375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4)(000.000)(000.000)(000.000)(000.000)</text:p>
      <text:p text:style-name="P7">(000.000)(000.375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(000.000)(000.339)(000.000)(000.000)(000.001)(000.000)</text:p>
      <text:p text:style-name="P7">(000.000)(000.278)(000.000)(000.000)(000.000)(000.000)</text:p>
      <text:p text:style-name="P7">(000.000)(000.277)(000.000)(000.000)(000.000)(000.000)</text:p>
      <text:p text:style-name="P7">(000.000)(000.278)(000.000)(000.000)(000.000)(000.000)</text:p>
      <text:p text:style-name="P7">(000.000)(000.278)(000.000)(000.000)(000.000)(000.000)</text:p>
      <text:p text:style-name="P7">(000.000)(000.278)(000.000)(000.000)(000.000)(000.000)</text:p>
      <text:p text:style-name="P7">(000.000)(000.277)(000.000)(000.000)(000.000)(000.000)</text:p>
      <text:p text:style-name="P7">(000.000)(000.279)(000.000)(000.000)(000.000)(000.000)</text:p>
      <text:p text:style-name="P7">(000.000)(000.278)(000.000)(000.000)(000.000)(000.000)</text:p>
      <text:p text:style-name="P7">(000.000)(000.299)(000.000)(000.000)(000.000)(000.000)</text:p>
      <text:p text:style-name="P7">(000.000)(000.322)(000.000)(000.000)(000.000)(000.000)</text:p>
      <text:p text:style-name="P7"><text:soft-page-break/>(000.000)(000.346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67)(000.000)(000.000)(000.000)(000.000)</text:p>
      <text:p text:style-name="P7">(000.000)(000.379)(000.000)(000.000)(000.000)(000.000)</text:p>
      <text:p text:style-name="P7">(000.000)(000.388)(000.000)(000.000)(000.000)(000.000)</text:p>
      <text:p text:style-name="P7">(000.000)(000.402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14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61)(000.000)(000.000)(000.000)(000.000)</text:p>
      <text:p text:style-name="P7">(000.000)(000.468)(000.000)(000.000)(000.000)(000.000)</text:p>
      <text:p text:style-name="P7">(000.000)(000.425)(000.000)(000.000)(000.000)(000.000)</text:p>
      <text:p text:style-name="P7">(000.000)(000.425)(000.000)(000.000)(000.000)(000.000)</text:p>
      <text:p text:style-name="P7">(000.000)(000.430)(000.000)(000.000)(000.000)(000.000)</text:p>
      <text:p text:style-name="P7">(000.000)(000.441)(000.000)(000.001)(000.000)(000.000)</text:p>
      <text:p text:style-name="P7">(000.000)(000.490)(000.000)(000.000)(000.000)(000.000)</text:p>
      <text:p text:style-name="P7">(000.000)(000.489)(000.000)(000.000)(000.000)(000.000)</text:p>
      <text:p text:style-name="P7">(000.000)(000.490)(000.000)(000.000)(000.000)(000.000)</text:p>
      <text:p text:style-name="P7">(000.000)(000.489)(000.000)(000.000)(000.000)(000.000)</text:p>
      <text:p text:style-name="P7">(000.000)(000.488)(000.000)(000.000)(000.000)(000.000)</text:p>
      <text:p text:style-name="P7">(000.000)(000.489)(000.000)(000.001)(000.000)(000.000)</text:p>
      <text:p text:style-name="P7">(000.000)(000.489)(000.000)(000.000)(000.000)(000.000)</text:p>
      <text:p text:style-name="P7">(000.000)(000.478)(000.000)(000.000)(000.000)(000.000)</text:p>
      <text:p text:style-name="P7">(000.000)(000.406)(000.000)(000.000)(000.000)(000.000)</text:p>
      <text:p text:style-name="P7">(000.000)(000.406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5)(000.000)(000.000)(000.000)(000.000)</text:p>
      <text:p text:style-name="P7">(000.000)(000.405)(000.000)(000.000)(000.000)(000.000)</text:p>
      <text:p text:style-name="P7">(000.000)(000.405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6)(000.000)(000.000)(000.000)(000.000)</text:p>
      <text:p text:style-name="P7">(000.000)(000.406)(000.000)(000.000)(000.000)(000.000)</text:p>
      <text:p text:style-name="P7">(000.000)(000.410)(000.000)(000.000)(000.001)(000.000)</text:p>
      <text:p text:style-name="P7">(000.000)(000.426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16)(000.000)(000.000)(000.000)(000.000)</text:p>
      <text:p text:style-name="P7"/>
      <text:p text:style-name="P7">P.01(0210513001500)(00)(15)(6)(1.9)(MWh)(2.9)(MWh)(5.9)(Mvarh)(6.9)(Mvarh)(7.9)(Mvarh)(8.9)(Mvarh)</text:p>
      <text:p text:style-name="P7">(000.000)(000.365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<text:soft-page-break/>(000.000)(000.357)(000.000)(000.000)(000.000)(000.000)</text:p>
      <text:p text:style-name="P7">(000.000)(000.379)(000.000)(000.000)(000.000)(000.000)</text:p>
      <text:p text:style-name="P7">(000.000)(000.378)(000.000)(000.000)(000.000)(000.000)</text:p>
      <text:p text:style-name="P7">(000.000)(000.379)(000.000)(000.000)(000.000)(000.000)</text:p>
      <text:p text:style-name="P7">(000.000)(000.378)(000.000)(000.000)(000.000)(000.000)</text:p>
      <text:p text:style-name="P7">(000.000)(000.378)(000.000)(000.000)(000.000)(000.000)</text:p>
      <text:p text:style-name="P7">(000.000)(000.378)(000.000)(000.000)(000.000)(000.000)</text:p>
      <text:p text:style-name="P7">(000.000)(000.379)(000.000)(000.000)(000.000)(000.000)</text:p>
      <text:p text:style-name="P7">(000.000)(000.378)(000.000)(000.001)(000.000)(000.000)</text:p>
      <text:p text:style-name="P7">(000.000)(000.358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42)(000.000)(000.000)(000.000)(000.000)</text:p>
      <text:p text:style-name="P7">(000.000)(000.302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298)(000.000)(000.000)(000.000)(000.000)</text:p>
      <text:p text:style-name="P7">(000.000)(000.277)(000.000)(000.000)(000.000)(000.000)</text:p>
      <text:p text:style-name="P7">(000.000)(000.277)(000.000)(000.000)(000.000)(000.000)</text:p>
      <text:p text:style-name="P7">(000.000)(000.277)(000.000)(000.000)(000.000)(000.000)</text:p>
      <text:p text:style-name="P7">(000.000)(000.277)(000.000)(000.000)(000.000)(000.000)</text:p>
      <text:p text:style-name="P7">(000.000)(000.277)(000.000)(000.000)(000.000)(000.000)</text:p>
      <text:p text:style-name="P7">(000.000)(000.278)(000.000)(000.001)(000.000)(000.000)</text:p>
      <text:p text:style-name="P7">(000.000)(000.277)(000.000)(000.000)(000.000)(000.000)</text:p>
      <text:p text:style-name="P7">(000.000)(000.280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13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6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18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332)(000.000)(000.000)(000.000)(000.000)</text:p>
      <text:p text:style-name="P7">(000.000)(000.377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<text:soft-page-break/>(000.000)(000.378)(000.000)(000.000)(000.001)(000.000)</text:p>
      <text:p text:style-name="P7">(000.000)(000.379)(000.000)(000.000)(000.000)(000.000)</text:p>
      <text:p text:style-name="P7">(000.000)(000.377)(000.000)(000.000)(000.000)(000.000)</text:p>
      <text:p text:style-name="P7">(000.000)(000.377)(000.000)(000.000)(000.000)(000.000)</text:p>
      <text:p text:style-name="P7">(000.000)(000.377)(000.000)(000.000)(000.000)(000.000)</text:p>
      <text:p text:style-name="P7">(000.002)(000.225)(000.000)(000.000)(000.000)(000.000)</text:p>
      <text:p text:style-name="P7">(000.000)(000.511)(000.000)(000.000)(000.000)(000.000)</text:p>
      <text:p text:style-name="P7">(000.000)(000.440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398)(000.000)(000.000)(000.000)(000.000)</text:p>
      <text:p text:style-name="P7">(000.000)(000.403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1)(000.000)(000.000)</text:p>
      <text:p text:style-name="P7">(000.000)(000.427)(000.000)(000.000)(000.000)(000.000)</text:p>
      <text:p text:style-name="P7">(000.000)(000.427)(000.000)(000.000)(000.000)(000.000)</text:p>
      <text:p text:style-name="P7">(000.000)(000.427)(000.000)(000.000)(000.000)(000.000)</text:p>
      <text:p text:style-name="P7">(000.000)(000.428)(000.000)(000.000)(000.000)(000.000)</text:p>
      <text:p text:style-name="P7">(000.000)(000.427)(000.000)(000.000)(000.000)(000.000)</text:p>
      <text:p text:style-name="P7">(000.000)(000.428)(000.000)(000.000)(000.000)(000.000)</text:p>
      <text:p text:style-name="P7">(000.000)(000.428)(000.000)(000.000)(000.000)(000.000)</text:p>
      <text:p text:style-name="P7">(000.000)(000.420)(000.000)(000.000)(000.000)(000.000)</text:p>
      <text:p text:style-name="P7">(000.000)(000.404)(000.000)(000.000)(000.000)(000.000)</text:p>
      <text:p text:style-name="P7">(000.000)(000.404)(000.000)(000.000)(000.000)(000.000)</text:p>
      <text:p text:style-name="P7">(000.000)(000.404)(000.000)(000.000)(000.000)(000.000)</text:p>
      <text:p text:style-name="P7">(000.000)(000.404)(000.000)(000.000)(000.000)(000.000)</text:p>
      <text:p text:style-name="P7">(000.000)(000.404)(000.000)(000.000)(000.000)(000.000)</text:p>
      <text:p text:style-name="P7">(000.000)(000.404)(000.000)(000.000)(000.000)(000.000)</text:p>
      <text:p text:style-name="P7">(000.000)(000.403)(000.000)(000.000)(000.000)(000.000)</text:p>
      <text:p text:style-name="P7">(000.000)(000.403)(000.000)(000.000)(000.000)(000.000)</text:p>
      <text:p text:style-name="P7">(000.000)(000.404)(000.000)(000.000)(000.000)(000.000)</text:p>
      <text:p text:style-name="P7">(000.000)(000.403)(000.000)(000.000)(000.000)(000.000)</text:p>
      <text:p text:style-name="P7">(000.000)(000.403)(000.000)(000.000)(000.000)(000.000)</text:p>
      <text:p text:style-name="P7"/>
      <text:p text:style-name="P7">P.01(0210514001500)(00)(15)(6)(1.9)(MWh)(2.9)(MWh)(5.9)(Mvarh)(6.9)(Mvarh)(7.9)(Mvarh)(8.9)(Mvarh)</text:p>
      <text:p text:style-name="P7">(000.000)(000.363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<text:soft-page-break/>(000.000)(000.350)(000.000)(000.000)(000.000)(000.000)</text:p>
      <text:p text:style-name="P7">(000.000)(000.350)(000.000)(000.000)(000.000)(000.000)</text:p>
      <text:p text:style-name="P7">(000.000)(000.353)(000.000)(000.000)(000.000)(000.000)</text:p>
      <text:p text:style-name="P7">(000.000)(000.350)(000.000)(000.000)(000.001)(000.000)</text:p>
      <text:p text:style-name="P7">(000.000)(000.350)(000.000)(000.001)(000.000)(000.000)</text:p>
      <text:p text:style-name="P7">(000.000)(000.301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2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4)(000.000)(000.000)(000.000)(000.000)</text:p>
      <text:p text:style-name="P7">(000.000)(000.324)(000.000)(000.000)(000.000)(000.000)</text:p>
      <text:p text:style-name="P7">(000.000)(000.321)(000.000)(000.000)(000.000)(000.000)</text:p>
      <text:p text:style-name="P7">(000.000)(000.324)(000.000)(000.000)(000.000)(000.000)</text:p>
      <text:p text:style-name="P7">(000.000)(000.325)(000.000)(000.000)(000.000)(000.000)</text:p>
      <text:p text:style-name="P7">(000.000)(000.325)(000.000)(000.000)(000.000)(000.000)</text:p>
      <text:p text:style-name="P7">(000.000)(000.320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18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0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405)(000.000)(000.001)(000.000)(000.000)</text:p>
      <text:p text:style-name="P7">(000.000)(000.426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29)(000.000)(000.000)(000.000)(000.000)</text:p>
      <text:p text:style-name="P7">(000.000)(000.428)(000.000)(000.000)(000.000)(000.000)</text:p>
      <text:p text:style-name="P7">(000.000)(000.429)(000.000)(000.000)(000.000)(000.000)</text:p>
      <text:p text:style-name="P7">(000.000)(000.428)(000.000)(000.000)(000.000)(000.000)</text:p>
      <text:p text:style-name="P7">(000.000)(000.429)(000.000)(000.000)(000.000)(000.000)</text:p>
      <text:p text:style-name="P7"><text:soft-page-break/>(000.000)(000.428)(000.000)(000.000)(000.000)(000.000)</text:p>
      <text:p text:style-name="P7">(000.000)(000.434)(000.000)(000.000)(000.000)(000.000)</text:p>
      <text:p text:style-name="P7">(000.000)(000.451)(000.000)(000.000)(000.000)(000.000)</text:p>
      <text:p text:style-name="P7">(000.000)(000.449)(000.000)(000.000)(000.000)(000.000)</text:p>
      <text:p text:style-name="P7">(000.000)(000.449)(000.000)(000.000)(000.000)(000.000)</text:p>
      <text:p text:style-name="P7">(000.000)(000.448)(000.000)(000.000)(000.000)(000.000)</text:p>
      <text:p text:style-name="P7">(000.000)(000.449)(000.000)(000.000)(000.000)(000.000)</text:p>
      <text:p text:style-name="P7">(000.000)(000.449)(000.000)(000.000)(000.001)(000.000)</text:p>
      <text:p text:style-name="P7">(000.000)(000.449)(000.000)(000.000)(000.001)(000.000)</text:p>
      <text:p text:style-name="P7">(000.000)(000.449)(000.000)(000.000)(000.000)(000.000)</text:p>
      <text:p text:style-name="P7">(000.000)(000.449)(000.000)(000.000)(000.000)(000.000)</text:p>
      <text:p text:style-name="P7">(000.000)(000.463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501)(000.000)(000.000)(000.000)(000.000)</text:p>
      <text:p text:style-name="P7">(000.000)(000.500)(000.000)(000.000)(000.000)(000.000)</text:p>
      <text:p text:style-name="P7">(000.000)(000.501)(000.000)(000.001)(000.000)(000.000)</text:p>
      <text:p text:style-name="P7">(000.000)(000.500)(000.000)(000.000)(000.000)(000.000)</text:p>
      <text:p text:style-name="P7">(000.000)(000.490)(000.000)(000.000)(000.000)(000.000)</text:p>
      <text:p text:style-name="P7">(000.000)(000.399)(000.000)(000.000)(000.000)(000.000)</text:p>
      <text:p text:style-name="P7">(000.000)(000.399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399)(000.000)(000.000)(000.000)(000.000)</text:p>
      <text:p text:style-name="P7">(000.000)(000.400)(000.000)(000.000)(000.000)(000.000)</text:p>
      <text:p text:style-name="P7"/>
      <text:p text:style-name="P7">P.01(0210515001500)(00)(15)(6)(1.9)(MWh)(2.9)(MWh)(5.9)(Mvarh)(6.9)(Mvarh)(7.9)(Mvarh)(8.9)(Mvarh)</text:p>
      <text:p text:style-name="P7">(000.000)(000.367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50)(000.000)(000.000)(000.000)(000.000)</text:p>
      <text:p text:style-name="P7"><text:soft-page-break/>(000.000)(000.350)(000.000)(000.000)(000.000)(000.000)</text:p>
      <text:p text:style-name="P7">(000.000)(000.351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0)(000.000)(000.000)(000.000)(000.000)</text:p>
      <text:p text:style-name="P7">(000.000)(000.331)(000.000)(000.000)(000.000)(000.000)</text:p>
      <text:p text:style-name="P7">(000.000)(000.304)(000.000)(000.000)(000.000)(000.000)</text:p>
      <text:p text:style-name="P7">(000.000)(000.315)(000.000)(000.000)(000.000)(000.000)</text:p>
      <text:p text:style-name="P7">(000.000)(000.353)(000.000)(000.000)(000.001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4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65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8)(000.000)(000.000)(000.000)(000.000)</text:p>
      <text:p text:style-name="P7">(000.000)(000.425)(000.000)(000.000)(000.000)(000.000)</text:p>
      <text:p text:style-name="P7">(000.000)(000.426)(000.000)(000.000)(000.000)(000.000)</text:p>
      <text:p text:style-name="P7">(000.000)(000.426)(000.000)(000.000)(000.000)(000.000)</text:p>
      <text:p text:style-name="P7">(000.000)(000.435)(000.000)(000.000)(000.000)(000.000)</text:p>
      <text:p text:style-name="P7">(000.000)(000.478)(000.000)(000.000)(000.000)(000.000)</text:p>
      <text:p text:style-name="P7"><text:soft-page-break/>(000.000)(000.477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7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8)(000.000)(000.000)(000.000)(000.000)</text:p>
      <text:p text:style-name="P7">(000.000)(000.477)(000.000)(000.000)(000.000)(000.000)</text:p>
      <text:p text:style-name="P7">(000.000)(000.478)(000.000)(000.000)(000.000)(000.000)</text:p>
      <text:p text:style-name="P7">(000.000)(000.478)(000.000)(000.001)(000.000)(000.000)</text:p>
      <text:p text:style-name="P7">(000.000)(000.477)(000.000)(000.000)(000.000)(000.000)</text:p>
      <text:p text:style-name="P7">(000.000)(000.472)(000.000)(000.000)(000.000)(000.000)</text:p>
      <text:p text:style-name="P7">(000.000)(000.453)(000.000)(000.000)(000.000)(000.000)</text:p>
      <text:p text:style-name="P7">(000.000)(000.453)(000.000)(000.000)(000.000)(000.000)</text:p>
      <text:p text:style-name="P7">(000.000)(000.453)(000.000)(000.000)(000.000)(000.000)</text:p>
      <text:p text:style-name="P7">(000.000)(000.453)(000.000)(000.000)(000.000)(000.000)</text:p>
      <text:p text:style-name="P7">(000.000)(000.438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2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2)(000.000)(000.000)(000.000)(000.000)</text:p>
      <text:p text:style-name="P7">(000.000)(000.401)(000.000)(000.000)(000.000)(000.000)</text:p>
      <text:p text:style-name="P7">(000.000)(000.391)(000.000)(000.000)(000.000)(000.000)</text:p>
      <text:p text:style-name="P7"/>
      <text:p text:style-name="P7">P.01(0210516001500)(00)(15)(6)(1.9)(MWh)(2.9)(MWh)(5.9)(Mvarh)(6.9)(Mvarh)(7.9)(Mvarh)(8.9)(Mvarh)</text:p>
      <text:p text:style-name="P7">(000.000)(000.349)(000.000)(000.000)(000.000)(000.000)</text:p>
      <text:p text:style-name="P7">(000.000)(000.349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2)(000.000)(000.000)(000.000)(000.000)</text:p>
      <text:p text:style-name="P7">(000.000)(000.351)(000.000)(000.000)(000.000)(000.000)</text:p>
      <text:p text:style-name="P7">(000.000)(000.354)(000.000)(000.000)(000.000)(000.000)</text:p>
      <text:p text:style-name="P7">(000.000)(000.385)(000.000)(000.000)(000.000)(000.000)</text:p>
      <text:p text:style-name="P7">(000.000)(000.385)(000.000)(000.000)(000.000)(000.000)</text:p>
      <text:p text:style-name="P7">(000.000)(000.388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<text:soft-page-break/>(000.000)(000.401)(000.000)(000.001)(000.000)(000.000)</text:p>
      <text:p text:style-name="P7">(000.000)(000.400)(000.000)(000.000)(000.000)(000.000)</text:p>
      <text:p text:style-name="P7">(000.000)(000.400)(000.000)(000.000)(000.001)(000.000)</text:p>
      <text:p text:style-name="P7">(000.000)(000.401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400)(000.000)(000.000)(000.000)(000.000)</text:p>
      <text:p text:style-name="P7">(000.000)(000.401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5)(000.000)(000.000)(000.000)(000.000)</text:p>
      <text:p text:style-name="P7">(000.000)(000.353)(000.000)(000.000)(000.000)(000.000)</text:p>
      <text:p text:style-name="P7">(000.000)(000.353)(000.000)(000.000)(000.000)(000.000)</text:p>
      <text:p text:style-name="P7">(000.000)(000.352)(000.000)(000.000)(000.000)(000.000)</text:p>
      <text:p text:style-name="P7">(000.000)(000.350)(000.000)(000.000)(000.000)(000.000)</text:p>
      <text:p text:style-name="P7">(000.000)(000.352)(000.000)(000.000)(000.001)(000.000)</text:p>
      <text:p text:style-name="P7">(000.000)(000.352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4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66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75)(000.000)(000.000)(000.000)(000.000)</text:p>
      <text:p text:style-name="P7">(000.000)(000.376)(000.000)(000.000)(000.000)(000.000)</text:p>
      <text:p text:style-name="P7">(000.000)(000.387)(000.000)(000.000)(000.000)(000.000)</text:p>
      <text:p text:style-name="P7">(000.000)(000.430)(000.000)(000.000)(000.000)(000.000)</text:p>
      <text:p text:style-name="P7">(000.000)(000.430)(000.000)(000.000)(000.000)(000.000)</text:p>
      <text:p text:style-name="P7">(000.000)(000.430)(000.000)(000.000)(000.000)(000.000)</text:p>
      <text:p text:style-name="P7">(000.001)(000.260)(000.000)(000.000)(000.001)(000.000)</text:p>
      <text:p text:style-name="P7">(000.000)(000.457)(000.000)(000.000)(000.000)(000.000)</text:p>
      <text:p text:style-name="P7">(000.000)(000.476)(000.000)(000.001)(000.000)(000.000)</text:p>
      <text:p text:style-name="P7">(000.000)(000.476)(000.000)(000.000)(000.000)(000.000)</text:p>
      <text:p text:style-name="P7">(000.000)(000.477)(000.000)(000.000)(000.000)(000.000)</text:p>
      <text:p text:style-name="P7">(000.000)(000.476)(000.000)(000.000)(000.000)(000.000)</text:p>
      <text:p text:style-name="P7">(000.000)(000.476)(000.000)(000.000)(000.000)(000.000)</text:p>
      <text:p text:style-name="P7">(000.000)(000.476)(000.000)(000.000)(000.000)(000.000)</text:p>
      <text:p text:style-name="P7">(000.000)(000.483)(000.000)(000.001)(000.000)(000.000)</text:p>
      <text:p text:style-name="P7">(000.000)(000.498)(000.000)(000.000)(000.000)(000.000)</text:p>
      <text:p text:style-name="P7">(000.000)(000.500)(000.000)(000.000)(000.000)(000.000)</text:p>
      <text:p text:style-name="P7">(000.000)(000.501)(000.000)(000.000)(000.000)(000.000)</text:p>
      <text:p text:style-name="P7">(000.000)(000.494)(000.000)(000.000)(000.000)(000.000)</text:p>
      <text:p text:style-name="P7">(000.000)(000.454)(000.000)(000.000)(000.000)(000.000)</text:p>
      <text:p text:style-name="P7">(000.000)(000.431)(000.000)(000.000)(000.000)(000.000)</text:p>
      <text:p text:style-name="P7"><text:soft-page-break/>(000.000)(000.425)(000.000)(000.000)(000.000)(000.000)</text:p>
      <text:p text:style-name="P7">(000.000)(000.448)(000.000)(000.000)(000.000)(000.000)</text:p>
      <text:p text:style-name="P7">(000.000)(000.526)(000.000)(000.000)(000.000)(000.000)</text:p>
      <text:p text:style-name="P7">(000.000)(000.527)(000.000)(000.000)(000.000)(000.000)</text:p>
      <text:p text:style-name="P7">(000.000)(000.526)(000.000)(000.000)(000.000)(000.000)</text:p>
      <text:p text:style-name="P7">(000.000)(000.521)(000.000)(000.000)(000.000)(000.000)</text:p>
      <text:p text:style-name="P7">(000.000)(000.502)(000.000)(000.000)(000.000)(000.000)</text:p>
      <text:p text:style-name="P7">(000.000)(000.502)(000.000)(000.000)(000.000)(000.000)</text:p>
      <text:p text:style-name="P7">(000.000)(000.502)(000.000)(000.001)(000.000)(000.000)</text:p>
      <text:p text:style-name="P7">(000.000)(000.495)(000.000)(000.000)(000.000)(000.000)</text:p>
      <text:p text:style-name="P7">(000.000)(000.476)(000.000)(000.000)(000.000)(000.000)</text:p>
      <text:p text:style-name="P7">(000.000)(000.476)(000.000)(000.000)(000.000)(000.000)</text:p>
      <text:p text:style-name="P7">(000.000)(000.477)(000.000)(000.000)(000.000)(000.000)</text:p>
      <text:p text:style-name="P7">(000.000)(000.476)(000.000)(000.000)(000.000)(000.000)</text:p>
      <text:p text:style-name="P7">(000.000)(000.458)(000.000)(000.000)(000.000)(000.000)</text:p>
      <text:p text:style-name="P7">(000.000)(000.449)(000.000)(000.000)(000.000)(000.000)</text:p>
      <text:p text:style-name="P7">(000.000)(000.449)(000.000)(000.000)(000.000)(000.000)</text:p>
      <text:p text:style-name="P7">(000.000)(000.448)(000.000)(000.000)(000.000)(000.000)</text:p>
      <text:p text:style-name="P7">(000.000)(000.407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6)(000.000)(000.000)(000.000)(000.000)</text:p>
      <text:p text:style-name="P7">(000.000)(000.406)(000.000)(000.000)(000.000)(000.000)</text:p>
      <text:p text:style-name="P7">(000.000)(000.406)(000.000)(000.000)(000.000)(000.000)</text:p>
      <text:p text:style-name="P7">(000.000)(000.405)(000.000)(000.000)(000.000)(000.000)</text:p>
      <text:p text:style-name="P7">(000.000)(000.406)(000.000)(000.000)(000.000)(000.000)</text:p>
      <text:p text:style-name="P7"/>
      <text:p text:style-name="P7">P.01(0210517001500)(00)(15)(6)(1.9)(MWh)(2.9)(MWh)(5.9)(Mvarh)(6.9)(Mvarh)(7.9)(Mvarh)(8.9)(Mvarh)</text:p>
      <text:p text:style-name="P9">(000.000)(000.406)(000.000)(000.000)(000.000)(000.000)</text:p>
      <text:p text:style-name="P9">(000.000)(000.406)(000.000)(000.000)(000.000)(000.000)</text:p>
      <text:p text:style-name="P9">(000.000)(000.406)(000.000)(000.000)(000.000)(000.000)</text:p>
      <text:p text:style-name="P9">(000.000)(000.406)(000.000)(000.000)(000.000)(000.000)</text:p>
      <text:p text:style-name="P10">(000.000)(000.406)(000.000)(000.000)(000.000)(000.000)</text:p>
      <text:p text:style-name="P10">(000.000)(000.408)(000.000)(000.000)(000.000)(000.000)</text:p>
      <text:p text:style-name="P10">(000.000)(000.387)(000.000)(000.000)(000.000)(000.000)</text:p>
      <text:p text:style-name="P10">(000.000)(000.385)(000.000)(000.000)(000.000)(000.000)</text:p>
      <text:p text:style-name="P9">(000.000)(000.383)(000.000)(000.000)(000.000)(000.000)</text:p>
      <text:p text:style-name="P9">(000.000)(000.381)(000.000)(000.000)(000.000)(000.000)</text:p>
      <text:p text:style-name="P9">(000.000)(000.384)(000.000)(000.000)(000.000)(000.000)</text:p>
      <text:p text:style-name="P9">(000.000)(000.383)(000.000)(000.000)(000.000)(000.000)</text:p>
      <text:p text:style-name="P10">(000.000)(000.383)(000.000)(000.000)(000.000)(000.000)</text:p>
      <text:p text:style-name="P10">(000.000)(000.379)(000.000)(000.000)(000.000)(000.000)</text:p>
      <text:p text:style-name="P10">(000.000)(000.354)(000.000)(000.000)(000.000)(000.000)</text:p>
      <text:p text:style-name="P10">(000.000)(000.353)(000.000)(000.000)(000.000)(000.000)</text:p>
      <text:p text:style-name="P9">(000.000)(000.352)(000.000)(000.000)(000.000)(000.000)</text:p>
      <text:p text:style-name="P9">(000.000)(000.352)(000.000)(000.000)(000.000)(000.000)</text:p>
      <text:p text:style-name="P9">(000.000)(000.352)(000.000)(000.000)(000.000)(000.000)</text:p>
      <text:p text:style-name="P9">(000.000)(000.352)(000.000)(000.000)(000.000)(000.000)</text:p>
      <text:p text:style-name="P10">(000.000)(000.352)(000.000)(000.000)(000.000)(000.000)</text:p>
      <text:p text:style-name="P10">(000.000)(000.352)(000.000)(000.000)(000.000)(000.000)</text:p>
      <text:p text:style-name="P10">(000.000)(000.352)(000.000)(000.000)(000.000)(000.000)</text:p>
      <text:p text:style-name="P10"><text:soft-page-break/>(000.000)(000.352)(000.000)(000.000)(000.000)(000.000)</text:p>
      <text:p text:style-name="P9">(000.000)(000.352)(000.000)(000.000)(000.000)(000.000)</text:p>
      <text:p text:style-name="P9">(000.000)(000.352)(000.000)(000.000)(000.000)(000.000)</text:p>
      <text:p text:style-name="P9">(000.000)(000.351)(000.000)(000.000)(000.000)(000.000)</text:p>
      <text:p text:style-name="P9">(000.000)(000.343)(000.000)(000.000)(000.000)(000.000)</text:p>
      <text:p text:style-name="P10">(000.000)(000.325)(000.000)(000.000)(000.000)(000.000)</text:p>
      <text:p text:style-name="P10">(000.000)(000.326)(000.000)(000.000)(000.000)(000.000)</text:p>
      <text:p text:style-name="P10">(000.000)(000.325)(000.000)(000.000)(000.000)(000.000)</text:p>
      <text:p text:style-name="P10">(000.000)(000.325)(000.000)(000.000)(000.001)(000.000)</text:p>
      <text:p text:style-name="P9">(000.000)(000.326)(000.000)(000.000)(000.000)(000.000)</text:p>
      <text:p text:style-name="P9">(000.000)(000.325)(000.000)(000.000)(000.000)(000.000)</text:p>
      <text:p text:style-name="P9">(000.000)(000.326)(000.000)(000.000)(000.000)(000.000)</text:p>
      <text:p text:style-name="P9">(000.000)(000.325)(000.000)(000.000)(000.000)(000.000)</text:p>
      <text:p text:style-name="P10">(000.000)(000.326)(000.000)(000.000)(000.000)(000.000)</text:p>
      <text:p text:style-name="P10">(000.000)(000.325)(000.000)(000.000)(000.000)(000.000)</text:p>
      <text:p text:style-name="P10">(000.000)(000.325)(000.000)(000.000)(000.000)(000.000)</text:p>
      <text:p text:style-name="P10">(000.000)(000.318)(000.000)(000.000)(000.001)(000.000)</text:p>
      <text:p text:style-name="P9">(000.000)(000.278)(000.000)(000.000)(000.002)(000.000)</text:p>
      <text:p text:style-name="P9">(000.000)(000.278)(000.000)(000.000)(000.003)(000.000)</text:p>
      <text:p text:style-name="P9">(000.000)(000.278)(000.000)(000.000)(000.004)(000.000)</text:p>
      <text:p text:style-name="P9">(000.000)(000.278)(000.000)(000.000)(000.001)(000.000)</text:p>
      <text:p text:style-name="P10">(000.000)(000.277)(000.000)(000.000)(000.002)(000.000)</text:p>
      <text:p text:style-name="P10">(000.000)(000.278)(000.000)(000.000)(000.002)(000.000)</text:p>
      <text:p text:style-name="P10">(000.000)(000.278)(000.000)(000.000)(000.002)(000.000)</text:p>
      <text:p text:style-name="P10">(000.000)(000.281)(000.000)(000.000)(000.000)(000.000)</text:p>
      <text:p text:style-name="P9">(000.000)(000.304)(000.000)(000.000)(000.000)(000.000)</text:p>
      <text:p text:style-name="P9">(000.000)(000.305)(000.000)(000.000)(000.000)(000.000)</text:p>
      <text:p text:style-name="P9">(000.000)(000.303)(000.000)(000.000)(000.000)(000.000)</text:p>
      <text:p text:style-name="P9">(000.000)(000.317)(000.000)(000.000)(000.000)(000.000)</text:p>
      <text:p text:style-name="P10">(000.000)(000.376)(000.000)(000.000)(000.000)(000.000)</text:p>
      <text:p text:style-name="P10">(000.000)(000.375)(000.000)(000.000)(000.000)(000.000)</text:p>
      <text:p text:style-name="P10">(000.000)(000.376)(000.000)(000.000)(000.000)(000.000)</text:p>
      <text:p text:style-name="P10">(000.000)(000.376)(000.000)(000.000)(000.000)(000.000)</text:p>
      <text:p text:style-name="P9">(000.000)(000.376)(000.000)(000.000)(000.000)(000.000)</text:p>
      <text:p text:style-name="P9">(000.000)(000.378)(000.000)(000.000)(000.000)(000.000)</text:p>
      <text:p text:style-name="P9">(000.000)(000.379)(000.000)(000.000)(000.000)(000.000)</text:p>
      <text:p text:style-name="P9">(000.000)(000.365)(000.000)(000.000)(000.000)(000.000)</text:p>
      <text:p text:style-name="P10">(000.000)(000.328)(000.000)(000.000)(000.000)(000.000)</text:p>
      <text:p text:style-name="P10">(000.000)(000.329)(000.000)(000.000)(000.000)(000.000)</text:p>
      <text:p text:style-name="P10">(000.000)(000.328)(000.000)(000.000)(000.000)(000.000)</text:p>
      <text:p text:style-name="P10">(000.000)(000.332)(000.000)(000.000)(000.001)(000.000)</text:p>
      <text:p text:style-name="P9">(000.000)(000.352)(000.000)(000.000)(000.000)(000.000)</text:p>
      <text:p text:style-name="P9">(000.000)(000.352)(000.000)(000.000)(000.000)(000.000)</text:p>
      <text:p text:style-name="P9">(000.000)(000.352)(000.000)(000.000)(000.000)(000.000)</text:p>
      <text:p text:style-name="P9">(000.000)(000.360)(000.000)(000.000)(000.000)(000.000)</text:p>
      <text:p text:style-name="P10">(000.000)(000.376)(000.000)(000.000)(000.000)(000.000)</text:p>
      <text:p text:style-name="P10">(000.000)(000.375)(000.000)(000.000)(000.000)(000.000)</text:p>
      <text:p text:style-name="P10">(000.000)(000.375)(000.000)(000.000)(000.000)(000.000)</text:p>
      <text:p text:style-name="P10">(000.000)(000.387)(000.000)(000.000)(000.000)(000.000)</text:p>
      <text:p text:style-name="P9">(000.000)(000.403)(000.000)(000.000)(000.000)(000.000)</text:p>
      <text:p text:style-name="P9">(000.000)(000.403)(000.000)(000.000)(000.000)(000.000)</text:p>
      <text:p text:style-name="P9">(000.000)(000.403)(000.000)(000.000)(000.000)(000.000)</text:p>
      <text:p text:style-name="P9"><text:soft-page-break/>(000.000)(000.403)(000.000)(000.000)(000.000)(000.000)</text:p>
      <text:p text:style-name="P10">(000.000)(000.403)(000.000)(000.000)(000.001)(000.000)</text:p>
      <text:p text:style-name="P10">(000.000)(000.403)(000.000)(000.000)(000.000)(000.000)</text:p>
      <text:p text:style-name="P10">(000.000)(000.403)(000.000)(000.000)(000.000)(000.000)</text:p>
      <text:p text:style-name="P10">(000.000)(000.397)(000.000)(000.000)(000.000)(000.000)</text:p>
      <text:p text:style-name="P7">P.01(0210517201500)(C4)(15)(6)(1.9)(MWh)(2.9)(MWh)(5.9)(Mvarh)(6.9)(Mvarh)(7.9)(Mvarh)(8.9)(Mvarh)</text:p>
      <text:p text:style-name="P9">(000.001)(000.177)(000.000)(000.000)(000.000)(000.001)</text:p>
      <text:p text:style-name="P9">(000.000)(000.402)(000.000)(000.001)(000.000)(000.000)</text:p>
      <text:p text:style-name="P9">(000.000)(000.401)(000.000)(000.000)(000.000)(000.000)</text:p>
      <text:p text:style-name="P9">(000.000)(000.401)(000.000)(000.000)(000.000)(000.000)</text:p>
      <text:p text:style-name="P10">(000.000)(000.401)(000.000)(000.000)(000.000)(000.000)</text:p>
      <text:p text:style-name="P10">(000.000)(000.400)(000.000)(000.000)(000.000)(000.000)</text:p>
      <text:p text:style-name="P10">(000.000)(000.400)(000.000)(000.000)(000.000)(000.000)</text:p>
      <text:p text:style-name="P10">(000.000)(000.401)(000.000)(000.000)(000.000)(000.000)</text:p>
      <text:p text:style-name="P9">(000.000)(000.401)(000.000)(000.000)(000.000)(000.000)</text:p>
      <text:p text:style-name="P9">(000.000)(000.400)(000.000)(000.000)(000.000)(000.000)</text:p>
      <text:p text:style-name="P9">(000.000)(000.400)(000.000)(000.000)(000.000)(000.000)</text:p>
      <text:p text:style-name="P9">(000.000)(000.389)(000.000)(000.000)(000.000)(000.000)</text:p>
      <text:p text:style-name="P10">(000.000)(000.351)(000.000)(000.000)(000.000)(000.000)</text:p>
      <text:p text:style-name="P10">(000.000)(000.351)(000.000)(000.000)(000.000)(000.000)</text:p>
      <text:p text:style-name="P10">(000.000)(000.351)(000.000)(000.000)(000.000)(000.000)</text:p>
      <text:p text:style-name="P10">(000.000)(000.351)(000.000)(000.000)(000.001)(000.000)</text:p>
      <text:p text:style-name="P10"/>
      <text:p text:style-name="P7">P.01(0210518001500)(00)(15)(6)(1.9)(MWh)(2.9)(MWh)(5.9)(Mvarh)(6.9)(Mvarh)(7.9)(Mvarh)(8.9)(Mvarh)</text:p>
      <text:p text:style-name="P7">(000.000)(000.352)(000.000)(000.000)(000.000)(000.000)</text:p>
      <text:p text:style-name="P7">(000.000)(000.351)(000.000)(000.000)(000.000)(000.000)</text:p>
      <text:p text:style-name="P7">(000.000)(000.351)(000.000)(000.000)(000.000)(000.000)</text:p>
      <text:p text:style-name="P7">(000.000)(000.350)(000.000)(000.000)(000.000)(000.000)</text:p>
      <text:p text:style-name="P7">(000.000)(000.349)(000.000)(000.000)(000.000)(000.000)</text:p>
      <text:p text:style-name="P7">(000.000)(000.349)(000.000)(000.000)(000.000)(000.000)</text:p>
      <text:p text:style-name="P7">(000.000)(000.350)(000.000)(000.000)(000.000)(000.000)</text:p>
      <text:p text:style-name="P7">(000.000)(000.335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1)(000.000)</text:p>
      <text:p text:style-name="P7">(000.000)(000.303)(000.000)(000.000)(000.000)(000.000)</text:p>
      <text:p text:style-name="P7">(000.000)(000.304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<text:soft-page-break/>(000.000)(000.303)(000.000)(000.000)(000.000)(000.000)</text:p>
      <text:p text:style-name="P7">(000.000)(000.282)(000.000)(000.000)(000.001)(000.000)</text:p>
      <text:p text:style-name="P7">(000.000)(000.228)(000.000)(000.000)(000.000)(000.000)</text:p>
      <text:p text:style-name="P7">(000.000)(000.227)(000.000)(000.000)(000.001)(000.000)</text:p>
      <text:p text:style-name="P7">(000.000)(000.228)(000.000)(000.000)(000.001)(000.000)</text:p>
      <text:p text:style-name="P7">(000.000)(000.227)(000.000)(000.000)(000.000)(000.000)</text:p>
      <text:p text:style-name="P7">(000.000)(000.227)(000.000)(000.000)(000.003)(000.000)</text:p>
      <text:p text:style-name="P7">(000.000)(000.228)(000.000)(000.000)(000.003)(000.000)</text:p>
      <text:p text:style-name="P7">(000.000)(000.228)(000.000)(000.000)(000.004)(000.000)</text:p>
      <text:p text:style-name="P7">(000.000)(000.233)(000.000)(000.000)(000.003)(000.000)</text:p>
      <text:p text:style-name="P7">(000.000)(000.253)(000.000)(000.000)(000.003)(000.000)</text:p>
      <text:p text:style-name="P7">(000.000)(000.254)(000.000)(000.000)(000.004)(000.000)</text:p>
      <text:p text:style-name="P7">(000.000)(000.253)(000.000)(000.000)(000.005)(000.000)</text:p>
      <text:p text:style-name="P7">(000.000)(000.251)(000.000)(000.000)(000.003)(000.000)</text:p>
      <text:p text:style-name="P7">(000.000)(000.225)(000.000)(000.000)(000.005)(000.000)</text:p>
      <text:p text:style-name="P7">(000.000)(000.224)(000.000)(000.000)(000.004)(000.000)</text:p>
      <text:p text:style-name="P7">(000.000)(000.210)(000.000)(000.000)(000.005)(000.000)</text:p>
      <text:p text:style-name="P7">(000.000)(000.213)(000.000)(000.000)(000.003)(000.000)</text:p>
      <text:p text:style-name="P7">(000.000)(000.276)(000.000)(000.000)(000.004)(000.000)</text:p>
      <text:p text:style-name="P7">(000.000)(000.276)(000.000)(000.000)(000.004)(000.000)</text:p>
      <text:p text:style-name="P7">(000.000)(000.276)(000.000)(000.000)(000.003)(000.000)</text:p>
      <text:p text:style-name="P7">(000.000)(000.276)(000.000)(000.000)(000.003)(000.000)</text:p>
      <text:p text:style-name="P7">(000.000)(000.276)(000.000)(000.000)(000.003)(000.000)</text:p>
      <text:p text:style-name="P7">(000.000)(000.276)(000.000)(000.000)(000.002)(000.000)</text:p>
      <text:p text:style-name="P7">(000.000)(000.275)(000.000)(000.000)(000.003)(000.000)</text:p>
      <text:p text:style-name="P7">(000.000)(000.276)(000.000)(000.000)(000.002)(000.000)</text:p>
      <text:p text:style-name="P7">(000.000)(000.276)(000.000)(000.000)(000.003)(000.000)</text:p>
      <text:p text:style-name="P7">(000.000)(000.276)(000.000)(000.000)(000.001)(000.000)</text:p>
      <text:p text:style-name="P7">(000.000)(000.276)(000.000)(000.000)(000.002)(000.000)</text:p>
      <text:p text:style-name="P7">(000.000)(000.276)(000.000)(000.000)(000.004)(000.000)</text:p>
      <text:p text:style-name="P7">(000.000)(000.281)(000.000)(000.000)(000.004)(000.000)</text:p>
      <text:p text:style-name="P7">(000.000)(000.288)(000.000)(000.000)(000.000)(000.000)</text:p>
      <text:p text:style-name="P7">(000.000)(000.288)(000.000)(000.000)(000.000)(000.000)</text:p>
      <text:p text:style-name="P7">(000.000)(000.288)(000.000)(000.000)(000.000)(000.000)</text:p>
      <text:p text:style-name="P7">(000.000)(000.288)(000.000)(000.000)(000.000)(000.000)</text:p>
      <text:p text:style-name="P7">(000.000)(000.287)(000.000)(000.000)(000.000)(000.000)</text:p>
      <text:p text:style-name="P7">(000.000)(000.288)(000.000)(000.000)(000.000)(000.000)</text:p>
      <text:p text:style-name="P7">(000.000)(000.288)(000.000)(000.000)(000.001)(000.000)</text:p>
      <text:p text:style-name="P7">(000.000)(000.288)(000.000)(000.000)(000.000)(000.000)</text:p>
      <text:p text:style-name="P7">(000.000)(000.288)(000.000)(000.000)(000.000)(000.000)</text:p>
      <text:p text:style-name="P7">(000.000)(000.288)(000.000)(000.000)(000.000)(000.000)</text:p>
      <text:p text:style-name="P7">(000.000)(000.288)(000.000)(000.000)(000.000)(000.000)</text:p>
      <text:p text:style-name="P7">(000.000)(000.287)(000.000)(000.000)(000.000)(000.000)</text:p>
      <text:p text:style-name="P7">(000.000)(000.295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0)(000.000)</text:p>
      <text:p text:style-name="P7">(000.000)(000.303)(000.000)(000.000)(000.001)(000.000)</text:p>
      <text:p text:style-name="P7">(000.000)(000.303)(000.000)(000.000)(000.000)(000.000)</text:p>
      <text:p text:style-name="P7"><text:soft-page-break/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1)(000.000)</text:p>
      <text:p text:style-name="P7">(000.000)(000.303)(000.000)(000.000)(000.000)(000.000)</text:p>
      <text:p text:style-name="P7">(000.000)(000.303)(000.000)(000.000)(000.001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282)(000.000)(000.000)(000.002)(000.000)</text:p>
      <text:p text:style-name="P7"/>
      <text:p text:style-name="P7">P.01(0210519001500)(00)(15)(6)(1.9)(MWh)(2.9)(MWh)(5.9)(Mvarh)(6.9)(Mvarh)(7.9)(Mvarh)(8.9)(Mvarh)</text:p>
      <text:p text:style-name="P7">(000.000)(000.204)(000.000)(000.000)(000.005)(000.000)</text:p>
      <text:p text:style-name="P7">(000.000)(000.203)(000.000)(000.000)(000.003)(000.000)</text:p>
      <text:p text:style-name="P7">(000.000)(000.202)(000.000)(000.000)(000.004)(000.000)</text:p>
      <text:p text:style-name="P7">(000.000)(000.202)(000.000)(000.000)(000.005)(000.000)</text:p>
      <text:p text:style-name="P7">(000.000)(000.201)(000.000)(000.000)(000.005)(000.000)</text:p>
      <text:p text:style-name="P7">(000.000)(000.202)(000.000)(000.000)(000.004)(000.000)</text:p>
      <text:p text:style-name="P7">(000.000)(000.201)(000.000)(000.000)(000.003)(000.000)</text:p>
      <text:p text:style-name="P7">(000.000)(000.201)(000.000)(000.000)(000.006)(000.000)</text:p>
      <text:p text:style-name="P7">(000.000)(000.202)(000.000)(000.000)(000.002)(000.000)</text:p>
      <text:p text:style-name="P7">(000.000)(000.202)(000.000)(000.000)(000.002)(000.000)</text:p>
      <text:p text:style-name="P7">(000.000)(000.202)(000.000)(000.000)(000.002)(000.000)</text:p>
      <text:p text:style-name="P7">(000.000)(000.244)(000.000)(000.000)(000.002)(000.000)</text:p>
      <text:p text:style-name="P7">(000.000)(000.250)(000.000)(000.000)(000.002)(000.000)</text:p>
      <text:p text:style-name="P7">(000.000)(000.251)(000.000)(000.000)(000.003)(000.000)</text:p>
      <text:p text:style-name="P7">(000.000)(000.250)(000.000)(000.000)(000.000)(000.000)</text:p>
      <text:p text:style-name="P7">(000.000)(000.250)(000.000)(000.000)(000.001)(000.000)</text:p>
      <text:p text:style-name="P7">(000.000)(000.250)(000.000)(000.000)(000.001)(000.000)</text:p>
      <text:p text:style-name="P7">(000.000)(000.251)(000.000)(000.000)(000.000)(000.000)</text:p>
      <text:p text:style-name="P7">(000.000)(000.250)(000.000)(000.000)(000.000)(000.000)</text:p>
      <text:p text:style-name="P7">(000.000)(000.257)(000.000)(000.000)(000.001)(000.000)</text:p>
      <text:p text:style-name="P7">(000.000)(000.277)(000.000)(000.000)(000.000)(000.000)</text:p>
      <text:p text:style-name="P7">(000.000)(000.278)(000.000)(000.000)(000.001)(000.000)</text:p>
      <text:p text:style-name="P7">(000.000)(000.278)(000.000)(000.000)(000.000)(000.000)</text:p>
      <text:p text:style-name="P7">(000.000)(000.277)(000.000)(000.000)(000.000)(000.000)</text:p>
      <text:p text:style-name="P7">(000.000)(000.278)(000.000)(000.000)(000.000)(000.000)</text:p>
      <text:p text:style-name="P7">(000.000)(000.277)(000.000)(000.000)(000.000)(000.000)</text:p>
      <text:p text:style-name="P7">(000.000)(000.278)(000.000)(000.000)(000.000)(000.000)</text:p>
      <text:p text:style-name="P7">(000.000)(000.277)(000.000)(000.000)(000.000)(000.000)</text:p>
      <text:p text:style-name="P7">(000.000)(000.278)(000.000)(000.000)(000.000)(000.000)</text:p>
      <text:p text:style-name="P7">(000.000)(000.277)(000.000)(000.000)(000.000)(000.000)</text:p>
      <text:p text:style-name="P7">(000.000)(000.278)(000.000)(000.000)(000.000)(000.000)</text:p>
      <text:p text:style-name="P7"><text:soft-page-break/>(000.000)(000.277)(000.000)(000.000)(000.001)(000.000)</text:p>
      <text:p text:style-name="P7">(000.000)(000.277)(000.000)(000.000)(000.001)(000.000)</text:p>
      <text:p text:style-name="P7">(000.000)(000.278)(000.000)(000.000)(000.001)(000.000)</text:p>
      <text:p text:style-name="P7">(000.000)(000.278)(000.000)(000.000)(000.001)(000.000)</text:p>
      <text:p text:style-name="P7">(000.000)(000.277)(000.000)(000.001)(000.000)(000.000)</text:p>
      <text:p text:style-name="P7">(000.000)(000.278)(000.000)(000.000)(000.002)(000.000)</text:p>
      <text:p text:style-name="P7">(000.000)(000.278)(000.000)(000.000)(000.000)(000.000)</text:p>
      <text:p text:style-name="P7">(000.000)(000.277)(000.000)(000.000)(000.002)(000.000)</text:p>
      <text:p text:style-name="P7">(000.000)(000.278)(000.000)(000.000)(000.003)(000.000)</text:p>
      <text:p text:style-name="P7">(000.000)(000.222)(000.000)(000.000)(000.001)(000.000)</text:p>
      <text:p text:style-name="P7">(000.000)(000.200)(000.000)(000.000)(000.002)(000.000)</text:p>
      <text:p text:style-name="P7">(000.000)(000.200)(000.000)(000.000)(000.002)(000.000)</text:p>
      <text:p text:style-name="P7">(000.000)(000.200)(000.000)(000.000)(000.002)(000.000)</text:p>
      <text:p text:style-name="P7">(000.000)(000.200)(000.000)(000.000)(000.005)(000.000)</text:p>
      <text:p text:style-name="P7">(000.000)(000.200)(000.000)(000.000)(000.005)(000.000)</text:p>
      <text:p text:style-name="P7">(000.000)(000.199)(000.000)(000.000)(000.005)(000.000)</text:p>
      <text:p text:style-name="P7">(000.000)(000.200)(000.000)(000.000)(000.004)(000.000)</text:p>
      <text:p text:style-name="P7">(000.000)(000.200)(000.000)(000.000)(000.005)(000.000)</text:p>
      <text:p text:style-name="P7">(000.000)(000.200)(000.000)(000.000)(000.004)(000.000)</text:p>
      <text:p text:style-name="P7">(000.000)(000.200)(000.000)(000.000)(000.005)(000.000)</text:p>
      <text:p text:style-name="P7">(000.000)(000.200)(000.000)(000.000)(000.004)(000.000)</text:p>
      <text:p text:style-name="P7">(000.000)(000.200)(000.000)(000.000)(000.004)(000.000)</text:p>
      <text:p text:style-name="P7">(000.000)(000.200)(000.000)(000.000)(000.005)(000.000)</text:p>
      <text:p text:style-name="P7">(000.000)(000.200)(000.000)(000.000)(000.005)(000.000)</text:p>
      <text:p text:style-name="P7">(000.000)(000.201)(000.000)(000.000)(000.005)(000.000)</text:p>
      <text:p text:style-name="P7">(000.000)(000.200)(000.000)(000.000)(000.001)(000.000)</text:p>
      <text:p text:style-name="P7">(000.000)(000.225)(000.000)(000.000)(000.002)(000.000)</text:p>
      <text:p text:style-name="P7">(000.000)(000.250)(000.000)(000.000)(000.006)(000.000)</text:p>
      <text:p text:style-name="P7">(000.000)(000.249)(000.000)(000.000)(000.006)(000.000)</text:p>
      <text:p text:style-name="P7">(000.000)(000.250)(000.000)(000.000)(000.002)(000.000)</text:p>
      <text:p text:style-name="P7">(000.000)(000.250)(000.000)(000.000)(000.002)(000.000)</text:p>
      <text:p text:style-name="P7">(000.000)(000.250)(000.000)(000.000)(000.003)(000.000)</text:p>
      <text:p text:style-name="P7">(000.000)(000.270)(000.000)(000.000)(000.002)(000.000)</text:p>
      <text:p text:style-name="P7">(000.000)(000.328)(000.000)(000.000)(000.000)(000.000)</text:p>
      <text:p text:style-name="P7">(000.000)(000.328)(000.000)(000.000)(000.000)(000.000)</text:p>
      <text:p text:style-name="P7">(000.000)(000.327)(000.000)(000.000)(000.000)(000.000)</text:p>
      <text:p text:style-name="P7">(000.000)(000.328)(000.000)(000.000)(000.000)(000.000)</text:p>
      <text:p text:style-name="P7">(000.000)(000.328)(000.000)(000.000)(000.000)(000.000)</text:p>
      <text:p text:style-name="P7">(000.000)(000.327)(000.000)(000.000)(000.000)(000.000)</text:p>
      <text:p text:style-name="P7">(000.000)(000.327)(000.000)(000.000)(000.000)(000.000)</text:p>
      <text:p text:style-name="P7">(000.000)(000.323)(000.000)(000.000)(000.001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289)(000.000)(000.000)(000.001)(000.000)</text:p>
      <text:p text:style-name="P7">(000.000)(000.253)(000.000)(000.000)(000.006)(000.000)</text:p>
      <text:p text:style-name="P7">(000.000)(000.254)(000.000)(000.000)(000.008)(000.000)</text:p>
      <text:p text:style-name="P7">(000.000)(000.253)(000.000)(000.000)(000.006)(000.000)</text:p>
      <text:p text:style-name="P7">(000.000)(000.253)(000.000)(000.000)(000.006)(000.000)</text:p>
      <text:p text:style-name="P7">(000.000)(000.253)(000.000)(000.000)(000.006)(000.000)</text:p>
      <text:p text:style-name="P7">(000.000)(000.253)(000.000)(000.000)(000.005)(000.000)</text:p>
      <text:p text:style-name="P7">(000.000)(000.253)(000.000)(000.000)(000.005)(000.000)</text:p>
      <text:p text:style-name="P7"><text:soft-page-break/>(000.000)(000.242)(000.000)(000.000)(000.005)(000.000)</text:p>
      <text:p text:style-name="P7">(000.000)(000.202)(000.000)(000.000)(000.005)(000.000)</text:p>
      <text:p text:style-name="P7">(000.000)(000.203)(000.000)(000.000)(000.005)(000.000)</text:p>
      <text:p text:style-name="P7">(000.000)(000.202)(000.000)(000.000)(000.004)(000.000)</text:p>
      <text:p text:style-name="P7">(000.000)(000.220)(000.000)(000.000)(000.003)(000.000)</text:p>
      <text:p text:style-name="P7">(000.000)(000.276)(000.000)(000.000)(000.003)(000.000)</text:p>
      <text:p text:style-name="P7">(000.000)(000.277)(000.000)(000.000)(000.003)(000.000)</text:p>
      <text:p text:style-name="P7">(000.000)(000.277)(000.000)(000.000)(000.002)(000.000)</text:p>
      <text:p text:style-name="P7">(000.000)(000.273)(000.000)(000.000)(000.003)(000.000)</text:p>
      <text:p text:style-name="P7">(000.000)(000.252)(000.000)(000.000)(000.004)(000.000)</text:p>
      <text:p text:style-name="P7">(000.000)(000.252)(000.000)(000.000)(000.003)(000.000)</text:p>
      <text:p text:style-name="P7">(000.000)(000.253)(000.000)(000.000)(000.003)(000.000)</text:p>
      <text:p text:style-name="P7">(000.000)(000.249)(000.000)(000.000)(000.004)(000.000)</text:p>
      <text:p text:style-name="P7"/>
      <text:p text:style-name="P7">P.01(0210520001500)(00)(15)(6)(1.9)(MWh)(2.9)(MWh)(5.9)(Mvarh)(6.9)(Mvarh)(7.9)(Mvarh)(8.9)(Mvarh)</text:p>
      <text:p text:style-name="P7">(000.000)(000.202)(000.000)(000.000)(000.004)(000.000)</text:p>
      <text:p text:style-name="P7">(000.000)(000.202)(000.000)(000.000)(000.004)(000.000)</text:p>
      <text:p text:style-name="P7">(000.000)(000.202)(000.000)(000.000)(000.004)(000.000)</text:p>
      <text:p text:style-name="P7">(000.000)(000.202)(000.000)(000.000)(000.005)(000.000)</text:p>
      <text:p text:style-name="P7">(000.000)(000.203)(000.000)(000.000)(000.002)(000.000)</text:p>
      <text:p text:style-name="P7">(000.000)(000.202)(000.000)(000.000)(000.004)(000.000)</text:p>
      <text:p text:style-name="P7">(000.000)(000.202)(000.000)(000.000)(000.007)(000.000)</text:p>
      <text:p text:style-name="P7">(000.000)(000.202)(000.000)(000.000)(000.002)(000.000)</text:p>
      <text:p text:style-name="P7">(000.000)(000.202)(000.000)(000.000)(000.002)(000.000)</text:p>
      <text:p text:style-name="P7">(000.000)(000.203)(000.000)(000.000)(000.001)(000.000)</text:p>
      <text:p text:style-name="P7">(000.000)(000.202)(000.000)(000.000)(000.001)(000.000)</text:p>
      <text:p text:style-name="P7">(000.000)(000.204)(000.000)(000.000)(000.001)(000.000)</text:p>
      <text:p text:style-name="P7">(000.000)(000.216)(000.000)(000.000)(000.001)(000.000)</text:p>
      <text:p text:style-name="P7">(000.000)(000.226)(000.000)(000.000)(000.001)(000.000)</text:p>
      <text:p text:style-name="P7">(000.000)(000.226)(000.000)(000.000)(000.001)(000.000)</text:p>
      <text:p text:style-name="P7">(000.000)(000.227)(000.000)(000.000)(000.001)(000.000)</text:p>
      <text:p text:style-name="P7">(000.000)(000.226)(000.000)(000.000)(000.000)(000.000)</text:p>
      <text:p text:style-name="P7">(000.000)(000.226)(000.000)(000.000)(000.000)(000.000)</text:p>
      <text:p text:style-name="P7">(000.000)(000.226)(000.000)(000.000)(000.000)(000.000)</text:p>
      <text:p text:style-name="P7">(000.000)(000.226)(000.000)(000.000)(000.000)(000.000)</text:p>
      <text:p text:style-name="P7">(000.000)(000.226)(000.000)(000.000)(000.001)(000.000)</text:p>
      <text:p text:style-name="P7">(000.000)(000.226)(000.000)(000.000)(000.000)(000.000)</text:p>
      <text:p text:style-name="P7">(000.000)(000.226)(000.000)(000.000)(000.001)(000.000)</text:p>
      <text:p text:style-name="P7">(000.000)(000.226)(000.000)(000.000)(000.000)(000.000)</text:p>
      <text:p text:style-name="P7">(000.000)(000.226)(000.000)(000.000)(000.000)(000.000)</text:p>
      <text:p text:style-name="P7">(000.000)(000.226)(000.000)(000.000)(000.000)(000.000)</text:p>
      <text:p text:style-name="P7">(000.000)(000.226)(000.000)(000.000)(000.001)(000.000)</text:p>
      <text:p text:style-name="P7">(000.000)(000.226)(000.000)(000.000)(000.000)(000.000)</text:p>
      <text:p text:style-name="P7">(000.000)(000.226)(000.000)(000.000)(000.002)(000.000)</text:p>
      <text:p text:style-name="P7">(000.000)(000.227)(000.000)(000.000)(000.000)(000.000)</text:p>
      <text:p text:style-name="P7">(000.000)(000.226)(000.000)(000.001)(000.002)(000.000)</text:p>
      <text:p text:style-name="P7">(000.000)(000.226)(000.000)(000.000)(000.001)(000.000)</text:p>
      <text:p text:style-name="P7">(000.000)(000.219)(000.000)(000.000)(000.003)(000.000)</text:p>
      <text:p text:style-name="P7">(000.000)(000.210)(000.000)(000.000)(000.005)(000.000)</text:p>
      <text:p text:style-name="P7">(000.000)(000.211)(000.000)(000.000)(000.002)(000.000)</text:p>
      <text:p text:style-name="P7">(000.000)(000.210)(000.000)(000.000)(000.001)(000.000)</text:p>
      <text:p text:style-name="P7"><text:soft-page-break/>(000.000)(000.211)(000.000)(000.000)(000.001)(000.000)</text:p>
      <text:p text:style-name="P7">(000.000)(000.211)(000.000)(000.000)(000.000)(000.000)</text:p>
      <text:p text:style-name="P7">(000.000)(000.211)(000.000)(000.000)(000.000)(000.000)</text:p>
      <text:p text:style-name="P7">(000.000)(000.211)(000.000)(000.000)(000.001)(000.000)</text:p>
      <text:p text:style-name="P7">(000.000)(000.211)(000.000)(000.000)(000.003)(000.000)</text:p>
      <text:p text:style-name="P7">(000.000)(000.210)(000.000)(000.000)(000.002)(000.000)</text:p>
      <text:p text:style-name="P7">(000.000)(000.211)(000.000)(000.000)(000.003)(000.000)</text:p>
      <text:p text:style-name="P7">(000.000)(000.211)(000.000)(000.000)(000.004)(000.000)</text:p>
      <text:p text:style-name="P7">(000.000)(000.211)(000.000)(000.000)(000.004)(000.000)</text:p>
      <text:p text:style-name="P7">(000.000)(000.211)(000.000)(000.000)(000.004)(000.000)</text:p>
      <text:p text:style-name="P7">(000.000)(000.207)(000.000)(000.000)(000.004)(000.000)</text:p>
      <text:p text:style-name="P7">(000.000)(000.201)(000.000)(000.000)(000.003)(000.000)</text:p>
      <text:p text:style-name="P7">(000.000)(000.201)(000.000)(000.000)(000.004)(000.000)</text:p>
      <text:p text:style-name="P7">(000.000)(000.201)(000.000)(000.000)(000.004)(000.000)</text:p>
      <text:p text:style-name="P7">(000.000)(000.201)(000.000)(000.000)(000.004)(000.000)</text:p>
      <text:p text:style-name="P7">(000.000)(000.201)(000.000)(000.000)(000.003)(000.000)</text:p>
      <text:p text:style-name="P7">(000.000)(000.201)(000.000)(000.000)(000.000)(000.000)</text:p>
      <text:p text:style-name="P7">(000.000)(000.201)(000.000)(000.000)(000.002)(000.000)</text:p>
      <text:p text:style-name="P7">(000.000)(000.202)(000.000)(000.000)(000.001)(000.000)</text:p>
      <text:p text:style-name="P7">(000.000)(000.201)(000.000)(000.000)(000.003)(000.000)</text:p>
      <text:p text:style-name="P7">(000.000)(000.202)(000.000)(000.000)(000.005)(000.000)</text:p>
      <text:p text:style-name="P7">(000.000)(000.201)(000.000)(000.000)(000.004)(000.000)</text:p>
      <text:p text:style-name="P7">(000.000)(000.201)(000.000)(000.000)(000.006)(000.000)</text:p>
      <text:p text:style-name="P7">(000.000)(000.201)(000.000)(000.000)(000.005)(000.000)</text:p>
      <text:p text:style-name="P7">(000.000)(000.201)(000.000)(000.000)(000.005)(000.000)</text:p>
      <text:p text:style-name="P7">(000.000)(000.210)(000.000)(000.000)(000.005)(000.000)</text:p>
      <text:p text:style-name="P7">(000.000)(000.223)(000.000)(000.000)(000.005)(000.000)</text:p>
      <text:p text:style-name="P7">(000.000)(000.223)(000.000)(000.000)(000.006)(000.000)</text:p>
      <text:p text:style-name="P7">(000.000)(000.223)(000.000)(000.000)(000.005)(000.000)</text:p>
      <text:p text:style-name="P7">(000.000)(000.263)(000.000)(000.000)(000.004)(000.000)</text:p>
      <text:p text:style-name="P7">(000.000)(000.275)(000.000)(000.000)(000.005)(000.000)</text:p>
      <text:p text:style-name="P7">(000.000)(000.275)(000.000)(000.000)(000.005)(000.000)</text:p>
      <text:p text:style-name="P7">(000.000)(000.275)(000.000)(000.000)(000.006)(000.000)</text:p>
      <text:p text:style-name="P7">(000.000)(000.276)(000.000)(000.000)(000.006)(000.000)</text:p>
      <text:p text:style-name="P7">(000.000)(000.275)(000.000)(000.000)(000.005)(000.000)</text:p>
      <text:p text:style-name="P7">(000.000)(000.275)(000.000)(000.000)(000.005)(000.000)</text:p>
      <text:p text:style-name="P7">(000.000)(000.275)(000.000)(000.000)(000.005)(000.000)</text:p>
      <text:p text:style-name="P7">(000.000)(000.274)(000.000)(000.000)(000.005)(000.000)</text:p>
      <text:p text:style-name="P7">(000.000)(000.275)(000.000)(000.000)(000.005)(000.000)</text:p>
      <text:p text:style-name="P7">(000.000)(000.276)(000.000)(000.000)(000.004)(000.000)</text:p>
      <text:p text:style-name="P7">(000.000)(000.314)(000.000)(000.000)(000.001)(000.000)</text:p>
      <text:p text:style-name="P7">(000.000)(000.313)(000.000)(000.000)(000.003)(000.000)</text:p>
      <text:p text:style-name="P7">(000.000)(000.313)(000.000)(000.000)(000.001)(000.000)</text:p>
      <text:p text:style-name="P7">(000.000)(000.323)(000.000)(000.000)(000.002)(000.000)</text:p>
      <text:p text:style-name="P7">(000.000)(000.353)(000.000)(000.000)(000.000)(000.000)</text:p>
      <text:p text:style-name="P7">(000.000)(000.352)(000.000)(000.000)(000.000)(000.000)</text:p>
      <text:p text:style-name="P7">(000.000)(000.352)(000.000)(000.000)(000.000)(000.000)</text:p>
      <text:p text:style-name="P7">(000.000)(000.342)(000.000)(000.000)(000.000)(000.000)</text:p>
      <text:p text:style-name="P7">(000.000)(000.326)(000.000)(000.000)(000.000)(000.000)</text:p>
      <text:p text:style-name="P7">(000.000)(000.325)(000.000)(000.000)(000.001)(000.000)</text:p>
      <text:p text:style-name="P7">(000.000)(000.325)(000.000)(000.000)(000.000)(000.000)</text:p>
      <text:p text:style-name="P7">(000.000)(000.309)(000.000)(000.000)(000.001)(000.000)</text:p>
      <text:p text:style-name="P7"><text:soft-page-break/>(000.000)(000.253)(000.000)(000.000)(000.003)(000.000)</text:p>
      <text:p text:style-name="P7">(000.000)(000.253)(000.000)(000.000)(000.004)(000.000)</text:p>
      <text:p text:style-name="P7">(000.000)(000.253)(000.000)(000.000)(000.003)(000.000)</text:p>
      <text:p text:style-name="P7">(000.000)(000.253)(000.000)(000.000)(000.005)(000.000)</text:p>
      <text:p text:style-name="P7">(000.000)(000.253)(000.000)(000.000)(000.005)(000.000)</text:p>
      <text:p text:style-name="P7">(000.000)(000.253)(000.000)(000.000)(000.003)(000.000)</text:p>
      <text:p text:style-name="P7">(000.000)(000.253)(000.000)(000.000)(000.007)(000.000)</text:p>
      <text:p text:style-name="P7">(000.000)(000.253)(000.000)(000.000)(000.007)(000.000)</text:p>
      <text:p text:style-name="P7"/>
      <text:p text:style-name="P7">P.01(0210521001500)(00)(15)(6)(1.9)(MWh)(2.9)(MWh)(5.9)(Mvarh)(6.9)(Mvarh)(7.9)(Mvarh)(8.9)(Mvarh)</text:p>
      <text:p text:style-name="P7">(000.000)(000.253)(000.000)(000.000)(000.003)(000.000)</text:p>
      <text:p text:style-name="P7">(000.000)(000.232)(000.000)(000.000)(000.003)(000.000)</text:p>
      <text:p text:style-name="P7">(000.000)(000.225)(000.000)(000.000)(000.005)(000.000)</text:p>
      <text:p text:style-name="P7">(000.000)(000.216)(000.000)(000.000)(000.008)(000.000)</text:p>
      <text:p text:style-name="P7">(000.000)(000.203)(000.000)(000.000)(000.001)(000.000)</text:p>
      <text:p text:style-name="P7">(000.000)(000.202)(000.000)(000.000)(000.000)(000.000)</text:p>
      <text:p text:style-name="P7">(000.000)(000.202)(000.000)(000.000)(000.006)(000.000)</text:p>
      <text:p text:style-name="P7">(000.000)(000.202)(000.000)(000.000)(000.008)(000.000)</text:p>
      <text:p text:style-name="P7">(000.000)(000.203)(000.000)(000.000)(000.002)(000.000)</text:p>
      <text:p text:style-name="P7">(000.000)(000.202)(000.000)(000.000)(000.002)(000.000)</text:p>
      <text:p text:style-name="P7">(000.000)(000.203)(000.000)(000.000)(000.000)(000.000)</text:p>
      <text:p text:style-name="P7">(000.000)(000.202)(000.000)(000.000)(000.001)(000.000)</text:p>
      <text:p text:style-name="P7">(000.000)(000.202)(000.000)(000.000)(000.002)(000.000)</text:p>
      <text:p text:style-name="P7">(000.000)(000.202)(000.000)(000.000)(000.000)(000.000)</text:p>
      <text:p text:style-name="P7">(000.000)(000.202)(000.000)(000.000)(000.000)(000.000)</text:p>
      <text:p text:style-name="P7">(000.000)(000.202)(000.000)(000.000)(000.001)(000.000)</text:p>
      <text:p text:style-name="P7">(000.000)(000.220)(000.000)(000.000)(000.000)(000.000)</text:p>
      <text:p text:style-name="P7">(000.000)(000.223)(000.000)(000.000)(000.000)(000.000)</text:p>
      <text:p text:style-name="P7">(000.000)(000.222)(000.000)(000.000)(000.000)(000.000)</text:p>
      <text:p text:style-name="P7">(000.000)(000.223)(000.000)(000.000)(000.000)(000.000)</text:p>
      <text:p text:style-name="P7">(000.000)(000.222)(000.000)(000.000)(000.000)(000.000)</text:p>
      <text:p text:style-name="P7">(000.000)(000.223)(000.000)(000.000)(000.001)(000.000)</text:p>
      <text:p text:style-name="P7">(000.000)(000.223)(000.000)(000.000)(000.000)(000.000)</text:p>
      <text:p text:style-name="P7">(000.000)(000.223)(000.000)(000.000)(000.000)(000.000)</text:p>
      <text:p text:style-name="P7">(000.000)(000.223)(000.000)(000.000)(000.000)(000.000)</text:p>
      <text:p text:style-name="P7">(000.000)(000.223)(000.000)(000.000)(000.000)(000.000)</text:p>
      <text:p text:style-name="P7">(000.000)(000.223)(000.000)(000.000)(000.001)(000.000)</text:p>
      <text:p text:style-name="P7">(000.000)(000.229)(000.000)(000.000)(000.000)(000.000)</text:p>
      <text:p text:style-name="P7">(000.000)(000.249)(000.000)(000.000)(000.002)(000.000)</text:p>
      <text:p text:style-name="P7">(000.000)(000.250)(000.000)(000.000)(000.001)(000.000)</text:p>
      <text:p text:style-name="P7">(000.000)(000.249)(000.000)(000.000)(000.002)(000.000)</text:p>
      <text:p text:style-name="P7">(000.000)(000.249)(000.000)(000.000)(000.001)(000.000)</text:p>
      <text:p text:style-name="P7">(000.000)(000.250)(000.000)(000.000)(000.001)(000.000)</text:p>
      <text:p text:style-name="P7">(000.000)(000.250)(000.000)(000.000)(000.003)(000.000)</text:p>
      <text:p text:style-name="P7">(000.000)(000.250)(000.000)(000.000)(000.001)(000.000)</text:p>
      <text:p text:style-name="P7">(000.000)(000.250)(000.000)(000.000)(000.001)(000.000)</text:p>
      <text:p text:style-name="P7">(000.000)(000.249)(000.000)(000.000)(000.000)(000.000)</text:p>
      <text:p text:style-name="P7">(000.000)(000.250)(000.000)(000.000)(000.004)(000.000)</text:p>
      <text:p text:style-name="P7">(000.000)(000.249)(000.000)(000.000)(000.004)(000.000)</text:p>
      <text:p text:style-name="P7">(000.000)(000.239)(000.000)(000.000)(000.004)(000.000)</text:p>
      <text:p text:style-name="P7">(000.000)(000.201)(000.000)(000.000)(000.003)(000.000)</text:p>
      <text:p text:style-name="P7"><text:soft-page-break/>(000.000)(000.202)(000.000)(000.000)(000.004)(000.000)</text:p>
      <text:p text:style-name="P7">(000.000)(000.201)(000.000)(000.000)(000.004)(000.000)</text:p>
      <text:p text:style-name="P7">(000.000)(000.202)(000.000)(000.000)(000.003)(000.000)</text:p>
      <text:p text:style-name="P7">(000.000)(000.201)(000.000)(000.000)(000.005)(000.000)</text:p>
      <text:p text:style-name="P7">(000.000)(000.202)(000.000)(000.000)(000.004)(000.000)</text:p>
      <text:p text:style-name="P7">(000.000)(000.202)(000.000)(000.000)(000.004)(000.000)</text:p>
      <text:p text:style-name="P7">(000.000)(000.202)(000.000)(000.000)(000.004)(000.000)</text:p>
      <text:p text:style-name="P7">(000.000)(000.202)(000.000)(000.000)(000.004)(000.000)</text:p>
      <text:p text:style-name="P7">(000.000)(000.201)(000.000)(000.000)(000.004)(000.000)</text:p>
      <text:p text:style-name="P7">(000.000)(000.202)(000.000)(000.000)(000.005)(000.000)</text:p>
      <text:p text:style-name="P7">(000.000)(000.202)(000.000)(000.000)(000.005)(000.000)</text:p>
      <text:p text:style-name="P7">(000.000)(000.202)(000.000)(000.000)(000.004)(000.000)</text:p>
      <text:p text:style-name="P7">(000.000)(000.202)(000.000)(000.000)(000.004)(000.000)</text:p>
      <text:p text:style-name="P7">(000.000)(000.202)(000.000)(000.000)(000.005)(000.000)</text:p>
      <text:p text:style-name="P7">(000.000)(000.214)(000.000)(000.000)(000.006)(000.000)</text:p>
      <text:p text:style-name="P7">(000.000)(000.251)(000.000)(000.000)(000.005)(000.000)</text:p>
      <text:p text:style-name="P7">(000.000)(000.252)(000.000)(000.000)(000.004)(000.000)</text:p>
      <text:p text:style-name="P7">(000.000)(000.252)(000.000)(000.000)(000.005)(000.000)</text:p>
      <text:p text:style-name="P7">(000.000)(000.259)(000.000)(000.000)(000.006)(000.000)</text:p>
      <text:p text:style-name="P7">(000.000)(000.276)(000.000)(000.000)(000.001)(000.000)</text:p>
      <text:p text:style-name="P7">(000.000)(000.276)(000.000)(000.000)(000.002)(000.000)</text:p>
      <text:p text:style-name="P7">(000.000)(000.277)(000.000)(000.000)(000.001)(000.000)</text:p>
      <text:p text:style-name="P7">(000.000)(000.276)(000.000)(000.000)(000.005)(000.000)</text:p>
      <text:p text:style-name="P7">(000.000)(000.276)(000.000)(000.000)(000.004)(000.000)</text:p>
      <text:p text:style-name="P7">(000.000)(000.276)(000.000)(000.000)(000.003)(000.000)</text:p>
      <text:p text:style-name="P7">(000.000)(000.276)(000.000)(000.000)(000.004)(000.000)</text:p>
      <text:p text:style-name="P7">(000.000)(000.276)(000.000)(000.000)(000.003)(000.000)</text:p>
      <text:p text:style-name="P7">(000.000)(000.276)(000.000)(000.000)(000.003)(000.000)</text:p>
      <text:p text:style-name="P7">(000.000)(000.276)(000.000)(000.000)(000.003)(000.000)</text:p>
      <text:p text:style-name="P7">(000.000)(000.276)(000.000)(000.000)(000.004)(000.000)</text:p>
      <text:p text:style-name="P7">(000.000)(000.295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1)(000.000)</text:p>
      <text:p text:style-name="P7">(000.000)(000.300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275)(000.000)(000.000)(000.004)(000.000)</text:p>
      <text:p text:style-name="P7">(000.000)(000.276)(000.000)(000.000)(000.004)(000.000)</text:p>
      <text:p text:style-name="P7">(000.000)(000.276)(000.000)(000.000)(000.007)(000.000)</text:p>
      <text:p text:style-name="P7">(000.000)(000.276)(000.000)(000.000)(000.004)(000.000)</text:p>
      <text:p text:style-name="P7">(000.000)(000.275)(000.000)(000.000)(000.002)(000.000)</text:p>
      <text:p text:style-name="P7">(000.000)(000.276)(000.000)(000.000)(000.003)(000.000)</text:p>
      <text:p text:style-name="P7">(000.000)(000.276)(000.000)(000.000)(000.005)(000.000)</text:p>
      <text:p text:style-name="P7">(000.000)(000.276)(000.000)(000.000)(000.004)(000.000)</text:p>
      <text:p text:style-name="P7">(000.000)(000.276)(000.000)(000.000)(000.004)(000.000)</text:p>
      <text:p text:style-name="P7"><text:soft-page-break/>(000.000)(000.276)(000.000)(000.000)(000.004)(000.000)</text:p>
      <text:p text:style-name="P7">(000.000)(000.276)(000.000)(000.000)(000.003)(000.000)</text:p>
      <text:p text:style-name="P7">(000.000)(000.276)(000.000)(000.000)(000.003)(000.000)</text:p>
      <text:p text:style-name="P7"/>
      <text:p text:style-name="P7">P.01(0210522001500)(00)(15)(6)(1.9)(MWh)(2.9)(MWh)(5.9)(Mvarh)(6.9)(Mvarh)(7.9)(Mvarh)(8.9)(Mvarh)</text:p>
      <text:p text:style-name="P7">(000.000)(000.275)(000.000)(000.000)(000.004)(000.000)</text:p>
      <text:p text:style-name="P7">(000.000)(000.276)(000.000)(000.000)(000.002)(000.000)</text:p>
      <text:p text:style-name="P7">(000.000)(000.271)(000.000)(000.000)(000.003)(000.000)</text:p>
      <text:p text:style-name="P7">(000.000)(000.250)(000.000)(000.000)(000.003)(000.000)</text:p>
      <text:p text:style-name="P7">(000.000)(000.251)(000.000)(000.000)(000.003)(000.000)</text:p>
      <text:p text:style-name="P7">(000.000)(000.251)(000.000)(000.000)(000.002)(000.000)</text:p>
      <text:p text:style-name="P7">(000.000)(000.250)(000.000)(000.000)(000.002)(000.000)</text:p>
      <text:p text:style-name="P7">(000.000)(000.251)(000.000)(000.000)(000.001)(000.000)</text:p>
      <text:p text:style-name="P7">(000.000)(000.250)(000.000)(000.000)(000.001)(000.000)</text:p>
      <text:p text:style-name="P7">(000.000)(000.251)(000.000)(000.000)(000.003)(000.000)</text:p>
      <text:p text:style-name="P7">(000.000)(000.251)(000.000)(000.000)(000.001)(000.000)</text:p>
      <text:p text:style-name="P7">(000.000)(000.250)(000.000)(000.000)(000.002)(000.000)</text:p>
      <text:p text:style-name="P7">(000.000)(000.251)(000.000)(000.000)(000.002)(000.000)</text:p>
      <text:p text:style-name="P7">(000.000)(000.250)(000.000)(000.000)(000.001)(000.000)</text:p>
      <text:p text:style-name="P7">(000.000)(000.251)(000.000)(000.000)(000.000)(000.000)</text:p>
      <text:p text:style-name="P7">(000.000)(000.251)(000.000)(000.000)(000.001)(000.000)</text:p>
      <text:p text:style-name="P7">(000.000)(000.250)(000.000)(000.000)(000.001)(000.000)</text:p>
      <text:p text:style-name="P7">(000.000)(000.250)(000.000)(000.000)(000.001)(000.000)</text:p>
      <text:p text:style-name="P7">(000.000)(000.251)(000.000)(000.000)(000.000)(000.000)</text:p>
      <text:p text:style-name="P7">(000.000)(000.250)(000.000)(000.001)(000.000)(000.000)</text:p>
      <text:p text:style-name="P7">(000.000)(000.250)(000.000)(000.000)(000.000)(000.000)</text:p>
      <text:p text:style-name="P7">(000.000)(000.250)(000.000)(000.000)(000.001)(000.000)</text:p>
      <text:p text:style-name="P7">(000.000)(000.250)(000.000)(000.000)(000.000)(000.000)</text:p>
      <text:p text:style-name="P7">(000.000)(000.250)(000.000)(000.000)(000.000)(000.000)</text:p>
      <text:p text:style-name="P7">(000.000)(000.250)(000.000)(000.000)(000.000)(000.000)</text:p>
      <text:p text:style-name="P7">(000.000)(000.218)(000.000)(000.000)(000.000)(000.000)</text:p>
      <text:p text:style-name="P7">(000.000)(000.200)(000.000)(000.000)(000.000)(000.000)</text:p>
      <text:p text:style-name="P7">(000.000)(000.214)(000.000)(000.000)(000.000)(000.000)</text:p>
      <text:p text:style-name="P7">(000.000)(000.252)(000.000)(000.000)(000.001)(000.000)</text:p>
      <text:p text:style-name="P7">(000.000)(000.253)(000.000)(000.000)(000.000)(000.000)</text:p>
      <text:p text:style-name="P7">(000.000)(000.252)(000.000)(000.000)(000.001)(000.000)</text:p>
      <text:p text:style-name="P7">(000.000)(000.253)(000.000)(000.000)(000.002)(000.000)</text:p>
      <text:p text:style-name="P7">(000.000)(000.253)(000.000)(000.000)(000.004)(000.000)</text:p>
      <text:p text:style-name="P7">(000.000)(000.253)(000.000)(000.000)(000.005)(000.000)</text:p>
      <text:p text:style-name="P7">(000.000)(000.253)(000.000)(000.000)(000.003)(000.000)</text:p>
      <text:p text:style-name="P7">(000.000)(000.253)(000.000)(000.000)(000.003)(000.000)</text:p>
      <text:p text:style-name="P7">(000.000)(000.253)(000.000)(000.000)(000.004)(000.000)</text:p>
      <text:p text:style-name="P7">(000.000)(000.253)(000.000)(000.000)(000.003)(000.000)</text:p>
      <text:p text:style-name="P7">(000.000)(000.252)(000.000)(000.000)(000.004)(000.000)</text:p>
      <text:p text:style-name="P7">(000.000)(000.253)(000.000)(000.000)(000.005)(000.000)</text:p>
      <text:p text:style-name="P7">(000.000)(000.253)(000.000)(000.000)(000.005)(000.000)</text:p>
      <text:p text:style-name="P7">(000.000)(000.253)(000.000)(000.000)(000.004)(000.000)</text:p>
      <text:p text:style-name="P7">(000.000)(000.252)(000.000)(000.000)(000.005)(000.000)</text:p>
      <text:p text:style-name="P7">(000.000)(000.253)(000.000)(000.000)(000.005)(000.000)</text:p>
      <text:p text:style-name="P7">(000.000)(000.253)(000.000)(000.000)(000.004)(000.000)</text:p>
      <text:p text:style-name="P7">(000.000)(000.252)(000.000)(000.000)(000.004)(000.000)</text:p>
      <text:p text:style-name="P7"><text:soft-page-break/>(000.000)(000.253)(000.000)(000.000)(000.005)(000.000)</text:p>
      <text:p text:style-name="P7">(000.000)(000.252)(000.000)(000.000)(000.004)(000.000)</text:p>
      <text:p text:style-name="P7">(000.000)(000.253)(000.000)(000.000)(000.005)(000.000)</text:p>
      <text:p text:style-name="P7">(000.000)(000.252)(000.000)(000.000)(000.004)(000.000)</text:p>
      <text:p text:style-name="P7">(000.000)(000.253)(000.000)(000.000)(000.004)(000.000)</text:p>
      <text:p text:style-name="P7">(000.000)(000.252)(000.000)(000.000)(000.005)(000.000)</text:p>
      <text:p text:style-name="P7">(000.000)(000.253)(000.000)(000.000)(000.004)(000.000)</text:p>
      <text:p text:style-name="P7">(000.000)(000.253)(000.000)(000.000)(000.006)(000.000)</text:p>
      <text:p text:style-name="P7">(000.000)(000.252)(000.000)(000.000)(000.004)(000.000)</text:p>
      <text:p text:style-name="P7">(000.000)(000.252)(000.000)(000.000)(000.005)(000.000)</text:p>
      <text:p text:style-name="P7">(000.000)(000.253)(000.000)(000.000)(000.004)(000.000)</text:p>
      <text:p text:style-name="P7">(000.000)(000.252)(000.000)(000.000)(000.005)(000.000)</text:p>
      <text:p text:style-name="P7">(000.000)(000.271)(000.000)(000.000)(000.004)(000.000)</text:p>
      <text:p text:style-name="P7">(000.000)(000.277)(000.000)(000.000)(000.004)(000.000)</text:p>
      <text:p text:style-name="P7">(000.000)(000.277)(000.000)(000.000)(000.004)(000.000)</text:p>
      <text:p text:style-name="P7">(000.000)(000.260)(000.000)(000.000)(000.005)(000.000)</text:p>
      <text:p text:style-name="P7">(000.000)(000.250)(000.000)(000.000)(000.006)(000.000)</text:p>
      <text:p text:style-name="P7">(000.000)(000.250)(000.000)(000.000)(000.006)(000.000)</text:p>
      <text:p text:style-name="P7">(000.000)(000.250)(000.000)(000.000)(000.005)(000.000)</text:p>
      <text:p text:style-name="P7">(000.000)(000.250)(000.000)(000.000)(000.006)(000.000)</text:p>
      <text:p text:style-name="P7">(000.000)(000.250)(000.000)(000.000)(000.005)(000.000)</text:p>
      <text:p text:style-name="P7">(000.000)(000.259)(000.000)(000.000)(000.004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1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1)(000.000)</text:p>
      <text:p text:style-name="P7">(000.000)(000.300)(000.000)(000.000)(000.001)(000.000)</text:p>
      <text:p text:style-name="P7">(000.000)(000.301)(000.000)(000.000)(000.001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1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1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300)(000.000)(000.000)(000.000)(000.000)</text:p>
      <text:p text:style-name="P7">(000.000)(000.289)(000.000)(000.000)(000.002)(000.000)</text:p>
      <text:p text:style-name="P7"/>
      <text:p text:style-name="P7"><text:soft-page-break/>P.01(0210523001500)(00)(15)(6)(1.9)(MWh)(2.9)(MWh)(5.9)(Mvarh)(6.9)(Mvarh)(7.9)(Mvarh)(8.9)(Mvarh)</text:p>
      <text:p text:style-name="P7">(000.000)(000.253)(000.000)(000.000)(000.005)(000.000)</text:p>
      <text:p text:style-name="P7">(000.000)(000.252)(000.000)(000.000)(000.003)(000.000)</text:p>
      <text:p text:style-name="P7">(000.000)(000.253)(000.000)(000.000)(000.004)(000.000)</text:p>
      <text:p text:style-name="P7">(000.000)(000.252)(000.000)(000.000)(000.003)(000.000)</text:p>
      <text:p text:style-name="P7">(000.000)(000.252)(000.000)(000.000)(000.001)(000.000)</text:p>
      <text:p text:style-name="P7">(000.000)(000.252)(000.000)(000.000)(000.002)(000.000)</text:p>
      <text:p text:style-name="P7">(000.000)(000.252)(000.000)(000.000)(000.001)(000.000)</text:p>
      <text:p text:style-name="P7">(000.000)(000.252)(000.000)(000.000)(000.001)(000.000)</text:p>
      <text:p text:style-name="P7">(000.000)(000.252)(000.000)(000.000)(000.001)(000.000)</text:p>
      <text:p text:style-name="P7">(000.000)(000.252)(000.000)(000.000)(000.000)(000.000)</text:p>
      <text:p text:style-name="P7">(000.000)(000.252)(000.000)(000.000)(000.001)(000.000)</text:p>
      <text:p text:style-name="P7">(000.000)(000.253)(000.000)(000.000)(000.000)(000.000)</text:p>
      <text:p text:style-name="P7">(000.000)(000.252)(000.000)(000.000)(000.000)(000.000)</text:p>
      <text:p text:style-name="P7">(000.000)(000.252)(000.000)(000.000)(000.000)(000.000)</text:p>
      <text:p text:style-name="P7">(000.000)(000.252)(000.000)(000.000)(000.000)(000.000)</text:p>
      <text:p text:style-name="P7">(000.000)(000.252)(000.000)(000.000)(000.000)(000.000)</text:p>
      <text:p text:style-name="P7">(000.000)(000.252)(000.000)(000.000)(000.001)(000.000)</text:p>
      <text:p text:style-name="P7">(000.000)(000.252)(000.000)(000.000)(000.000)(000.000)</text:p>
      <text:p text:style-name="P7">(000.000)(000.252)(000.000)(000.000)(000.000)(000.000)</text:p>
      <text:p text:style-name="P7">(000.000)(000.251)(000.000)(000.000)(000.000)(000.000)</text:p>
      <text:p text:style-name="P7">(000.000)(000.252)(000.000)(000.000)(000.000)(000.000)</text:p>
      <text:p text:style-name="P7">(000.000)(000.252)(000.000)(000.000)(000.001)(000.000)</text:p>
      <text:p text:style-name="P7">(000.000)(000.252)(000.000)(000.000)(000.001)(000.000)</text:p>
      <text:p text:style-name="P7">(000.000)(000.252)(000.000)(000.000)(000.000)(000.000)</text:p>
      <text:p text:style-name="P7">(000.000)(000.252)(000.000)(000.000)(000.000)(000.000)</text:p>
      <text:p text:style-name="P7">(000.000)(000.253)(000.000)(000.000)(000.001)(000.000)</text:p>
      <text:p text:style-name="P7">(000.000)(000.252)(000.000)(000.000)(000.001)(000.000)</text:p>
      <text:p text:style-name="P7">(000.000)(000.253)(000.000)(000.000)(000.001)(000.000)</text:p>
      <text:p text:style-name="P7">(000.000)(000.252)(000.000)(000.000)(000.001)(000.000)</text:p>
      <text:p text:style-name="P7">(000.000)(000.253)(000.000)(000.000)(000.000)(000.000)</text:p>
      <text:p text:style-name="P7">(000.000)(000.252)(000.000)(000.000)(000.000)(000.000)</text:p>
      <text:p text:style-name="P7">(000.000)(000.253)(000.000)(000.000)(000.000)(000.000)</text:p>
      <text:p text:style-name="P7">(000.000)(000.245)(000.000)(000.000)(000.001)(000.000)</text:p>
      <text:p text:style-name="P7">(000.000)(000.228)(000.000)(000.000)(000.001)(000.000)</text:p>
      <text:p text:style-name="P7">(000.000)(000.227)(000.000)(000.000)(000.000)(000.000)</text:p>
      <text:p text:style-name="P7">(000.000)(000.228)(000.000)(000.000)(000.001)(000.000)</text:p>
      <text:p text:style-name="P7">(000.000)(000.228)(000.000)(000.000)(000.002)(000.000)</text:p>
      <text:p text:style-name="P7">(000.000)(000.228)(000.000)(000.000)(000.001)(000.000)</text:p>
      <text:p text:style-name="P7">(000.000)(000.228)(000.000)(000.000)(000.001)(000.000)</text:p>
      <text:p text:style-name="P7">(000.000)(000.228)(000.000)(000.000)(000.002)(000.000)</text:p>
      <text:p text:style-name="P7">(000.000)(000.228)(000.000)(000.000)(000.001)(000.000)</text:p>
      <text:p text:style-name="P7">(000.000)(000.228)(000.000)(000.000)(000.002)(000.000)</text:p>
      <text:p text:style-name="P7">(000.000)(000.227)(000.000)(000.000)(000.001)(000.000)</text:p>
      <text:p text:style-name="P7">(000.000)(000.229)(000.000)(000.000)(000.002)(000.000)</text:p>
      <text:p text:style-name="P7">(000.000)(000.227)(000.000)(000.000)(000.004)(000.000)</text:p>
      <text:p text:style-name="P7">(000.000)(000.148)(000.000)(000.000)(000.004)(000.000)</text:p>
      <text:p text:style-name="P7">(000.000)(000.149)(000.000)(000.000)(000.004)(000.000)</text:p>
      <text:p text:style-name="P7">(000.000)(000.149)(000.000)(000.000)(000.004)(000.000)</text:p>
      <text:p text:style-name="P7">(000.000)(000.170)(000.000)(000.000)(000.001)(000.000)</text:p>
      <text:p text:style-name="P7">(000.000)(000.200)(000.000)(000.000)(000.002)(000.000)</text:p>
      <text:p text:style-name="P7"><text:soft-page-break/>(000.000)(000.200)(000.000)(000.000)(000.001)(000.000)</text:p>
      <text:p text:style-name="P7">(000.000)(000.201)(000.000)(000.000)(000.003)(000.000)</text:p>
      <text:p text:style-name="P7">(000.000)(000.238)(000.000)(000.000)(000.004)(000.000)</text:p>
      <text:p text:style-name="P7">(000.000)(000.277)(000.000)(000.000)(000.003)(000.000)</text:p>
      <text:p text:style-name="P7">(000.000)(000.299)(000.000)(000.000)(000.001)(000.000)</text:p>
      <text:p text:style-name="P7">(000.000)(000.303)(000.000)(000.000)(000.001)(000.000)</text:p>
      <text:p text:style-name="P7">(000.000)(000.309)(000.000)(000.000)(000.000)(000.000)</text:p>
      <text:p text:style-name="P7">(000.000)(000.326)(000.000)(000.000)(000.000)(000.000)</text:p>
      <text:p text:style-name="P7">(000.000)(000.325)(000.000)(000.000)(000.000)(000.000)</text:p>
      <text:p text:style-name="P7">(000.000)(000.337)(000.000)(000.000)(000.000)(000.000)</text:p>
      <text:p text:style-name="P7">(000.000)(000.348)(000.000)(000.000)(000.000)(000.000)</text:p>
      <text:p text:style-name="P7">(000.000)(000.349)(000.000)(000.000)(000.000)(000.000)</text:p>
      <text:p text:style-name="P7">(000.000)(000.351)(000.000)(000.000)(000.000)(000.000)</text:p>
      <text:p text:style-name="P7">(000.001)(000.188)(000.000)(000.000)(000.000)(000.000)</text:p>
      <text:p text:style-name="P7">(000.000)(000.435)(000.000)(000.000)(000.000)(000.000)</text:p>
      <text:p text:style-name="P7">(000.000)(000.448)(000.000)(000.000)(000.000)(000.000)</text:p>
      <text:p text:style-name="P7">(000.000)(000.449)(000.000)(000.000)(000.000)(000.000)</text:p>
      <text:p text:style-name="P7">(000.000)(000.449)(000.000)(000.000)(000.000)(000.000)</text:p>
      <text:p text:style-name="P7">(000.000)(000.385)(000.000)(000.000)(000.000)(000.000)</text:p>
      <text:p text:style-name="P7">(000.000)(000.376)(000.000)(000.000)(000.000)(000.000)</text:p>
      <text:p text:style-name="P7">(000.000)(000.376)(000.000)(000.000)(000.000)(000.000)</text:p>
      <text:p text:style-name="P7">(000.000)(000.377)(000.000)(000.001)(000.000)(000.000)</text:p>
      <text:p text:style-name="P7">(000.000)(000.376)(000.000)(000.000)(000.000)(000.000)</text:p>
      <text:p text:style-name="P7">(000.000)(000.376)(000.000)(000.000)(000.000)(000.000)</text:p>
      <text:p text:style-name="P7">(000.000)(000.362)(000.000)(000.000)(000.000)(000.000)</text:p>
      <text:p text:style-name="P7">(000.000)(000.331)(000.000)(000.000)(000.000)(000.000)</text:p>
      <text:p text:style-name="P7">(000.000)(000.302)(000.000)(000.000)(000.000)(000.000)</text:p>
      <text:p text:style-name="P7">(000.000)(000.303)(000.000)(000.000)(000.000)(000.000)</text:p>
      <text:p text:style-name="P7">(000.000)(000.302)(000.000)(000.000)(000.000)(000.000)</text:p>
      <text:p text:style-name="P7">(000.000)(000.290)(000.000)(000.000)(000.002)(000.000)</text:p>
      <text:p text:style-name="P7">(000.000)(000.249)(000.000)(000.000)(000.004)(000.000)</text:p>
      <text:p text:style-name="P7">(000.000)(000.249)(000.000)(000.000)(000.005)(000.000)</text:p>
      <text:p text:style-name="P7">(000.000)(000.249)(000.000)(000.000)(000.005)(000.000)</text:p>
      <text:p text:style-name="P7">(000.000)(000.249)(000.000)(000.000)(000.005)(000.000)</text:p>
      <text:p text:style-name="P7">(000.000)(000.249)(000.000)(000.000)(000.005)(000.000)</text:p>
      <text:p text:style-name="P7">(000.000)(000.249)(000.000)(000.000)(000.003)(000.000)</text:p>
      <text:p text:style-name="P7">(000.000)(000.249)(000.000)(000.000)(000.004)(000.000)</text:p>
      <text:p text:style-name="P7">(000.000)(000.250)(000.000)(000.000)(000.004)(000.000)</text:p>
      <text:p text:style-name="P7">(000.000)(000.251)(000.000)(000.000)(000.005)(000.000)</text:p>
      <text:p text:style-name="P7">(000.000)(000.276)(000.000)(000.000)(000.004)(000.000)</text:p>
      <text:p text:style-name="P7">(000.000)(000.275)(000.000)(000.000)(000.004)(000.000)</text:p>
      <text:p text:style-name="P7">(000.000)(000.276)(000.000)(000.000)(000.004)(000.000)</text:p>
      <text:p text:style-name="P7">(000.000)(000.275)(000.000)(000.000)(000.002)(000.000)</text:p>
      <text:p text:style-name="P7">(000.000)(000.282)(000.000)(000.000)(000.003)(000.000)</text:p>
      <text:p text:style-name="P7">(000.000)(000.303)(000.000)(000.000)(000.000)(000.000)</text:p>
      <text:p text:style-name="P7">(000.000)(000.304)(000.000)(000.000)(000.001)(000.000)</text:p>
      <text:p text:style-name="P7"/>
      <text:p text:style-name="P7">P.01(0210524001500)(00)(15)(6)(1.9)(MWh)(2.9)(MWh)(5.9)(Mvarh)(6.9)(Mvarh)(7.9)(Mvarh)(8.9)(Mvarh)</text:p>
      <text:p text:style-name="P7">(000.000)(000.303)(000.000)(000.000)(000.000)(000.000)</text:p>
      <text:p text:style-name="P7">(000.000)(000.303)(000.000)(000.000)(000.000)(000.000)</text:p>
      <text:p text:style-name="P7">(000.000)(000.304)(000.000)(000.000)(000.000)(000.000)</text:p>
      <text:p text:style-name="P7"><text:soft-page-break/>(000.000)(000.303)(000.000)(000.000)(000.000)(000.000)</text:p>
      <text:p text:style-name="P7">(000.000)(000.301)(000.000)(000.000)(000.000)(000.000)</text:p>
      <text:p text:style-name="P7">(000.000)(000.302)(000.000)(000.000)(000.000)(000.000)</text:p>
      <text:p text:style-name="P7">(000.000)(000.302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301)(000.000)(000.000)(000.000)(000.000)</text:p>
      <text:p text:style-name="P7">(000.000)(000.294)(000.000)(000.000)(000.000)(000.000)</text:p>
      <text:p text:style-name="P7">(000.000)(000.249)(000.000)(000.000)(000.001)(000.000)</text:p>
      <text:p text:style-name="P7">(000.000)(000.250)(000.000)(000.000)(000.000)(000.000)</text:p>
      <text:p text:style-name="P7">(000.000)(000.249)(000.000)(000.000)(000.000)(000.000)</text:p>
      <text:p text:style-name="P7">(000.000)(000.249)(000.000)(000.000)(000.001)(000.000)</text:p>
      <text:p text:style-name="P7">(000.000)(000.250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0)(000.000)</text:p>
      <text:p text:style-name="P7">(000.000)(000.249)(000.000)(000.000)(000.001)(000.000)</text:p>
      <text:p text:style-name="P7">(000.000)(000.250)(000.000)(000.000)(000.000)(000.000)</text:p>
      <text:p text:style-name="P7">(000.000)(000.249)(000.000)(000.000)(000.000)(000.000)</text:p>
      <text:p text:style-name="P7">(000.000)(000.231)(000.000)(000.000)(000.000)(000.000)</text:p>
      <text:p text:style-name="P7">(000.000)(000.203)(000.000)(000.000)(000.000)(000.000)</text:p>
      <text:p text:style-name="P7">(000.000)(000.203)(000.000)(000.000)(000.002)(000.000)</text:p>
      <text:p text:style-name="P7">(000.000)(000.201)(000.000)(000.000)(000.004)(000.000)</text:p>
      <text:p text:style-name="P7">(000.000)(000.200)(000.000)(000.000)(000.002)(000.000)</text:p>
      <text:p text:style-name="P7">(000.000)(000.209)(000.000)(000.000)(000.003)(000.000)</text:p>
      <text:p text:style-name="P7">(000.000)(000.225)(000.000)(000.000)(000.003)(000.000)</text:p>
      <text:p text:style-name="P7">(000.000)(000.225)(000.000)(000.000)(000.003)(000.000)</text:p>
      <text:p text:style-name="P7">(000.000)(000.226)(000.000)(000.000)(000.003)(000.000)</text:p>
      <text:p text:style-name="P7">(000.000)(000.225)(000.000)(000.000)(000.004)(000.000)</text:p>
      <text:p text:style-name="P7">(000.000)(000.225)(000.000)(000.000)(000.003)(000.000)</text:p>
      <text:p text:style-name="P7">(000.000)(000.238)(000.000)(000.000)(000.002)(000.000)</text:p>
      <text:p text:style-name="P7">(000.000)(000.251)(000.000)(000.000)(000.003)(000.000)</text:p>
      <text:p text:style-name="P7">(000.000)(000.251)(000.000)(000.000)(000.002)(000.000)</text:p>
      <text:p text:style-name="P7">(000.000)(000.251)(000.000)(000.000)(000.002)(000.000)</text:p>
      <text:p text:style-name="P7">(000.000)(000.251)(000.000)(000.000)(000.002)(000.000)</text:p>
      <text:p text:style-name="P7">(000.000)(000.251)(000.000)(000.000)(000.004)(000.000)</text:p>
      <text:p text:style-name="P7">(000.000)(000.234)(000.000)(000.000)(000.004)(000.000)</text:p>
      <text:p text:style-name="P7">(000.000)(000.227)(000.000)(000.000)(000.004)(000.000)</text:p>
      <text:p text:style-name="P7">(000.000)(000.227)(000.000)(000.000)(000.005)(000.000)</text:p>
      <text:p text:style-name="P7">(000.000)(000.227)(000.000)(000.000)(000.003)(000.000)</text:p>
      <text:p text:style-name="P7">(000.000)(000.227)(000.000)(000.000)(000.004)(000.000)</text:p>
      <text:p text:style-name="P7">(000.000)(000.227)(000.000)(000.000)(000.002)(000.000)</text:p>
      <text:p text:style-name="P7">(000.000)(000.191)(000.000)(000.000)(000.001)(000.000)</text:p>
      <text:p text:style-name="P7">(000.000)(000.178)(000.000)(000.000)(000.002)(000.000)</text:p>
      <text:p text:style-name="P7">(000.000)(000.200)(000.000)(000.000)(000.004)(000.000)</text:p>
      <text:p text:style-name="P7">(000.000)(000.199)(000.000)(000.000)(000.003)(000.000)</text:p>
      <text:p text:style-name="P7">(000.000)(000.199)(000.000)(000.000)(000.004)(000.000)</text:p>
      <text:p text:style-name="P7"><text:soft-page-break/>(000.000)(000.199)(000.000)(000.000)(000.005)(000.000)</text:p>
      <text:p text:style-name="P7">(000.000)(000.199)(000.000)(000.000)(000.004)(000.000)</text:p>
      <text:p text:style-name="P7">(000.000)(000.200)(000.000)(000.000)(000.003)(000.000)</text:p>
      <text:p text:style-name="P7">(000.000)(000.199)(000.000)(000.000)(000.004)(000.000)</text:p>
      <text:p text:style-name="P7">(000.000)(000.200)(000.000)(000.000)(000.003)(000.000)</text:p>
      <text:p text:style-name="P7">(000.000)(000.199)(000.000)(000.000)(000.003)(000.000)</text:p>
      <text:p text:style-name="P7">(000.000)(000.199)(000.000)(000.000)(000.003)(000.000)</text:p>
      <text:p text:style-name="P7">(000.000)(000.199)(000.000)(000.000)(000.003)(000.000)</text:p>
      <text:p text:style-name="P7">(000.000)(000.199)(000.000)(000.000)(000.003)(000.000)</text:p>
      <text:p text:style-name="P7">(000.000)(000.200)(000.000)(000.000)(000.003)(000.000)</text:p>
      <text:p text:style-name="P7">(000.000)(000.199)(000.000)(000.000)(000.002)(000.000)</text:p>
      <text:p text:style-name="P7">(000.000)(000.200)(000.000)(000.000)(000.002)(000.000)</text:p>
      <text:p text:style-name="P7">(000.000)(000.199)(000.000)(000.000)(000.007)(000.000)</text:p>
      <text:p text:style-name="P7">(000.000)(000.199)(000.000)(000.000)(000.006)(000.000)</text:p>
      <text:p text:style-name="P7">(000.000)(000.201)(000.000)(000.000)(000.005)(000.000)</text:p>
      <text:p text:style-name="P7">(000.000)(000.201)(000.000)(000.000)(000.005)(000.000)</text:p>
      <text:p text:style-name="P7">(000.000)(000.201)(000.000)(000.000)(000.004)(000.000)</text:p>
      <text:p text:style-name="P7">(000.000)(000.201)(000.000)(000.000)(000.005)(000.000)</text:p>
      <text:p text:style-name="P7">(000.000)(000.201)(000.000)(000.000)(000.005)(000.000)</text:p>
      <text:p text:style-name="P7">(000.000)(000.201)(000.000)(000.000)(000.005)(000.000)</text:p>
      <text:p text:style-name="P7">(000.000)(000.201)(000.000)(000.000)(000.006)(000.000)</text:p>
      <text:p text:style-name="P7">(000.000)(000.201)(000.000)(000.000)(000.006)(000.000)</text:p>
      <text:p text:style-name="P7">(000.000)(000.201)(000.000)(000.000)(000.007)(000.000)</text:p>
      <text:p text:style-name="P7">(000.000)(000.205)(000.000)(000.000)(000.008)(000.000)</text:p>
      <text:p text:style-name="P7">(000.000)(000.249)(000.000)(000.000)(000.007)(000.000)</text:p>
      <text:p text:style-name="P7">(000.000)(000.249)(000.000)(000.000)(000.006)(000.000)</text:p>
      <text:p text:style-name="P7">(000.000)(000.248)(000.000)(000.000)(000.008)(000.000)</text:p>
      <text:p text:style-name="P7">(000.000)(000.248)(000.000)(000.000)(000.006)(000.000)</text:p>
      <text:p text:style-name="P7">(000.000)(000.251)(000.000)(000.000)(000.007)(000.000)</text:p>
      <text:p text:style-name="P7">(000.000)(000.274)(000.000)(000.000)(000.008)(000.000)</text:p>
      <text:p text:style-name="P7">(000.000)(000.275)(000.000)(000.000)(000.007)(000.000)</text:p>
      <text:p text:style-name="P7">(000.000)(000.274)(000.000)(000.000)(000.007)(000.000)</text:p>
      <text:p text:style-name="P7">(000.000)(000.289)(000.000)(000.000)(000.007)(000.000)</text:p>
      <text:p text:style-name="P7">(000.000)(000.343)(000.000)(000.000)(000.006)(000.000)</text:p>
      <text:p text:style-name="P7">(000.000)(000.342)(000.000)(000.000)(000.007)(000.000)</text:p>
      <text:p text:style-name="P7">(000.000)(000.342)(000.000)(000.000)(000.006)(000.000)</text:p>
      <text:p text:style-name="P7">(000.000)(000.343)(000.000)(000.000)(000.006)(000.000)</text:p>
      <text:p text:style-name="P7">(000.000)(000.342)(000.000)(000.000)(000.007)(000.000)</text:p>
      <text:p text:style-name="P7">(000.000)(000.342)(000.000)(000.000)(000.005)(000.000)</text:p>
      <text:p text:style-name="P7">(000.000)(000.343)(000.000)(000.000)(000.006)(000.000)</text:p>
      <text:p text:style-name="P7">(000.000)(000.343)(000.000)(000.000)(000.004)(000.000)</text:p>
      <text:p text:style-name="P7"/>
      <text:p text:style-name="P7">P.01(0210525001500)(00)(15)(6)(1.9)(MWh)(2.9)(MWh)(5.9)(Mvarh)(6.9)(Mvarh)(7.9)(Mvarh)(8.9)(Mvarh)</text:p>
      <text:p text:style-name="P7">(000.000)(000.342)(000.000)(000.000)(000.002)(000.000)</text:p>
      <text:p text:style-name="P7">(000.000)(000.343)(000.000)(000.000)(000.000)(000.000)</text:p>
      <text:p text:style-name="P7">(000.000)(000.343)(000.000)(000.000)(000.001)(000.000)</text:p>
      <text:p text:style-name="P7">(000.000)(000.342)(000.000)(000.000)(000.000)(000.000)</text:p>
      <text:p text:style-name="P7">(000.000)(000.342)(000.000)(000.000)(000.000)(000.000)</text:p>
      <text:p text:style-name="P7">(000.000)(000.342)(000.000)(000.000)(000.000)(000.000)</text:p>
      <text:p text:style-name="P7">(000.000)(000.343)(000.000)(000.000)(000.000)(000.000)</text:p>
      <text:p text:style-name="P7">(000.000)(000.341)(000.000)(000.000)(000.000)(000.000)</text:p>
      <text:p text:style-name="P7"><text:soft-page-break/>(000.000)(000.340)(000.000)(000.000)(000.000)(000.000)</text:p>
      <text:p text:style-name="P7">(000.000)(000.340)(000.000)(000.000)(000.000)(000.000)</text:p>
      <text:p text:style-name="P7">(000.000)(000.339)(000.000)(000.000)(000.000)(000.000)</text:p>
      <text:p text:style-name="P7">(000.000)(000.340)(000.000)(000.000)(000.000)(000.000)</text:p>
      <text:p text:style-name="P7">(000.000)(000.339)(000.000)(000.000)(000.000)(000.000)</text:p>
      <text:p text:style-name="P7">(000.000)(000.340)(000.000)(000.000)(000.000)(000.000)</text:p>
      <text:p text:style-name="P7">(000.000)(000.339)(000.000)(000.000)(000.000)(000.000)</text:p>
      <text:p text:style-name="P7">(000.000)(000.290)(000.000)(000.000)(000.002)(000.000)</text:p>
      <text:p text:style-name="P7">(000.000)(000.224)(000.000)(000.000)(000.001)(000.000)</text:p>
      <text:p text:style-name="P7">(000.000)(000.206)(000.000)(000.000)(000.000)(000.000)</text:p>
      <text:p text:style-name="P7">(000.000)(000.202)(000.000)(000.000)(000.001)(000.000)</text:p>
      <text:p text:style-name="P7">(000.000)(000.201)(000.000)(000.000)(000.002)(000.000)</text:p>
      <text:p text:style-name="P7">(000.000)(000.201)(000.000)(000.000)(000.002)(000.000)</text:p>
      <text:p text:style-name="P7">(000.000)(000.201)(000.000)(000.000)(000.001)(000.000)</text:p>
      <text:p text:style-name="P7">(000.000)(000.202)(000.000)(000.000)(000.001)(000.000)</text:p>
      <text:p text:style-name="P7">(000.000)(000.200)(000.000)(000.000)(000.002)(000.000)</text:p>
      <text:p text:style-name="P7">(000.000)(000.201)(000.000)(000.000)(000.003)(000.000)</text:p>
      <text:p text:style-name="P7">(000.000)(000.201)(000.000)(000.000)(000.001)(000.000)</text:p>
      <text:p text:style-name="P7">(000.000)(000.201)(000.000)(000.000)(000.003)(000.000)</text:p>
      <text:p text:style-name="P7">(000.000)(000.200)(000.000)(000.000)(000.004)(000.000)</text:p>
      <text:p text:style-name="P7">(000.000)(000.202)(000.000)(000.000)(000.004)(000.000)</text:p>
      <text:p text:style-name="P7">(000.000)(000.201)(000.000)(000.000)(000.004)(000.000)</text:p>
      <text:p text:style-name="P7">(000.000)(000.201)(000.000)(000.000)(000.004)(000.000)</text:p>
      <text:p text:style-name="P7">(000.000)(000.201)(000.000)(000.000)(000.003)(000.000)</text:p>
      <text:p text:style-name="P7">(000.000)(000.201)(000.000)(000.000)(000.005)(000.000)</text:p>
      <text:p text:style-name="P7">(000.000)(000.202)(000.000)(000.000)(000.005)(000.000)</text:p>
      <text:p text:style-name="P7">(000.000)(000.201)(000.000)(000.000)(000.005)(000.000)</text:p>
      <text:p text:style-name="P7">(000.000)(000.201)(000.000)(000.000)(000.005)(000.000)</text:p>
      <text:p text:style-name="P7">(000.000)(000.202)(000.000)(000.000)(000.004)(000.000)</text:p>
      <text:p text:style-name="P7">(000.000)(000.202)(000.000)(000.000)(000.005)(000.000)</text:p>
      <text:p text:style-name="P7">(000.000)(000.201)(000.000)(000.000)(000.005)(000.000)</text:p>
      <text:p text:style-name="P7">(000.000)(000.202)(000.000)(000.000)(000.004)(000.000)</text:p>
      <text:p text:style-name="P7">(000.000)(000.209)(000.000)(000.000)(000.005)(000.000)</text:p>
      <text:p text:style-name="P7">(000.000)(000.223)(000.000)(000.000)(000.004)(000.000)</text:p>
      <text:p text:style-name="P7">(000.000)(000.222)(000.000)(000.000)(000.005)(000.000)</text:p>
      <text:p text:style-name="P7">(000.000)(000.223)(000.000)(000.000)(000.005)(000.000)</text:p>
      <text:p text:style-name="P7">(000.000)(000.223)(000.000)(000.000)(000.005)(000.000)</text:p>
      <text:p text:style-name="P7">(000.000)(000.222)(000.000)(000.000)(000.004)(000.000)</text:p>
      <text:p text:style-name="P7">(000.000)(000.223)(000.000)(000.000)(000.006)(000.000)</text:p>
      <text:p text:style-name="P7">(000.000)(000.223)(000.000)(000.000)(000.006)(000.000)</text:p>
      <text:p text:style-name="P7">(000.000)(000.222)(000.000)(000.000)(000.004)(000.000)</text:p>
      <text:p text:style-name="P7">(000.000)(000.223)(000.000)(000.000)(000.003)(000.000)</text:p>
      <text:p text:style-name="P7">(000.000)(000.222)(000.000)(000.000)(000.006)(000.000)</text:p>
      <text:p text:style-name="P7">(000.000)(000.226)(000.000)(000.000)(000.005)(000.000)</text:p>
      <text:p text:style-name="P7">(000.000)(000.248)(000.000)(000.000)(000.004)(000.000)</text:p>
      <text:p text:style-name="P7">(000.000)(000.247)(000.000)(000.000)(000.005)(000.000)</text:p>
      <text:p text:style-name="P7">(000.000)(000.247)(000.000)(000.000)(000.006)(000.000)</text:p>
      <text:p text:style-name="P7">(000.000)(000.248)(000.000)(000.000)(000.006)(000.000)</text:p>
      <text:p text:style-name="P7">(000.000)(000.248)(000.000)(000.000)(000.005)(000.000)</text:p>
      <text:p text:style-name="P7">(000.000)(000.248)(000.000)(000.000)(000.004)(000.000)</text:p>
      <text:p text:style-name="P7">(000.000)(000.247)(000.000)(000.000)(000.005)(000.000)</text:p>
      <text:p text:style-name="P7">(000.000)(000.237)(000.000)(000.000)(000.006)(000.000)</text:p>
      <text:p text:style-name="P7"><text:soft-page-break/>(000.000)(000.220)(000.000)(000.000)(000.006)(000.000)</text:p>
      <text:p text:style-name="P7">(000.000)(000.224)(000.000)(000.000)(000.005)(000.000)</text:p>
      <text:p text:style-name="P7">(000.000)(000.224)(000.000)(000.000)(000.006)(000.000)</text:p>
      <text:p text:style-name="P7">(000.000)(000.225)(000.000)(000.000)(000.007)(000.000)</text:p>
      <text:p text:style-name="P7">(000.000)(000.226)(000.000)(000.000)(000.007)(000.000)</text:p>
      <text:p text:style-name="P7">(000.000)(000.225)(000.000)(000.000)(000.006)(000.000)</text:p>
      <text:p text:style-name="P7">(000.000)(000.226)(000.000)(000.000)(000.006)(000.000)</text:p>
      <text:p text:style-name="P7">(000.000)(000.225)(000.000)(000.000)(000.006)(000.000)</text:p>
      <text:p text:style-name="P7">(000.000)(000.226)(000.000)(000.000)(000.005)(000.000)</text:p>
      <text:p text:style-name="P7">(000.000)(000.226)(000.000)(000.000)(000.005)(000.000)</text:p>
      <text:p text:style-name="P7">(000.000)(000.225)(000.000)(000.000)(000.006)(000.000)</text:p>
      <text:p text:style-name="P7">(000.000)(000.226)(000.000)(000.000)(000.005)(000.000)</text:p>
      <text:p text:style-name="P7">(000.000)(000.225)(000.000)(000.000)(000.006)(000.000)</text:p>
      <text:p text:style-name="P7">(000.000)(000.226)(000.000)(000.000)(000.005)(000.000)</text:p>
      <text:p text:style-name="P7">(000.000)(000.225)(000.000)(000.000)(000.006)(000.000)</text:p>
      <text:p text:style-name="P7">(000.000)(000.226)(000.000)(000.000)(000.005)(000.000)</text:p>
      <text:p text:style-name="P7">(000.000)(000.226)(000.000)(000.000)(000.005)(000.000)</text:p>
      <text:p text:style-name="P7">(000.000)(000.226)(000.000)(000.000)(000.007)(000.000)</text:p>
      <text:p text:style-name="P7">(000.000)(000.226)(000.000)(000.000)(000.005)(000.000)</text:p>
      <text:p text:style-name="P7">(000.000)(000.226)(000.000)(000.000)(000.007)(000.000)</text:p>
      <text:p text:style-name="P7">(000.000)(000.225)(000.000)(000.000)(000.006)(000.000)</text:p>
      <text:p text:style-name="P7">(000.000)(000.226)(000.000)(000.000)(000.005)(000.000)</text:p>
      <text:p text:style-name="P7">(000.000)(000.226)(000.000)(000.000)(000.005)(000.000)</text:p>
      <text:p text:style-name="P7">(000.000)(000.226)(000.000)(000.000)(000.006)(000.000)</text:p>
      <text:p text:style-name="P7">(000.000)(000.226)(000.000)(000.000)(000.006)(000.000)</text:p>
      <text:p text:style-name="P7">(000.000)(000.225)(000.000)(000.000)(000.006)(000.000)</text:p>
      <text:p text:style-name="P7">(000.000)(000.226)(000.000)(000.000)(000.006)(000.000)</text:p>
      <text:p text:style-name="P7">(000.000)(000.226)(000.000)(000.000)(000.006)(000.000)</text:p>
      <text:p text:style-name="P7">(000.000)(000.226)(000.000)(000.000)(000.005)(000.000)</text:p>
      <text:p text:style-name="P7">(000.000)(000.225)(000.000)(000.000)(000.005)(000.000)</text:p>
      <text:p text:style-name="P7">(000.000)(000.226)(000.000)(000.000)(000.006)(000.000)</text:p>
      <text:p text:style-name="P7">(000.000)(000.226)(000.000)(000.000)(000.006)(000.000)</text:p>
      <text:p text:style-name="P7">(000.000)(000.226)(000.000)(000.000)(000.005)(000.000)</text:p>
      <text:p text:style-name="P7">(000.000)(000.225)(000.000)(000.000)(000.005)(000.000)</text:p>
      <text:p text:style-name="P7">(000.000)(000.226)(000.000)(000.000)(000.005)(000.000)</text:p>
      <text:p text:style-name="P7">(000.000)(000.226)(000.000)(000.000)(000.006)(000.000)</text:p>
      <text:p text:style-name="P7"/>
      <text:p text:style-name="P7">P.01(0210526001500)(00)(15)(6)(1.9)(MWh)(2.9)(MWh)(5.9)(Mvarh)(6.9)(Mvarh)(7.9)(Mvarh)(8.9)(Mvarh)</text:p>
      <text:p text:style-name="P7">(000.000)(000.226)(000.000)(000.000)(000.004)(000.000)</text:p>
      <text:p text:style-name="P7">(000.000)(000.226)(000.000)(000.000)(000.002)(000.000)</text:p>
      <text:p text:style-name="P7">(000.000)(000.226)(000.000)(000.000)(000.002)(000.000)</text:p>
      <text:p text:style-name="P7">(000.000)(000.226)(000.000)(000.000)(000.001)(000.000)</text:p>
      <text:p text:style-name="P7">(000.000)(000.225)(000.000)(000.000)(000.002)(000.000)</text:p>
      <text:p text:style-name="P7">(000.000)(000.226)(000.000)(000.000)(000.002)(000.000)</text:p>
      <text:p text:style-name="P7">(000.000)(000.225)(000.000)(000.000)(000.003)(000.000)</text:p>
      <text:p text:style-name="P7">(000.000)(000.226)(000.000)(000.000)(000.002)(000.000)</text:p>
      <text:p text:style-name="P7">(000.000)(000.225)(000.000)(000.000)(000.002)(000.000)</text:p>
      <text:p text:style-name="P7">(000.000)(000.226)(000.000)(000.000)(000.002)(000.000)</text:p>
      <text:p text:style-name="P7">(000.000)(000.226)(000.000)(000.000)(000.001)(000.000)</text:p>
      <text:p text:style-name="P7">(000.000)(000.225)(000.000)(000.000)(000.001)(000.000)</text:p>
      <text:p text:style-name="P7">(000.000)(000.225)(000.000)(000.000)(000.001)(000.000)</text:p>
      <text:p text:style-name="P7"><text:soft-page-break/>(000.000)(000.226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1)(000.000)</text:p>
      <text:p text:style-name="P7">(000.000)(000.224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4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5)(000.000)(000.000)(000.000)(000.000)</text:p>
      <text:p text:style-name="P7">(000.000)(000.224)(000.000)(000.000)(000.003)(000.000)</text:p>
      <text:p text:style-name="P7">(000.000)(000.225)(000.000)(000.000)(000.002)(000.000)</text:p>
      <text:p text:style-name="P7">(000.000)(000.225)(000.000)(000.000)(000.001)(000.000)</text:p>
      <text:p text:style-name="P7">(000.000)(000.225)(000.000)(000.000)(000.003)(000.000)</text:p>
      <text:p text:style-name="P7">(000.000)(000.225)(000.000)(000.000)(000.002)(000.000)</text:p>
      <text:p text:style-name="P7">(000.000)(000.225)(000.000)(000.000)(000.003)(000.000)</text:p>
      <text:p text:style-name="P7">(000.000)(000.225)(000.000)(000.000)(000.002)(000.000)</text:p>
      <text:p text:style-name="P7">(000.000)(000.225)(000.000)(000.000)(000.003)(000.000)</text:p>
      <text:p text:style-name="P7">(000.000)(000.203)(000.000)(000.000)(000.002)(000.000)</text:p>
      <text:p text:style-name="P7">(000.000)(000.202)(000.000)(000.000)(000.003)(000.000)</text:p>
      <text:p text:style-name="P7">(000.000)(000.202)(000.000)(000.000)(000.003)(000.000)</text:p>
      <text:p text:style-name="P7">(000.000)(000.191)(000.000)(000.000)(000.003)(000.000)</text:p>
      <text:p text:style-name="P7">(000.000)(000.152)(000.000)(000.000)(000.003)(000.000)</text:p>
      <text:p text:style-name="P7">(000.000)(000.151)(000.000)(000.000)(000.003)(000.000)</text:p>
      <text:p text:style-name="P7">(000.000)(000.153)(000.000)(000.000)(000.001)(000.000)</text:p>
      <text:p text:style-name="P7">(000.000)(000.151)(000.000)(000.000)(000.002)(000.000)</text:p>
      <text:p text:style-name="P7">(000.000)(000.152)(000.000)(000.000)(000.004)(000.000)</text:p>
      <text:p text:style-name="P7">(000.000)(000.152)(000.000)(000.000)(000.004)(000.000)</text:p>
      <text:p text:style-name="P7">(000.000)(000.152)(000.000)(000.000)(000.004)(000.000)</text:p>
      <text:p text:style-name="P7">(000.000)(000.163)(000.000)(000.000)(000.004)(000.000)</text:p>
      <text:p text:style-name="P7">(000.000)(000.236)(000.000)(000.000)(000.003)(000.000)</text:p>
      <text:p text:style-name="P7">P.01(0210526123000)(C4)(15)(6)(1.9)(MWh)(2.9)(MWh)(5.9)(Mvarh)(6.9)(Mvarh)(7.9)(Mvarh)(8.9)(Mvarh)</text:p>
      <text:p text:style-name="P7">(000.002)(000.022)(000.000)(000.000)(000.000)(000.001)</text:p>
      <text:p text:style-name="P7">(000.000)(000.249)(000.000)(000.000)(000.004)(000.000)</text:p>
      <text:p text:style-name="P7">(000.000)(000.267)(000.000)(000.000)(000.002)(000.000)</text:p>
      <text:p text:style-name="P7">(000.000)(000.151)(000.000)(000.000)(000.005)(000.000)</text:p>
      <text:p text:style-name="P7">(000.000)(000.152)(000.000)(000.000)(000.005)(000.000)</text:p>
      <text:p text:style-name="P7">(000.000)(000.151)(000.000)(000.000)(000.004)(000.000)</text:p>
      <text:p text:style-name="P7">(000.000)(000.152)(000.000)(000.000)(000.005)(000.000)</text:p>
      <text:p text:style-name="P7">(000.000)(000.152)(000.000)(000.000)(000.002)(000.000)</text:p>
      <text:p text:style-name="P7">(000.000)(000.151)(000.000)(000.000)(000.004)(000.000)</text:p>
      <text:p text:style-name="P7">(000.000)(000.152)(000.000)(000.000)(000.004)(000.000)</text:p>
      <text:p text:style-name="P7">(000.000)(000.156)(000.000)(000.000)(000.005)(000.000)</text:p>
      <text:p text:style-name="P7">(000.000)(000.176)(000.000)(000.000)(000.004)(000.000)</text:p>
      <text:p text:style-name="P7">(000.000)(000.176)(000.000)(000.000)(000.005)(000.000)</text:p>
      <text:p text:style-name="P7">(000.000)(000.175)(000.000)(000.000)(000.004)(000.000)</text:p>
      <text:p text:style-name="P7"><text:soft-page-break/>(000.000)(000.175)(000.000)(000.000)(000.005)(000.000)</text:p>
      <text:p text:style-name="P7">(000.000)(000.175)(000.000)(000.000)(000.006)(000.000)</text:p>
      <text:p text:style-name="P7">(000.000)(000.176)(000.000)(000.000)(000.005)(000.000)</text:p>
      <text:p text:style-name="P7">(000.000)(000.175)(000.000)(000.000)(000.006)(000.000)</text:p>
      <text:p text:style-name="P7">(000.000)(000.176)(000.000)(000.000)(000.006)(000.000)</text:p>
      <text:p text:style-name="P7">(000.000)(000.176)(000.000)(000.000)(000.005)(000.000)</text:p>
      <text:p text:style-name="P7">(000.000)(000.175)(000.000)(000.000)(000.005)(000.000)</text:p>
      <text:p text:style-name="P7">(000.000)(000.176)(000.000)(000.000)(000.005)(000.000)</text:p>
      <text:p text:style-name="P7">(000.000)(000.172)(000.000)(000.000)(000.004)(000.000)</text:p>
      <text:p text:style-name="P7">(000.000)(000.151)(000.000)(000.000)(000.002)(000.000)</text:p>
      <text:p text:style-name="P7">(000.000)(000.151)(000.000)(000.000)(000.003)(000.000)</text:p>
      <text:p text:style-name="P7">(000.000)(000.151)(000.000)(000.000)(000.005)(000.000)</text:p>
      <text:p text:style-name="P7">(000.000)(000.151)(000.000)(000.000)(000.001)(000.000)</text:p>
      <text:p text:style-name="P7">(000.000)(000.151)(000.000)(000.000)(000.001)(000.000)</text:p>
      <text:p text:style-name="P7">(000.000)(000.151)(000.000)(000.000)(000.002)(000.000)</text:p>
      <text:p text:style-name="P7">(000.000)(000.151)(000.000)(000.000)(000.001)(000.000)</text:p>
      <text:p text:style-name="P7">(000.000)(000.152)(000.000)(000.000)(000.003)(000.000)</text:p>
      <text:p text:style-name="P7">(000.000)(000.151)(000.000)(000.000)(000.005)(000.000)</text:p>
      <text:p text:style-name="P7">(000.000)(000.151)(000.000)(000.000)(000.007)(000.000)</text:p>
      <text:p text:style-name="P7">(000.000)(000.151)(000.000)(000.000)(000.005)(000.000)</text:p>
      <text:p text:style-name="P7">(000.000)(000.151)(000.000)(000.000)(000.005)(000.000)</text:p>
      <text:p text:style-name="P7">(000.000)(000.152)(000.000)(000.000)(000.004)(000.000)</text:p>
      <text:p text:style-name="P7">(000.000)(000.151)(000.000)(000.000)(000.005)(000.000)</text:p>
      <text:p text:style-name="P7">(000.000)(000.151)(000.000)(000.000)(000.005)(000.000)</text:p>
      <text:p text:style-name="P7">(000.000)(000.158)(000.000)(000.000)(000.003)(000.000)</text:p>
      <text:p text:style-name="P7">(000.000)(000.176)(000.000)(000.000)(000.005)(000.000)</text:p>
      <text:p text:style-name="P7">(000.000)(000.176)(000.000)(000.000)(000.002)(000.000)</text:p>
      <text:p text:style-name="P7">(000.000)(000.176)(000.000)(000.000)(000.003)(000.000)</text:p>
      <text:p text:style-name="P7">(000.000)(000.176)(000.000)(000.000)(000.005)(000.000)</text:p>
      <text:p text:style-name="P7">(000.000)(000.176)(000.000)(000.000)(000.005)(000.000)</text:p>
      <text:p text:style-name="P7">(000.000)(000.176)(000.000)(000.000)(000.005)(000.000)</text:p>
      <text:p text:style-name="P7">(000.000)(000.177)(000.000)(000.000)(000.004)(000.000)</text:p>
      <text:p text:style-name="P7">(000.000)(000.176)(000.000)(000.000)(000.005)(000.000)\r</text:p>
      <text:p text:style-name="P7"/>
      <text:p text:style-name="P7">P.01(0210527001500)(00)(15)(6)(1.9)(MWh)(2.9)(MWh)(5.9)(Mvarh)(6.9)(Mvarh)(7.9)(Mvarh)(8.9)(Mvarh)</text:p>
      <text:p text:style-name="P7">(000.000)(000.176)(000.000)(000.000)(000.004)(000.000)</text:p>
      <text:p text:style-name="P7">(000.000)(000.176)(000.000)(000.000)(000.004)(000.000)</text:p>
      <text:p text:style-name="P7">(000.000)(000.177)(000.000)(000.000)(000.004)(000.000)</text:p>
      <text:p text:style-name="P7">(000.000)(000.176)(000.000)(000.000)(000.003)(000.000)</text:p>
      <text:p text:style-name="P7">(000.000)(000.176)(000.000)(000.000)(000.000)(000.000)</text:p>
      <text:p text:style-name="P7">(000.000)(000.177)(000.000)(000.000)(000.000)(000.000)</text:p>
      <text:p text:style-name="P7">(000.000)(000.176)(000.000)(000.000)(000.000)(000.000)</text:p>
      <text:p text:style-name="P7">(000.000)(000.172)(000.000)(000.000)(000.000)(000.000)</text:p>
      <text:p text:style-name="P7">(000.000)(000.150)(000.000)(000.000)(000.000)(000.000)</text:p>
      <text:p text:style-name="P7">(000.000)(000.151)(000.000)(000.000)(000.003)(000.000)</text:p>
      <text:p text:style-name="P7">(000.000)(000.150)(000.000)(000.000)(000.001)(000.000)</text:p>
      <text:p text:style-name="P7">(000.000)(000.151)(000.000)(000.000)(000.001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<text:soft-page-break/>(000.000)(000.151)(000.000)(000.000)(000.000)(000.000)</text:p>
      <text:p text:style-name="P7">(000.000)(000.151)(000.000)(000.000)(000.000)(000.000)</text:p>
      <text:p text:style-name="P7">(000.000)(000.152)(000.000)(000.000)(000.001)(000.000)</text:p>
      <text:p text:style-name="P7">(000.000)(000.151)(000.000)(000.000)(000.002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2)(000.000)(000.000)(000.002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2)(000.000)(000.000)(000.000)(000.000)</text:p>
      <text:p text:style-name="P7">(000.000)(000.151)(000.000)(000.000)(000.000)(000.000)</text:p>
      <text:p text:style-name="P7">(000.000)(000.143)(000.000)(000.000)(000.001)(000.000)</text:p>
      <text:p text:style-name="P7">(000.000)(000.126)(000.000)(000.000)(000.003)(000.000)</text:p>
      <text:p text:style-name="P7">(000.000)(000.126)(000.000)(000.000)(000.003)(000.000)</text:p>
      <text:p text:style-name="P7">(000.000)(000.126)(000.000)(000.000)(000.004)(000.000)</text:p>
      <text:p text:style-name="P7">(000.000)(000.126)(000.000)(000.000)(000.005)(000.000)</text:p>
      <text:p text:style-name="P7">(000.000)(000.126)(000.000)(000.000)(000.008)(000.000)</text:p>
      <text:p text:style-name="P7">(000.000)(000.126)(000.000)(000.000)(000.008)(000.000)</text:p>
      <text:p text:style-name="P7">(000.000)(000.126)(000.000)(000.000)(000.007)(000.000)</text:p>
      <text:p text:style-name="P7">(000.000)(000.126)(000.000)(000.000)(000.007)(000.000)</text:p>
      <text:p text:style-name="P7">(000.000)(000.127)(000.000)(000.000)(000.007)(000.000)</text:p>
      <text:p text:style-name="P7">(000.000)(000.126)(000.000)(000.000)(000.007)(000.000)</text:p>
      <text:p text:style-name="P7">(000.000)(000.127)(000.000)(000.000)(000.008)(000.000)</text:p>
      <text:p text:style-name="P7">(000.000)(000.126)(000.000)(000.000)(000.007)(000.000)</text:p>
      <text:p text:style-name="P7">(000.000)(000.127)(000.000)(000.000)(000.007)(000.000)</text:p>
      <text:p text:style-name="P7">(000.000)(000.126)(000.000)(000.000)(000.007)(000.000)</text:p>
      <text:p text:style-name="P7">(000.000)(000.127)(000.000)(000.000)(000.007)(000.000)</text:p>
      <text:p text:style-name="P7">(000.000)(000.127)(000.000)(000.000)(000.006)(000.000)</text:p>
      <text:p text:style-name="P7">(000.000)(000.126)(000.000)(000.000)(000.007)(000.000)</text:p>
      <text:p text:style-name="P7">(000.000)(000.127)(000.000)(000.000)(000.007)(000.000)</text:p>
      <text:p text:style-name="P7">(000.000)(000.126)(000.000)(000.000)(000.007)(000.000)</text:p>
      <text:p text:style-name="P7">(000.000)(000.132)(000.000)(000.000)(000.007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5)(000.000)</text:p>
      <text:p text:style-name="P7">(000.000)(000.153)(000.000)(000.000)(000.004)(000.000)</text:p>
      <text:p text:style-name="P7">(000.000)(000.152)(000.000)(000.000)(000.004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4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5)(000.000)</text:p>
      <text:p text:style-name="P7">(000.000)(000.152)(000.000)(000.000)(000.005)(000.000)</text:p>
      <text:p text:style-name="P7"><text:soft-page-break/>(000.000)(000.151)(000.000)(000.000)(000.008)(000.000)</text:p>
      <text:p text:style-name="P7">(000.000)(000.152)(000.000)(000.000)(000.006)(000.000)</text:p>
      <text:p text:style-name="P7">(000.000)(000.152)(000.000)(000.000)(000.004)(000.000)</text:p>
      <text:p text:style-name="P7">(000.000)(000.151)(000.000)(000.000)(000.003)(000.000)</text:p>
      <text:p text:style-name="P7">(000.000)(000.152)(000.000)(000.000)(000.004)(000.000)</text:p>
      <text:p text:style-name="P7">(000.000)(000.152)(000.000)(000.000)(000.004)(000.000)</text:p>
      <text:p text:style-name="P7">(000.000)(000.151)(000.000)(000.000)(000.004)(000.000)</text:p>
      <text:p text:style-name="P7">(000.000)(000.152)(000.000)(000.000)(000.004)(000.000)</text:p>
      <text:p text:style-name="P7">(000.000)(000.151)(000.000)(000.000)(000.005)(000.000)</text:p>
      <text:p text:style-name="P7">(000.000)(000.152)(000.000)(000.000)(000.006)(000.000)</text:p>
      <text:p text:style-name="P7">(000.000)(000.152)(000.000)(000.000)(000.004)(000.000)</text:p>
      <text:p text:style-name="P7">(000.000)(000.152)(000.000)(000.000)(000.005)(000.000)</text:p>
      <text:p text:style-name="P7">(000.000)(000.153)(000.000)(000.000)(000.001)(000.000)</text:p>
      <text:p text:style-name="P7">(000.000)(000.152)(000.000)(000.000)(000.001)(000.000)</text:p>
      <text:p text:style-name="P7">(000.000)(000.152)(000.000)(000.000)(000.004)(000.000)</text:p>
      <text:p text:style-name="P7">(000.000)(000.153)(000.000)(000.000)(000.004)(000.000)</text:p>
      <text:p text:style-name="P7">(000.000)(000.152)(000.000)(000.000)(000.004)(000.000)</text:p>
      <text:p text:style-name="P7">(000.000)(000.152)(000.000)(000.000)(000.005)(000.000)</text:p>
      <text:p text:style-name="P7">(000.000)(000.152)(000.000)(000.000)(000.005)(000.000)</text:p>
      <text:p text:style-name="P7">(000.000)(000.167)(000.000)(000.000)(000.005)(000.000)</text:p>
      <text:p text:style-name="P7">(000.000)(000.203)(000.000)(000.000)(000.005)(000.000)</text:p>
      <text:p text:style-name="P7">(000.000)(000.203)(000.000)(000.000)(000.004)(000.000)</text:p>
      <text:p text:style-name="P7">(000.000)(000.204)(000.000)(000.000)(000.004)(000.000)</text:p>
      <text:p text:style-name="P7">(000.000)(000.203)(000.000)(000.000)(000.005)(000.000)</text:p>
      <text:p text:style-name="P7">(000.000)(000.203)(000.000)(000.000)(000.003)(000.000)</text:p>
      <text:p text:style-name="P7">(000.000)(000.203)(000.000)(000.000)(000.003)(000.000)</text:p>
      <text:p text:style-name="P7">(000.000)(000.203)(000.000)(000.000)(000.001)(000.000)</text:p>
      <text:p text:style-name="P7">(000.000)(000.190)(000.000)(000.000)(000.004)(000.000)</text:p>
      <text:p text:style-name="P7"/>
      <text:p text:style-name="P7">P.01(0210528001500)(00)(15)(6)(1.9)(MWh)(2.9)(MWh)(5.9)(Mvarh)(6.9)(Mvarh)(7.9)(Mvarh)(8.9)(Mvarh)</text:p>
      <text:p text:style-name="P7">(000.000)(000.152)(000.000)(000.000)(000.007)(000.000)</text:p>
      <text:p text:style-name="P7">(000.000)(000.151)(000.000)(000.000)(000.004)(000.000)</text:p>
      <text:p text:style-name="P7">(000.000)(000.152)(000.000)(000.000)(000.004)(000.000)</text:p>
      <text:p text:style-name="P7">(000.000)(000.147)(000.000)(000.000)(000.003)(000.000)</text:p>
      <text:p text:style-name="P7">(000.000)(000.127)(000.000)(000.000)(000.006)(000.000)</text:p>
      <text:p text:style-name="P7">(000.000)(000.127)(000.000)(000.000)(000.004)(000.000)</text:p>
      <text:p text:style-name="P7">(000.000)(000.126)(000.000)(000.000)(000.005)(000.000)</text:p>
      <text:p text:style-name="P7">(000.000)(000.127)(000.000)(000.000)(000.004)(000.000)</text:p>
      <text:p text:style-name="P7">(000.000)(000.127)(000.000)(000.000)(000.002)(000.000)</text:p>
      <text:p text:style-name="P7">(000.000)(000.127)(000.000)(000.000)(000.002)(000.000)</text:p>
      <text:p text:style-name="P7">(000.000)(000.126)(000.000)(000.000)(000.001)(000.000)</text:p>
      <text:p text:style-name="P7">(000.000)(000.134)(000.000)(000.000)(000.002)(000.000)</text:p>
      <text:p text:style-name="P7">(000.000)(000.151)(000.000)(000.000)(000.001)(000.000)</text:p>
      <text:p text:style-name="P7">(000.000)(000.152)(000.000)(000.000)(000.001)(000.000)</text:p>
      <text:p text:style-name="P7">(000.000)(000.151)(000.000)(000.000)(000.000)(000.000)</text:p>
      <text:p text:style-name="P7">(000.000)(000.151)(000.000)(000.000)(000.001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0)(000.000)(000.001)(000.000)(000.000)</text:p>
      <text:p text:style-name="P7">(000.000)(000.150)(000.000)(000.000)(000.000)(000.000)</text:p>
      <text:p text:style-name="P7"><text:soft-page-break/>(000.000)(000.151)(000.000)(000.000)(000.000)(000.000)</text:p>
      <text:p text:style-name="P7">(000.000)(000.150)(000.000)(000.000)(000.000)(000.000)</text:p>
      <text:p text:style-name="P7">(000.000)(000.151)(000.000)(000.000)(000.000)(000.000)</text:p>
      <text:p text:style-name="P7">(000.000)(000.150)(000.000)(000.000)(000.000)(000.000)</text:p>
      <text:p text:style-name="P7">(000.000)(000.151)(000.000)(000.000)(000.003)(000.000)</text:p>
      <text:p text:style-name="P7">(000.000)(000.151)(000.000)(000.000)(000.001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2)(000.000)</text:p>
      <text:p text:style-name="P7">(000.000)(000.152)(000.000)(000.000)(000.001)(000.000)</text:p>
      <text:p text:style-name="P7">(000.000)(000.151)(000.000)(000.000)(000.000)(000.000)</text:p>
      <text:p text:style-name="P7">(000.000)(000.151)(000.000)(000.000)(000.001)(000.000)</text:p>
      <text:p text:style-name="P7">(000.000)(000.151)(000.000)(000.000)(000.001)(000.000)</text:p>
      <text:p text:style-name="P7">(000.000)(000.152)(000.000)(000.000)(000.001)(000.000)</text:p>
      <text:p text:style-name="P7">(000.000)(000.148)(000.000)(000.000)(000.001)(000.000)</text:p>
      <text:p text:style-name="P7">(000.000)(000.114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7)(000.000)</text:p>
      <text:p text:style-name="P7">(000.000)(000.101)(000.000)(000.000)(000.005)(000.000)</text:p>
      <text:p text:style-name="P7">(000.000)(000.101)(000.000)(000.000)(000.005)(000.000)</text:p>
      <text:p text:style-name="P7">(000.000)(000.102)(000.000)(000.000)(000.005)(000.000)</text:p>
      <text:p text:style-name="P7">(000.000)(000.101)(000.000)(000.000)(000.006)(000.000)</text:p>
      <text:p text:style-name="P7">(000.000)(000.101)(000.000)(000.000)(000.006)(000.000)</text:p>
      <text:p text:style-name="P7">(000.000)(000.102)(000.000)(000.000)(000.007)(000.000)</text:p>
      <text:p text:style-name="P7">(000.000)(000.101)(000.000)(000.000)(000.007)(000.000)</text:p>
      <text:p text:style-name="P7">(000.000)(000.101)(000.000)(000.000)(000.006)(000.000)</text:p>
      <text:p text:style-name="P7">(000.000)(000.101)(000.000)(000.000)(000.005)(000.000)</text:p>
      <text:p text:style-name="P7">(000.000)(000.102)(000.000)(000.000)(000.005)(000.000)</text:p>
      <text:p text:style-name="P7">(000.000)(000.101)(000.000)(000.000)(000.004)(000.000)</text:p>
      <text:p text:style-name="P7">(000.000)(000.107)(000.000)(000.000)(000.006)(000.000)</text:p>
      <text:p text:style-name="P7">(000.000)(000.127)(000.000)(000.000)(000.007)(000.000)</text:p>
      <text:p text:style-name="P7">(000.000)(000.126)(000.000)(000.000)(000.006)(000.000)</text:p>
      <text:p text:style-name="P7">(000.000)(000.127)(000.000)(000.000)(000.008)(000.000)</text:p>
      <text:p text:style-name="P7">(000.000)(000.127)(000.000)(000.000)(000.007)(000.000)</text:p>
      <text:p text:style-name="P7">(000.000)(000.126)(000.000)(000.000)(000.008)(000.000)</text:p>
      <text:p text:style-name="P7">(000.000)(000.126)(000.000)(000.000)(000.009)(000.000)</text:p>
      <text:p text:style-name="P7">(000.000)(000.126)(000.000)(000.000)(000.008)(000.000)</text:p>
      <text:p text:style-name="P7">(000.000)(000.126)(000.000)(000.000)(000.008)(000.000)</text:p>
      <text:p text:style-name="P7">(000.000)(000.126)(000.000)(000.000)(000.008)(000.000)</text:p>
      <text:p text:style-name="P7">(000.000)(000.127)(000.000)(000.000)(000.007)(000.000)</text:p>
      <text:p text:style-name="P7">(000.000)(000.126)(000.000)(000.000)(000.008)(000.000)</text:p>
      <text:p text:style-name="P7">(000.000)(000.127)(000.000)(000.000)(000.009)(000.000)</text:p>
      <text:p text:style-name="P7">(000.000)(000.127)(000.000)(000.000)(000.008)(000.000)</text:p>
      <text:p text:style-name="P7">(000.000)(000.127)(000.000)(000.000)(000.009)(000.000)</text:p>
      <text:p text:style-name="P7">(000.000)(000.127)(000.000)(000.000)(000.008)(000.000)</text:p>
      <text:p text:style-name="P7">(000.000)(000.149)(000.000)(000.000)(000.006)(000.000)</text:p>
      <text:p text:style-name="P7">(000.000)(000.181)(000.000)(000.000)(000.003)(000.000)</text:p>
      <text:p text:style-name="P7"><text:soft-page-break/>(000.000)(000.181)(000.000)(000.000)(000.003)(000.000)</text:p>
      <text:p text:style-name="P7">(000.000)(000.181)(000.000)(000.000)(000.004)(000.000)</text:p>
      <text:p text:style-name="P7">(000.000)(000.198)(000.000)(000.000)(000.002)(000.000)</text:p>
      <text:p text:style-name="P7">(000.000)(000.251)(000.000)(000.000)(000.003)(000.000)</text:p>
      <text:p text:style-name="P7">(000.000)(000.252)(000.000)(000.000)(000.002)(000.000)</text:p>
      <text:p text:style-name="P7">(000.000)(000.252)(000.000)(000.000)(000.004)(000.000)</text:p>
      <text:p text:style-name="P7">(000.000)(000.245)(000.000)(000.000)(000.005)(000.000)</text:p>
      <text:p text:style-name="P7">(000.000)(000.251)(000.000)(000.000)(000.002)(000.000)</text:p>
      <text:p text:style-name="P7">(000.000)(000.251)(000.000)(000.000)(000.002)(000.000)</text:p>
      <text:p text:style-name="P7">(000.000)(000.250)(000.000)(000.000)(000.003)(000.000)</text:p>
      <text:p text:style-name="P7">(000.000)(000.239)(000.000)(000.000)(000.004)(000.000)</text:p>
      <text:p text:style-name="P7">(000.000)(000.182)(000.000)(000.000)(000.005)(000.000)</text:p>
      <text:p text:style-name="P7">(000.000)(000.173)(000.000)(000.000)(000.006)(000.000)</text:p>
      <text:p text:style-name="P7">(000.000)(000.175)(000.000)(000.000)(000.006)(000.000)</text:p>
      <text:p text:style-name="P7">(000.000)(000.170)(000.000)(000.000)(000.005)(000.000)</text:p>
      <text:p text:style-name="P7">(000.000)(000.130)(000.000)(000.000)(000.007)(000.000)</text:p>
      <text:p text:style-name="P7">(000.000)(000.130)(000.000)(000.000)(000.006)(000.000)</text:p>
      <text:p text:style-name="P7">(000.000)(000.129)(000.000)(000.000)(000.008)(000.000)</text:p>
      <text:p text:style-name="P7">(000.000)(000.130)(000.000)(000.000)(000.007)(000.000)</text:p>
      <text:p text:style-name="P7">(000.000)(000.130)(000.000)(000.000)(000.004)(000.000)</text:p>
      <text:p text:style-name="P7">(000.000)(000.130)(000.000)(000.000)(000.004)(000.000)</text:p>
      <text:p text:style-name="P7">(000.000)(000.126)(000.000)(000.000)(000.003)(000.000)</text:p>
      <text:p text:style-name="P7">(000.000)(000.126)(000.000)(000.000)(000.005)(000.000)</text:p>
      <text:p text:style-name="P7"/>
      <text:p text:style-name="P7">P.01(0210529001500)(00)(15)(6)(1.9)(MWh)(2.9)(MWh)(5.9)(Mvarh)(6.9)(Mvarh)(7.9)(Mvarh)(8.9)(Mvarh)</text:p>
      <text:p text:style-name="P7">(000.000)(000.126)(000.000)(000.000)(000.006)(000.000)</text:p>
      <text:p text:style-name="P7">(000.000)(000.126)(000.000)(000.000)(000.007)(000.000)</text:p>
      <text:p text:style-name="P7">(000.000)(000.126)(000.000)(000.000)(000.005)(000.000)</text:p>
      <text:p text:style-name="P7">(000.000)(000.126)(000.000)(000.000)(000.006)(000.000)</text:p>
      <text:p text:style-name="P7">(000.000)(000.126)(000.000)(000.000)(000.006)(000.000)</text:p>
      <text:p text:style-name="P7">(000.000)(000.126)(000.000)(000.000)(000.005)(000.000)</text:p>
      <text:p text:style-name="P7">(000.000)(000.127)(000.000)(000.000)(000.006)(000.000)</text:p>
      <text:p text:style-name="P7">(000.000)(000.127)(000.000)(000.000)(000.002)(000.000)</text:p>
      <text:p text:style-name="P7">(000.000)(000.128)(000.000)(000.000)(000.002)(000.000)</text:p>
      <text:p text:style-name="P7">(000.000)(000.129)(000.000)(000.000)(000.002)(000.000)</text:p>
      <text:p text:style-name="P7">(000.000)(000.128)(000.000)(000.000)(000.002)(000.000)</text:p>
      <text:p text:style-name="P7">(000.000)(000.128)(000.000)(000.000)(000.001)(000.000)</text:p>
      <text:p text:style-name="P7">(000.000)(000.128)(000.000)(000.000)(000.001)(000.000)</text:p>
      <text:p text:style-name="P7">(000.000)(000.128)(000.000)(000.000)(000.004)(000.000)</text:p>
      <text:p text:style-name="P7">(000.000)(000.128)(000.000)(000.000)(000.004)(000.000)</text:p>
      <text:p text:style-name="P7">(000.000)(000.129)(000.000)(000.000)(000.002)(000.000)</text:p>
      <text:p text:style-name="P7">(000.000)(000.128)(000.000)(000.000)(000.003)(000.000)</text:p>
      <text:p text:style-name="P7">(000.000)(000.129)(000.000)(000.000)(000.002)(000.000)</text:p>
      <text:p text:style-name="P7">(000.000)(000.129)(000.000)(000.000)(000.000)(000.000)</text:p>
      <text:p text:style-name="P7">(000.000)(000.128)(000.000)(000.000)(000.001)(000.000)</text:p>
      <text:p text:style-name="P7">(000.000)(000.128)(000.000)(000.000)(000.000)(000.000)</text:p>
      <text:p text:style-name="P7">(000.000)(000.128)(000.000)(000.000)(000.001)(000.000)</text:p>
      <text:p text:style-name="P7">(000.000)(000.129)(000.000)(000.000)(000.000)(000.000)</text:p>
      <text:p text:style-name="P7">(000.000)(000.128)(000.000)(000.000)(000.000)(000.000)</text:p>
      <text:p text:style-name="P7">(000.000)(000.129)(000.000)(000.000)(000.000)(000.000)</text:p>
      <text:p text:style-name="P7">(000.000)(000.128)(000.000)(000.000)(000.005)(000.000)</text:p>
      <text:p text:style-name="P7"><text:soft-page-break/>(000.000)(000.129)(000.000)(000.000)(000.002)(000.000)</text:p>
      <text:p text:style-name="P7">(000.000)(000.129)(000.000)(000.000)(000.000)(000.000)</text:p>
      <text:p text:style-name="P7">(000.000)(000.129)(000.000)(000.000)(000.002)(000.000)</text:p>
      <text:p text:style-name="P7">(000.000)(000.128)(000.000)(000.000)(000.004)(000.000)</text:p>
      <text:p text:style-name="P7">(000.000)(000.129)(000.000)(000.000)(000.004)(000.000)</text:p>
      <text:p text:style-name="P7">(000.000)(000.129)(000.000)(000.000)(000.002)(000.000)</text:p>
      <text:p text:style-name="P7">(000.000)(000.129)(000.000)(000.000)(000.003)(000.000)</text:p>
      <text:p text:style-name="P7">(000.000)(000.128)(000.000)(000.000)(000.004)(000.000)</text:p>
      <text:p text:style-name="P7">(000.000)(000.130)(000.000)(000.000)(000.006)(000.000)</text:p>
      <text:p text:style-name="P7">(000.000)(000.129)(000.000)(000.000)(000.005)(000.000)</text:p>
      <text:p text:style-name="P7">(000.000)(000.128)(000.000)(000.000)(000.007)(000.000)</text:p>
      <text:p text:style-name="P7">(000.000)(000.129)(000.000)(000.000)(000.008)(000.000)</text:p>
      <text:p text:style-name="P7">(000.000)(000.129)(000.000)(000.000)(000.007)(000.000)</text:p>
      <text:p text:style-name="P7">(000.000)(000.128)(000.000)(000.000)(000.007)(000.000)</text:p>
      <text:p text:style-name="P7">(000.000)(000.129)(000.000)(000.000)(000.008)(000.000)</text:p>
      <text:p text:style-name="P7">(000.000)(000.129)(000.000)(000.000)(000.008)(000.000)</text:p>
      <text:p text:style-name="P7">(000.000)(000.129)(000.000)(000.000)(000.007)(000.000)</text:p>
      <text:p text:style-name="P7">(000.000)(000.128)(000.000)(000.000)(000.007)(000.000)</text:p>
      <text:p text:style-name="P7">(000.000)(000.129)(000.000)(000.000)(000.006)(000.000)</text:p>
      <text:p text:style-name="P7">(000.000)(000.129)(000.000)(000.000)(000.007)(000.000)</text:p>
      <text:p text:style-name="P7">(000.000)(000.129)(000.000)(000.000)(000.007)(000.000)</text:p>
      <text:p text:style-name="P7">(000.000)(000.129)(000.000)(000.000)(000.006)(000.000)</text:p>
      <text:p text:style-name="P7">(000.000)(000.128)(000.000)(000.000)(000.006)(000.000)</text:p>
      <text:p text:style-name="P7">(000.000)(000.129)(000.000)(000.000)(000.008)(000.000)</text:p>
      <text:p text:style-name="P7">(000.000)(000.128)(000.000)(000.000)(000.007)(000.000)</text:p>
      <text:p text:style-name="P7">(000.000)(000.128)(000.000)(000.000)(000.008)(000.000)</text:p>
      <text:p text:style-name="P7">(000.000)(000.129)(000.000)(000.000)(000.006)(000.000)</text:p>
      <text:p text:style-name="P7">(000.000)(000.129)(000.000)(000.000)(000.006)(000.000)</text:p>
      <text:p text:style-name="P7">(000.000)(000.129)(000.000)(000.000)(000.006)(000.000)</text:p>
      <text:p text:style-name="P7">(000.000)(000.128)(000.000)(000.000)(000.008)(000.000)</text:p>
      <text:p text:style-name="P7">(000.000)(000.130)(000.000)(000.000)(000.006)(000.000)</text:p>
      <text:p text:style-name="P7">(000.000)(000.129)(000.000)(000.000)(000.006)(000.000)</text:p>
      <text:p text:style-name="P7">(000.000)(000.129)(000.000)(000.000)(000.007)(000.000)</text:p>
      <text:p text:style-name="P7">(000.000)(000.129)(000.000)(000.000)(000.007)(000.000)</text:p>
      <text:p text:style-name="P7">(000.000)(000.129)(000.000)(000.000)(000.008)(000.000)</text:p>
      <text:p text:style-name="P7">(000.000)(000.129)(000.000)(000.000)(000.008)(000.000)</text:p>
      <text:p text:style-name="P7">(000.000)(000.129)(000.000)(000.000)(000.009)(000.000)</text:p>
      <text:p text:style-name="P7">(000.000)(000.129)(000.000)(000.000)(000.008)(000.000)</text:p>
      <text:p text:style-name="P7">(000.000)(000.129)(000.000)(000.000)(000.009)(000.000)</text:p>
      <text:p text:style-name="P7">(000.000)(000.129)(000.000)(000.000)(000.008)(000.000)</text:p>
      <text:p text:style-name="P7">(000.000)(000.129)(000.000)(000.000)(000.008)(000.000)</text:p>
      <text:p text:style-name="P7">(000.000)(000.129)(000.000)(000.000)(000.009)(000.000)</text:p>
      <text:p text:style-name="P7">(000.000)(000.129)(000.000)(000.000)(000.009)(000.000)</text:p>
      <text:p text:style-name="P7">(000.000)(000.129)(000.000)(000.000)(000.009)(000.000)</text:p>
      <text:p text:style-name="P7">(000.000)(000.129)(000.000)(000.000)(000.009)(000.000)</text:p>
      <text:p text:style-name="P7">(000.000)(000.167)(000.000)(000.000)(000.007)(000.000)</text:p>
      <text:p text:style-name="P7">(000.000)(000.274)(000.000)(000.000)(000.006)(000.000)</text:p>
      <text:p text:style-name="P7">(000.000)(000.274)(000.000)(000.000)(000.005)(000.000)</text:p>
      <text:p text:style-name="P7">(000.000)(000.274)(000.000)(000.000)(000.005)(000.000)</text:p>
      <text:p text:style-name="P7">(000.000)(000.257)(000.000)(000.000)(000.005)(000.000)</text:p>
      <text:p text:style-name="P7">(000.000)(000.211)(000.000)(000.000)(000.005)(000.000)</text:p>
      <text:p text:style-name="P7">(000.000)(000.212)(000.000)(000.000)(000.006)(000.000)</text:p>
      <text:p text:style-name="P7"><text:soft-page-break/>(000.000)(000.211)(000.000)(000.000)(000.006)(000.000)</text:p>
      <text:p text:style-name="P7">(000.000)(000.211)(000.000)(000.000)(000.006)(000.000)</text:p>
      <text:p text:style-name="P7">(000.000)(000.212)(000.000)(000.000)(000.005)(000.000)</text:p>
      <text:p text:style-name="P7">(000.000)(000.211)(000.000)(000.000)(000.005)(000.000)</text:p>
      <text:p text:style-name="P7">(000.000)(000.211)(000.000)(000.000)(000.004)(000.000)</text:p>
      <text:p text:style-name="P7">(000.000)(000.223)(000.000)(000.000)(000.004)(000.000)</text:p>
      <text:p text:style-name="P7">(000.000)(000.251)(000.000)(000.000)(000.004)(000.000)</text:p>
      <text:p text:style-name="P7">(000.000)(000.251)(000.000)(000.000)(000.003)(000.000)</text:p>
      <text:p text:style-name="P7">(000.000)(000.251)(000.000)(000.000)(000.004)(000.000)</text:p>
      <text:p text:style-name="P7">(000.000)(000.246)(000.000)(000.000)(000.004)(000.000)</text:p>
      <text:p text:style-name="P7">(000.000)(000.228)(000.000)(000.000)(000.002)(000.000)</text:p>
      <text:p text:style-name="P7">(000.000)(000.228)(000.000)(000.000)(000.001)(000.000)</text:p>
      <text:p text:style-name="P7">(000.000)(000.228)(000.000)(000.000)(000.005)(000.000)</text:p>
      <text:p text:style-name="P7">(000.000)(000.228)(000.000)(000.000)(000.005)(000.000)</text:p>
      <text:p text:style-name="P7">(000.000)(000.228)(000.000)(000.000)(000.001)(000.000)</text:p>
      <text:p text:style-name="P7">(000.000)(000.228)(000.000)(000.000)(000.002)(000.000)</text:p>
      <text:p text:style-name="P7">(000.000)(000.228)(000.000)(000.000)(000.002)(000.000)</text:p>
      <text:p text:style-name="P7">(000.000)(000.228)(000.000)(000.000)(000.002)(000.000)</text:p>
      <text:p text:style-name="P7"/>
      <text:p text:style-name="P7">P.01(0210530001500)(00)(15)(6)(1.9)(MWh)(2.9)(MWh)(5.9)(Mvarh)(6.9)(Mvarh)(7.9)(Mvarh)(8.9)(Mvarh)</text:p>
      <text:p text:style-name="P7">(000.000)(000.228)(000.000)(000.000)(000.002)(000.000)</text:p>
      <text:p text:style-name="P7">(000.000)(000.228)(000.000)(000.000)(000.001)(000.000)</text:p>
      <text:p text:style-name="P7">(000.000)(000.228)(000.000)(000.000)(000.005)(000.000)</text:p>
      <text:p text:style-name="P7">(000.000)(000.227)(000.000)(000.000)(000.005)(000.000)</text:p>
      <text:p text:style-name="P7">(000.000)(000.228)(000.000)(000.000)(000.001)(000.000)</text:p>
      <text:p text:style-name="P7">(000.000)(000.227)(000.000)(000.000)(000.001)(000.000)</text:p>
      <text:p text:style-name="P7">(000.000)(000.227)(000.000)(000.000)(000.000)(000.000)</text:p>
      <text:p text:style-name="P7">(000.000)(000.228)(000.000)(000.000)(000.001)(000.000)</text:p>
      <text:p text:style-name="P7">(000.000)(000.227)(000.000)(000.000)(000.000)(000.000)</text:p>
      <text:p text:style-name="P7">(000.000)(000.228)(000.000)(000.000)(000.000)(000.000)</text:p>
      <text:p text:style-name="P7">(000.000)(000.227)(000.000)(000.000)(000.000)(000.000)</text:p>
      <text:p text:style-name="P7">(000.000)(000.198)(000.000)(000.000)(000.000)(000.000)</text:p>
      <text:p text:style-name="P7">(000.000)(000.125)(000.000)(000.000)(000.003)(000.000)</text:p>
      <text:p text:style-name="P7">(000.000)(000.126)(000.000)(000.000)(000.003)(000.000)</text:p>
      <text:p text:style-name="P7">(000.000)(000.126)(000.000)(000.000)(000.002)(000.000)</text:p>
      <text:p text:style-name="P7">(000.000)(000.126)(000.000)(000.000)(000.003)(000.000)</text:p>
      <text:p text:style-name="P7">(000.000)(000.126)(000.000)(000.000)(000.002)(000.000)</text:p>
      <text:p text:style-name="P7">(000.000)(000.125)(000.000)(000.000)(000.003)(000.000)</text:p>
      <text:p text:style-name="P7">(000.000)(000.126)(000.000)(000.000)(000.001)(000.000)</text:p>
      <text:p text:style-name="P7">(000.000)(000.126)(000.000)(000.000)(000.002)(000.000)</text:p>
      <text:p text:style-name="P7">(000.000)(000.125)(000.000)(000.000)(000.002)(000.000)</text:p>
      <text:p text:style-name="P7">(000.000)(000.126)(000.000)(000.000)(000.001)(000.000)</text:p>
      <text:p text:style-name="P7">(000.000)(000.125)(000.000)(000.000)(000.000)(000.000)</text:p>
      <text:p text:style-name="P7">(000.000)(000.126)(000.000)(000.000)(000.000)(000.000)</text:p>
      <text:p text:style-name="P7">(000.000)(000.126)(000.000)(000.000)(000.002)(000.000)</text:p>
      <text:p text:style-name="P7">(000.000)(000.126)(000.000)(000.000)(000.003)(000.000)</text:p>
      <text:p text:style-name="P7">(000.000)(000.126)(000.000)(000.000)(000.001)(000.000)</text:p>
      <text:p text:style-name="P7">(000.000)(000.126)(000.000)(000.000)(000.003)(000.000)</text:p>
      <text:p text:style-name="P7">(000.000)(000.126)(000.000)(000.000)(000.001)(000.000)</text:p>
      <text:p text:style-name="P7">(000.000)(000.127)(000.000)(000.000)(000.000)(000.000)</text:p>
      <text:p text:style-name="P7">(000.000)(000.126)(000.000)(000.000)(000.003)(000.000)</text:p>
      <text:p text:style-name="P7"><text:soft-page-break/>(000.000)(000.126)(000.000)(000.000)(000.001)(000.000)</text:p>
      <text:p text:style-name="P7">(000.000)(000.126)(000.000)(000.000)(000.001)(000.000)</text:p>
      <text:p text:style-name="P7">(000.000)(000.126)(000.000)(000.000)(000.001)(000.000)</text:p>
      <text:p text:style-name="P7">(000.000)(000.126)(000.000)(000.000)(000.002)(000.000)</text:p>
      <text:p text:style-name="P7">(000.000)(000.126)(000.000)(000.000)(000.003)(000.000)</text:p>
      <text:p text:style-name="P7">(000.000)(000.126)(000.000)(000.000)(000.005)(000.000)</text:p>
      <text:p text:style-name="P7">(000.000)(000.126)(000.000)(000.000)(000.005)(000.000)</text:p>
      <text:p text:style-name="P7">(000.000)(000.126)(000.000)(000.000)(000.005)(000.000)</text:p>
      <text:p text:style-name="P7">(000.000)(000.135)(000.000)(000.000)(000.004)(000.000)</text:p>
      <text:p text:style-name="P7">(000.000)(000.151)(000.000)(000.000)(000.000)(000.000)</text:p>
      <text:p text:style-name="P7">(000.000)(000.151)(000.000)(000.000)(000.000)(000.000)</text:p>
      <text:p text:style-name="P7">(000.000)(000.151)(000.000)(000.000)(000.000)(000.000)</text:p>
      <text:p text:style-name="P7">(000.000)(000.150)(000.000)(000.000)(000.003)(000.000)</text:p>
      <text:p text:style-name="P7">(000.000)(000.139)(000.000)(000.000)(000.000)(000.000)</text:p>
      <text:p text:style-name="P7">(000.000)(000.126)(000.000)(000.000)(000.002)(000.000)</text:p>
      <text:p text:style-name="P7">(000.000)(000.125)(000.000)(000.000)(000.002)(000.000)</text:p>
      <text:p text:style-name="P7">(000.000)(000.125)(000.000)(000.000)(000.002)(000.000)</text:p>
      <text:p text:style-name="P7">(000.000)(000.125)(000.000)(000.000)(000.005)(000.000)</text:p>
      <text:p text:style-name="P7">(000.000)(000.126)(000.000)(000.000)(000.004)(000.000)</text:p>
      <text:p text:style-name="P7">(000.000)(000.126)(000.000)(000.000)(000.005)(000.000)</text:p>
      <text:p text:style-name="P7">(000.000)(000.126)(000.000)(000.000)(000.005)(000.000)</text:p>
      <text:p text:style-name="P7">(000.000)(000.127)(000.000)(000.000)(000.005)(000.000)</text:p>
      <text:p text:style-name="P7">(000.000)(000.126)(000.000)(000.000)(000.006)(000.000)</text:p>
      <text:p text:style-name="P7">(000.000)(000.127)(000.000)(000.000)(000.004)(000.000)</text:p>
      <text:p text:style-name="P7">(000.000)(000.133)(000.000)(000.000)(000.004)(000.000)</text:p>
      <text:p text:style-name="P7">(000.000)(000.151)(000.000)(000.000)(000.001)(000.000)</text:p>
      <text:p text:style-name="P7">(000.000)(000.150)(000.000)(000.000)(000.000)(000.000)</text:p>
      <text:p text:style-name="P7">(000.000)(000.151)(000.000)(000.000)(000.001)(000.000)</text:p>
      <text:p text:style-name="P7">(000.000)(000.150)(000.000)(000.000)(000.000)(000.000)</text:p>
      <text:p text:style-name="P7">(000.000)(000.151)(000.000)(000.000)(000.003)(000.000)</text:p>
      <text:p text:style-name="P7">(000.000)(000.150)(000.000)(000.000)(000.001)(000.000)</text:p>
      <text:p text:style-name="P7">(000.000)(000.150)(000.000)(000.000)(000.001)(000.000)</text:p>
      <text:p text:style-name="P7">(000.000)(000.142)(000.000)(000.000)(000.002)(000.000)</text:p>
      <text:p text:style-name="P7">(000.000)(000.125)(000.000)(000.000)(000.003)(000.000)</text:p>
      <text:p text:style-name="P7">(000.000)(000.125)(000.000)(000.000)(000.002)(000.000)</text:p>
      <text:p text:style-name="P7">(000.000)(000.126)(000.000)(000.000)(000.002)(000.000)</text:p>
      <text:p text:style-name="P7">(000.000)(000.125)(000.000)(000.000)(000.007)(000.000)</text:p>
      <text:p text:style-name="P7">(000.000)(000.125)(000.000)(000.000)(000.003)(000.000)</text:p>
      <text:p text:style-name="P7">(000.000)(000.125)(000.000)(000.000)(000.003)(000.000)</text:p>
      <text:p text:style-name="P7">(000.000)(000.126)(000.000)(000.000)(000.002)(000.000)</text:p>
      <text:p text:style-name="P7">(000.000)(000.125)(000.000)(000.000)(000.003)(000.000)</text:p>
      <text:p text:style-name="P7">(000.000)(000.125)(000.000)(000.000)(000.006)(000.000)</text:p>
      <text:p text:style-name="P7">(000.000)(000.125)(000.000)(000.000)(000.004)(000.000)</text:p>
      <text:p text:style-name="P7">(000.000)(000.125)(000.000)(000.000)(000.004)(000.000)</text:p>
      <text:p text:style-name="P7">(000.000)(000.125)(000.000)(000.000)(000.004)(000.000)</text:p>
      <text:p text:style-name="P7">(000.000)(000.126)(000.000)(000.000)(000.005)(000.000)</text:p>
      <text:p text:style-name="P7">(000.000)(000.125)(000.000)(000.000)(000.003)(000.000)</text:p>
      <text:p text:style-name="P7">(000.000)(000.126)(000.000)(000.000)(000.005)(000.000)</text:p>
      <text:p text:style-name="P7">(000.000)(000.125)(000.000)(000.000)(000.005)(000.000)</text:p>
      <text:p text:style-name="P7">(000.000)(000.125)(000.000)(000.000)(000.006)(000.000)</text:p>
      <text:p text:style-name="P7">(000.000)(000.126)(000.000)(000.000)(000.006)(000.000)</text:p>
      <text:p text:style-name="P7">(000.000)(000.125)(000.000)(000.000)(000.007)(000.000)</text:p>
      <text:p text:style-name="P7"><text:soft-page-break/>(000.000)(000.121)(000.000)(000.000)(000.006)(000.000)</text:p>
      <text:p text:style-name="P7">(000.000)(000.099)(000.000)(000.000)(000.006)(000.000)</text:p>
      <text:p text:style-name="P7">(000.000)(000.098)(000.000)(000.000)(000.006)(000.000)</text:p>
      <text:p text:style-name="P7">(000.000)(000.099)(000.000)(000.000)(000.007)(000.000)</text:p>
      <text:p text:style-name="P7">(000.000)(000.092)(000.000)(000.000)(000.007)(000.000)</text:p>
      <text:p text:style-name="P7">(000.000)(000.076)(000.000)(000.000)(000.005)(000.000)</text:p>
      <text:p text:style-name="P7">(000.000)(000.075)(000.000)(000.000)(000.005)(000.000)</text:p>
      <text:p text:style-name="P7">(000.000)(000.076)(000.000)(000.000)(000.005)(000.000)</text:p>
      <text:p text:style-name="P7">(000.000)(000.076)(000.000)(000.000)(000.005)(000.000)</text:p>
      <text:p text:style-name="P7">(000.000)(000.076)(000.000)(000.000)(000.003)(000.000)</text:p>
      <text:p text:style-name="P7">(000.000)(000.075)(000.000)(000.000)(000.003)(000.000)</text:p>
      <text:p text:style-name="P7">(000.000)(000.076)(000.000)(000.000)(000.002)(000.000)</text:p>
      <text:p text:style-name="P7">(000.000)(000.076)(000.000)(000.000)(000.002)(000.000)</text:p>
      <text:p text:style-name="P7"/>
      <text:p text:style-name="P7">P.01(0210531001500)(00)(15)(6)(1.9)(MWh)(2.9)(MWh)(5.9)(Mvarh)(6.9)(Mvarh)(7.9)(Mvarh)(8.9)(Mvarh)</text:p>
      <text:p text:style-name="P9">(000.000)(000.076)(000.000)(000.000)(000.003)(000.000)</text:p>
      <text:p text:style-name="P9">(000.000)(000.075)(000.000)(000.000)(000.005)(000.000)</text:p>
      <text:p text:style-name="P9">(000.000)(000.076)(000.000)(000.000)(000.004)(000.000)</text:p>
      <text:p text:style-name="P9">(000.000)(000.076)(000.000)(000.000)(000.003)(000.000)</text:p>
      <text:p text:style-name="P10">(000.000)(000.080)(000.000)(000.000)(000.002)(000.000)</text:p>
      <text:p text:style-name="P10">(000.000)(000.101)(000.000)(000.000)(000.002)(000.000)</text:p>
      <text:p text:style-name="P10">(000.000)(000.101)(000.000)(000.000)(000.001)(000.000)</text:p>
      <text:p text:style-name="P10">(000.000)(000.107)(000.000)(000.000)(000.002)(000.000)</text:p>
      <text:p text:style-name="P9">(000.000)(000.123)(000.000)(000.000)(000.001)(000.000)</text:p>
      <text:p text:style-name="P9">(000.000)(000.122)(000.000)(000.000)(000.001)(000.000)</text:p>
      <text:p text:style-name="P9">(000.000)(000.123)(000.000)(000.000)(000.002)(000.000)</text:p>
      <text:p text:style-name="P9">(000.000)(000.124)(000.000)(000.000)(000.001)(000.000)</text:p>
      <text:p text:style-name="P10">(000.000)(000.123)(000.000)(000.000)(000.003)(000.000)</text:p>
      <text:p text:style-name="P10">(000.000)(000.123)(000.000)(000.000)(000.003)(000.000)</text:p>
      <text:p text:style-name="P10">(000.000)(000.123)(000.000)(000.000)(000.001)(000.000)</text:p>
      <text:p text:style-name="P10">(000.000)(000.123)(000.000)(000.000)(000.003)(000.000)</text:p>
      <text:p text:style-name="P9">(000.000)(000.123)(000.000)(000.000)(000.001)(000.000)</text:p>
      <text:p text:style-name="P9">(000.000)(000.123)(000.000)(000.000)(000.002)(000.000)</text:p>
      <text:p text:style-name="P9">(000.000)(000.123)(000.000)(000.000)(000.000)(000.000)</text:p>
      <text:p text:style-name="P9">(000.000)(000.123)(000.000)(000.000)(000.001)(000.000)</text:p>
      <text:p text:style-name="P10">(000.000)(000.123)(000.000)(000.002)(000.000)(000.000)</text:p>
      <text:p text:style-name="P10">(000.000)(000.123)(000.000)(000.001)(000.000)(000.000)</text:p>
      <text:p text:style-name="P10">(000.000)(000.123)(000.000)(000.001)(000.000)(000.000)</text:p>
      <text:p text:style-name="P10">(000.000)(000.123)(000.000)(000.001)(000.000)(000.000)</text:p>
      <text:p text:style-name="P9">(000.000)(000.123)(000.000)(000.000)(000.000)(000.000)</text:p>
      <text:p text:style-name="P9">(000.000)(000.123)(000.000)(000.000)(000.000)(000.000)</text:p>
      <text:p text:style-name="P9">(000.000)(000.123)(000.000)(000.000)(000.001)(000.000)</text:p>
      <text:p text:style-name="P9">(000.000)(000.123)(000.000)(000.000)(000.004)(000.000)</text:p>
      <text:p text:style-name="P10">(000.000)(000.123)(000.000)(000.000)(000.001)(000.000)</text:p>
      <text:p text:style-name="P10">(000.000)(000.123)(000.000)(000.000)(000.000)(000.000)</text:p>
      <text:p text:style-name="P10">(000.000)(000.123)(000.000)(000.000)(000.001)(000.000)</text:p>
      <text:p text:style-name="P10">(000.000)(000.123)(000.000)(000.000)(000.001)(000.000)</text:p>
      <text:p text:style-name="P11">(000.000)(000.123)(000.000)(000.000)(000.002)(000.000)</text:p>
      <text:p text:style-name="P11">(000.000)(000.123)(000.000)(000.000)(000.003)(000.000)</text:p>
      <text:p text:style-name="P11">(000.000)(000.123)(000.000)(000.000)(000.005)(000.000)</text:p>
      <text:p text:style-name="P11">(000.000)(000.124)(000.000)(000.000)(000.005)(000.000)</text:p>
      <text:p text:style-name="P9"><text:soft-page-break/>(000.000)(000.124)(000.000)(000.000)(000.006)(000.000)</text:p>
      <text:p text:style-name="P9">(000.000)(000.123)(000.000)(000.000)(000.005)(000.000)</text:p>
      <text:p text:style-name="P9">(000.000)(000.124)(000.000)(000.000)(000.006)(000.000)</text:p>
      <text:p text:style-name="P9">(000.000)(000.123)(000.000)(000.000)(000.005)(000.000)</text:p>
      <text:p text:style-name="P11">(000.000)(000.124)(000.000)(000.000)(000.006)(000.000)</text:p>
      <text:p text:style-name="P11">(000.000)(000.123)(000.000)(000.000)(000.006)(000.000)</text:p>
      <text:p text:style-name="P11">(000.000)(000.124)(000.000)(000.000)(000.006)(000.000)</text:p>
      <text:p text:style-name="P11">(000.000)(000.111)(000.000)(000.000)(000.005)(000.000)</text:p>
      <text:p text:style-name="P10">(000.000)(000.076)(000.000)(000.000)(000.006)(000.000)</text:p>
      <text:p text:style-name="P10">(000.000)(000.076)(000.000)(000.000)(000.005)(000.000)</text:p>
      <text:p text:style-name="P10">(000.000)(000.077)(000.000)(000.000)(000.006)(000.000)</text:p>
      <text:p text:style-name="P10">(000.000)(000.076)(000.000)(000.000)(000.005)(000.000)</text:p>
      <text:p text:style-name="P9">(000.000)(000.076)(000.000)(000.000)(000.004)(000.000)</text:p>
      <text:p text:style-name="P9">(000.000)(000.076)(000.000)(000.000)(000.005)(000.000)</text:p>
      <text:p text:style-name="P9">(000.000)(000.076)(000.000)(000.000)(000.004)(000.000)</text:p>
      <text:p text:style-name="P9">(000.000)(000.076)(000.000)(000.000)(000.005)(000.000)</text:p>
      <text:p text:style-name="P10">(000.000)(000.076)(000.000)(000.000)(000.004)(000.000)</text:p>
      <text:p text:style-name="P10">(000.000)(000.076)(000.000)(000.000)(000.004)(000.000)</text:p>
      <text:p text:style-name="P10">(000.000)(000.076)(000.000)(000.000)(000.004)(000.000)</text:p>
      <text:p text:style-name="P10">(000.000)(000.076)(000.000)(000.000)(000.004)(000.000)</text:p>
      <text:p text:style-name="P9">(000.000)(000.077)(000.000)(000.000)(000.004)(000.000)</text:p>
      <text:p text:style-name="P9">(000.000)(000.076)(000.000)(000.000)(000.005)(000.000)</text:p>
      <text:p text:style-name="P9">(000.000)(000.076)(000.000)(000.000)(000.006)(000.000)</text:p>
      <text:p text:style-name="P9">(000.000)(000.084)(000.000)(000.000)(000.007)(000.000)</text:p>
      <text:p text:style-name="P10">(000.000)(000.126)(000.000)(000.000)(000.006)(000.000)</text:p>
      <text:p text:style-name="P10">(000.000)(000.127)(000.000)(000.000)(000.007)(000.000)</text:p>
      <text:p text:style-name="P10">(000.000)(000.127)(000.000)(000.000)(000.006)(000.000)</text:p>
      <text:p text:style-name="P10">(000.000)(000.126)(000.000)(000.000)(000.006)(000.000)</text:p>
      <text:p text:style-name="P9">(000.000)(000.127)(000.000)(000.000)(000.006)(000.000)</text:p>
      <text:p text:style-name="P9">(000.000)(000.126)(000.000)(000.000)(000.006)(000.000)</text:p>
      <text:p text:style-name="P9">(000.000)(000.126)(000.000)(000.000)(000.006)(000.000)</text:p>
      <text:p text:style-name="P9">(000.000)(000.127)(000.000)(000.000)(000.006)(000.000)</text:p>
      <text:p text:style-name="P10">(000.000)(000.126)(000.000)(000.000)(000.007)(000.000)</text:p>
      <text:p text:style-name="P10">(000.000)(000.126)(000.000)(000.000)(000.006)(000.000)</text:p>
      <text:p text:style-name="P10">(000.000)(000.126)(000.000)(000.000)(000.006)(000.000)</text:p>
      <text:p text:style-name="P10">(000.002)(000.073)(000.000)(000.000)(000.003)(000.000)</text:p>
      <text:p text:style-name="P9">(000.000)(000.125)(000.000)(000.000)(000.002)(000.000)</text:p>
      <text:p text:style-name="P9">(000.000)(000.125)(000.000)(000.000)(000.002)(000.000)</text:p>
      <text:p text:style-name="P9">(000.000)(000.126)(000.000)(000.000)(000.003)(000.000)</text:p>
      <text:p text:style-name="P9">(000.000)(000.125)(000.000)(000.000)(000.002)(000.000)</text:p>
      <text:p text:style-name="P10">(000.000)(000.126)(000.000)(000.000)(000.003)(000.000)</text:p>
      <text:p text:style-name="P10">(000.000)(000.126)(000.000)(000.000)(000.002)(000.000)</text:p>
      <text:p text:style-name="P10">(000.000)(000.125)(000.000)(000.000)(000.002)(000.000)</text:p>
      <text:p text:style-name="P10">(000.000)(000.125)(000.000)(000.000)(000.003)(000.000)</text:p>
      <text:p text:style-name="P9">(000.000)(000.125)(000.000)(000.000)(000.002)(000.000)</text:p>
      <text:p text:style-name="P9">(000.000)(000.126)(000.000)(000.000)(000.002)(000.000)</text:p>
      <text:p text:style-name="P9">(000.000)(000.125)(000.000)(000.000)(000.002)(000.000)</text:p>
      <text:p text:style-name="P9">(000.000)(000.125)(000.000)(000.000)(000.001)(000.000)</text:p>
      <text:p text:style-name="P10">(000.000)(000.125)(000.000)(000.000)(000.002)(000.000)</text:p>
      <text:p text:style-name="P10">(000.000)(000.125)(000.000)(000.000)(000.003)(000.000)</text:p>
      <text:p text:style-name="P10">(000.000)(000.126)(000.000)(000.000)(000.002)(000.000)</text:p>
      <text:p text:style-name="P10">(000.000)(000.125)(000.000)(000.000)(000.003)(000.000)</text:p>
      <text:p text:style-name="P9"><text:soft-page-break/>(000.000)(000.125)(000.000)(000.000)(000.002)(000.000)</text:p>
      <text:p text:style-name="P9">(000.000)(000.126)(000.000)(000.000)(000.002)(000.000)</text:p>
      <text:p text:style-name="P9">(000.000)(000.125)(000.000)(000.000)(000.002)(000.000)</text:p>
      <text:p text:style-name="P9">(000.000)(000.125)(000.000)(000.000)(000.002)(000.000)</text:p>
      <text:p text:style-name="P10">(000.000)(000.126)(000.000)(000.000)(000.002)(000.000)</text:p>
      <text:p text:style-name="P10">(000.000)(000.125)(000.000)(000.000)(000.002)(000.000)</text:p>
      <text:p text:style-name="P10">(000.000)(000.125)(000.000)(000.000)(000.002)(000.000)</text:p>
      <text:p text:style-name="P10">P.01(0210601000000)(10)(15)(6)(1.9)(MWh)(2.9)(MWh)(5.9)(Mvarh)(6.9)(Mvarh)(7.9)(Mvarh)(8.9)(Mvarh)</text:p>
      <text:p text:style-name="P10">(000.000)(000.126)(000.000)(000.000)(000.002)(000.000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1:27:34.548485273</meta:creation-date>
    <dc:date>2021-06-02T13:26:48.358445962</dc:date>
    <meta:editing-duration>PT1H37M48S</meta:editing-duration>
    <meta:editing-cycles>173</meta:editing-cycles>
    <meta:generator>LibreOffice/5.1.6.2$Linux_X86_64 LibreOffice_project/10m0$Build-2</meta:generator>
    <meta:document-statistic meta:table-count="0" meta:image-count="0" meta:object-count="0" meta:page-count="60" meta:paragraph-count="3012" meta:word-count="3012" meta:character-count="164190" meta:non-whitespace-character-count="164190"/>
  </office:meta>
</office:document-meta>
</file>